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7.11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48.28mm"/>
    </style:style>
    <style:style style:name="co11" style:family="table-column">
      <style:table-column-properties fo:break-before="auto" style:column-width="18.59mm"/>
    </style:style>
    <style:style style:name="co12" style:family="table-column">
      <style:table-column-properties fo:break-before="auto" style:column-width="15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BMS_WebView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Execução Estática</text:p>
          </table:table-cell>
          <table:table-cell table:style-name="ce1" office:value-type="string" calcext:value-type="string">
            <text:p>Execução Estática – Média</text:p>
          </table:table-cell>
          <table:table-cell table:number-columns-repeated="2"/>
          <table:table-cell table:style-name="ce4" office:value-type="string" calcext:value-type="string" table:number-columns-spanned="5" table:number-rows-spanned="1">
            <text:p>10 Janelas</text:p>
          </table:table-cell>
          <table:covered-table-cell table:number-columns-repeated="4" table:style-name="ce1"/>
          <table:table-cell/>
          <table:table-cell table:style-name="ce4" office:value-type="string" calcext:value-type="string" table:number-columns-spanned="5" table:number-rows-spanned="1">
            <text:p>30 Janelas</text:p>
          </table:table-cell>
          <table:covered-table-cell table:number-columns-repeated="4" table:style-name="ce1"/>
          <table:table-cell table:number-columns-repeated="2"/>
          <table:table-cell table:style-name="ce4" office:value-type="string" calcext:value-type="string" table:number-columns-spanned="5" table:number-rows-spanned="1">
            <text:p>50 Janelas</text:p>
          </table:table-cell>
          <table:covered-table-cell table:number-columns-repeated="4" table:style-name="ce1"/>
        </table:table-row>
        <table:table-row table:style-name="ro1">
          <table:table-cell office:value-type="float" office:value="50.7163801193237" calcext:value-type="float">
            <text:p>50,7163801193237</text:p>
          </table:table-cell>
          <table:table-cell table:formula="of:=SUM([.A2:.A34]) / COUNTA([.A2:.A34])" office:value-type="float" office:value="45.3187380920757" calcext:value-type="float">
            <text:p>45,3187380920757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</table:table-row>
        <table:table-row table:style-name="ro1">
          <table:table-cell office:value-type="float" office:value="46.1015615463257" calcext:value-type="float">
            <text:p>46,1015615463257</text:p>
          </table:table-cell>
          <table:table-cell table:number-columns-repeated="3"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4.87548041343689" calcext:value-type="float">
            <text:p>4,87548041343689</text:p>
          </table:table-cell>
          <table:table-cell office:value-type="float" office:value="3.71560614759272" calcext:value-type="float">
            <text:p>3,71560614759272</text:p>
          </table:table-cell>
          <table:table-cell office:value-type="float" office:value="3.18689155578613" calcext:value-type="float">
            <text:p>3,1868915557861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9" calcext:value-type="float">
            <text:p>59</text:p>
          </table:table-cell>
          <table:table-cell office:value-type="float" office:value="2.3546040058136" calcext:value-type="float">
            <text:p>2,3546040058136</text:p>
          </table:table-cell>
          <table:table-cell office:value-type="float" office:value="1.99662670222196" calcext:value-type="float">
            <text:p>1,99662670222196</text:p>
          </table:table-cell>
          <table:table-cell office:value-type="float" office:value="1.83854126930237" calcext:value-type="float">
            <text:p>1,83854126930237</text:p>
          </table:table-cell>
          <table:table-cell table:number-columns-repeated="2"/>
          <table:table-cell office:value-type="string" calcext:value-type="string">
            <text:p>Janela1</text:p>
          </table:table-cell>
          <table:table-cell office:value-type="float" office:value="36749" calcext:value-type="float">
            <text:p>36749</text:p>
          </table:table-cell>
          <table:table-cell office:value-type="float" office:value="1.87928533554077" calcext:value-type="float">
            <text:p>1,87928533554077</text:p>
          </table:table-cell>
          <table:table-cell office:value-type="float" office:value="1.71445009925149" calcext:value-type="float">
            <text:p>1,71445009925149</text:p>
          </table:table-cell>
          <table:table-cell office:value-type="float" office:value="1.61038374900818" calcext:value-type="float">
            <text:p>1,61038374900818</text:p>
          </table:table-cell>
        </table:table-row>
        <table:table-row table:style-name="ro1">
          <table:table-cell office:value-type="float" office:value="45.9241254329681" calcext:value-type="float">
            <text:p>45,9241254329681</text:p>
          </table:table-cell>
          <table:table-cell table:number-columns-repeated="3"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9.36720085144043" calcext:value-type="float">
            <text:p>9,36720085144043</text:p>
          </table:table-cell>
          <table:table-cell office:value-type="float" office:value="6.52937217192216" calcext:value-type="float">
            <text:p>6,52937217192216</text:p>
          </table:table-cell>
          <table:table-cell office:value-type="float" office:value="5.9026505947113" calcext:value-type="float">
            <text:p>5,902650594711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" calcext:value-type="float">
            <text:p>3</text:p>
          </table:table-cell>
          <table:table-cell office:value-type="float" office:value="1.05137872695923" calcext:value-type="float">
            <text:p>1,05137872695923</text:p>
          </table:table-cell>
          <table:table-cell office:value-type="float" office:value="0.828283439983021" calcext:value-type="float">
            <text:p>0,828283439983021</text:p>
          </table:table-cell>
          <table:table-cell office:value-type="float" office:value="0.725275754928589" calcext:value-type="float">
            <text:p>0,725275754928589</text:p>
          </table:table-cell>
          <table:table-cell table:number-columns-repeated="2"/>
          <table:table-cell office:value-type="string" calcext:value-type="string">
            <text:p>Janela2</text:p>
          </table:table-cell>
          <table:table-cell office:value-type="float" office:value="9" calcext:value-type="float">
            <text:p>9</text:p>
          </table:table-cell>
          <table:table-cell office:value-type="float" office:value="1.07700705528259" calcext:value-type="float">
            <text:p>1,07700705528259</text:p>
          </table:table-cell>
          <table:table-cell office:value-type="float" office:value="0.751910491423173" calcext:value-type="float">
            <text:p>0,751910491423173</text:p>
          </table:table-cell>
          <table:table-cell office:value-type="float" office:value="0.668657302856445" calcext:value-type="float">
            <text:p>0,668657302856445</text:p>
          </table:table-cell>
        </table:table-row>
        <table:table-row table:style-name="ro1">
          <table:table-cell office:value-type="float" office:value="44.8756310939789" calcext:value-type="float">
            <text:p>44,8756310939789</text:p>
          </table:table-cell>
          <table:table-cell table:number-columns-repeated="3"/>
          <table:table-cell office:value-type="string" calcext:value-type="string">
            <text:p>Janela3</text:p>
          </table:table-cell>
          <table:table-cell office:value-type="float" office:value="3" calcext:value-type="float">
            <text:p>3</text:p>
          </table:table-cell>
          <table:table-cell office:value-type="float" office:value="4.24982333183289" calcext:value-type="float">
            <text:p>4,24982333183289</text:p>
          </table:table-cell>
          <table:table-cell office:value-type="float" office:value="3.78905812176791" calcext:value-type="float">
            <text:p>3,78905812176791</text:p>
          </table:table-cell>
          <table:table-cell office:value-type="float" office:value="3.55138230323791" calcext:value-type="float">
            <text:p>3,5513823032379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6" calcext:value-type="float">
            <text:p>46</text:p>
          </table:table-cell>
          <table:table-cell office:value-type="float" office:value="1.4782338142395" calcext:value-type="float">
            <text:p>1,4782338142395</text:p>
          </table:table-cell>
          <table:table-cell office:value-type="float" office:value="1.20894596793435" calcext:value-type="float">
            <text:p>1,20894596793435</text:p>
          </table:table-cell>
          <table:table-cell office:value-type="float" office:value="1.07961702346802" calcext:value-type="float">
            <text:p>1,07961702346802</text:p>
          </table:table-cell>
          <table:table-cell table:number-columns-repeated="2"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722973346710205" calcext:value-type="float">
            <text:p>0,722973346710205</text:p>
          </table:table-cell>
          <table:table-cell office:value-type="float" office:value="0.521546320481734" calcext:value-type="float">
            <text:p>0,521546320481734</text:p>
          </table:table-cell>
          <table:table-cell office:value-type="float" office:value="0.452423810958862" calcext:value-type="float">
            <text:p>0,452423810958862</text:p>
          </table:table-cell>
        </table:table-row>
        <table:table-row table:style-name="ro1">
          <table:table-cell office:value-type="float" office:value="46.5032589435577" calcext:value-type="float">
            <text:p>46,5032589435577</text:p>
          </table:table-cell>
          <table:table-cell table:number-columns-repeated="3"/>
          <table:table-cell office:value-type="string" calcext:value-type="string">
            <text:p>Janela4</text:p>
          </table:table-cell>
          <table:table-cell office:value-type="float" office:value="23" calcext:value-type="float">
            <text:p>23</text:p>
          </table:table-cell>
          <table:table-cell office:value-type="float" office:value="3.29489088058472" calcext:value-type="float">
            <text:p>3,29489088058472</text:p>
          </table:table-cell>
          <table:table-cell office:value-type="float" office:value="2.79535592686046" calcext:value-type="float">
            <text:p>2,79535592686046</text:p>
          </table:table-cell>
          <table:table-cell office:value-type="float" office:value="2.63424968719482" calcext:value-type="float">
            <text:p>2,6342496871948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75" calcext:value-type="float">
            <text:p>575</text:p>
          </table:table-cell>
          <table:table-cell office:value-type="float" office:value="2.68026852607727" calcext:value-type="float">
            <text:p>2,68026852607727</text:p>
          </table:table-cell>
          <table:table-cell office:value-type="float" office:value="2.45113589546897" calcext:value-type="float">
            <text:p>2,45113589546897</text:p>
          </table:table-cell>
          <table:table-cell office:value-type="float" office:value="2.33596110343933" calcext:value-type="float">
            <text:p>2,33596110343933</text:p>
          </table:table-cell>
          <table:table-cell table:number-columns-repeated="2"/>
          <table:table-cell office:value-type="string" calcext:value-type="string">
            <text:p>Janela4</text:p>
          </table:table-cell>
          <table:table-cell office:value-type="float" office:value="60" calcext:value-type="float">
            <text:p>60</text:p>
          </table:table-cell>
          <table:table-cell office:value-type="float" office:value="0.65743350982666" calcext:value-type="float">
            <text:p>0,65743350982666</text:p>
          </table:table-cell>
          <table:table-cell office:value-type="float" office:value="0.616128878159957" calcext:value-type="float">
            <text:p>0,616128878159957</text:p>
          </table:table-cell>
          <table:table-cell office:value-type="float" office:value="0.565084934234619" calcext:value-type="float">
            <text:p>0,565084934234619</text:p>
          </table:table-cell>
        </table:table-row>
        <table:table-row table:style-name="ro1">
          <table:table-cell office:value-type="float" office:value="45.9298069477081" calcext:value-type="float">
            <text:p>45,9298069477081</text:p>
          </table:table-cell>
          <table:table-cell table:number-columns-repeated="3"/>
          <table:table-cell office:value-type="string" calcext:value-type="string">
            <text:p>Janela5</text:p>
          </table:table-cell>
          <table:table-cell office:value-type="float" office:value="20" calcext:value-type="float">
            <text:p>20</text:p>
          </table:table-cell>
          <table:table-cell office:value-type="float" office:value="3.86984372138977" calcext:value-type="float">
            <text:p>3,86984372138977</text:p>
          </table:table-cell>
          <table:table-cell office:value-type="float" office:value="2.84603593566201" calcext:value-type="float">
            <text:p>2,84603593566201</text:p>
          </table:table-cell>
          <table:table-cell office:value-type="float" office:value="2.57936501502991" calcext:value-type="float">
            <text:p>2,5793650150299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" calcext:value-type="float">
            <text:p>1</text:p>
          </table:table-cell>
          <table:table-cell office:value-type="float" office:value="1.55470037460327" calcext:value-type="float">
            <text:p>1,55470037460327</text:p>
          </table:table-cell>
          <table:table-cell office:value-type="float" office:value="1.4073130867698" calcext:value-type="float">
            <text:p>1,4073130867698</text:p>
          </table:table-cell>
          <table:table-cell office:value-type="float" office:value="1.29665422439575" calcext:value-type="float">
            <text:p>1,29665422439575</text:p>
          </table:table-cell>
          <table:table-cell table:number-columns-repeated="2"/>
          <table:table-cell office:value-type="string" calcext:value-type="string">
            <text:p>Janela5</text:p>
          </table:table-cell>
          <table:table-cell office:value-type="float" office:value="144" calcext:value-type="float">
            <text:p>144</text:p>
          </table:table-cell>
          <table:table-cell office:value-type="float" office:value="0.974278688430786" calcext:value-type="float">
            <text:p>0,974278688430786</text:p>
          </table:table-cell>
          <table:table-cell office:value-type="float" office:value="0.8960862159729" calcext:value-type="float">
            <text:p>0,8960862159729</text:p>
          </table:table-cell>
          <table:table-cell office:value-type="float" office:value="0.815805196762085" calcext:value-type="float">
            <text:p>0,815805196762085</text:p>
          </table:table-cell>
        </table:table-row>
        <table:table-row table:style-name="ro1">
          <table:table-cell office:value-type="float" office:value="45.4776055812836" calcext:value-type="float">
            <text:p>45,4776055812836</text:p>
          </table:table-cell>
          <table:table-cell table:number-columns-repeated="3"/>
          <table:table-cell office:value-type="string" calcext:value-type="string">
            <text:p>Janela6</text:p>
          </table:table-cell>
          <table:table-cell office:value-type="float" office:value="19" calcext:value-type="float">
            <text:p>19</text:p>
          </table:table-cell>
          <table:table-cell office:value-type="float" office:value="4.34836983680725" calcext:value-type="float">
            <text:p>4,34836983680725</text:p>
          </table:table-cell>
          <table:table-cell office:value-type="float" office:value="3.26441749659452" calcext:value-type="float">
            <text:p>3,26441749659452</text:p>
          </table:table-cell>
          <table:table-cell office:value-type="float" office:value="2.98463082313538" calcext:value-type="float">
            <text:p>2,9846308231353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" calcext:value-type="float">
            <text:p>1</text:p>
          </table:table-cell>
          <table:table-cell office:value-type="float" office:value="1.7416775226593" calcext:value-type="float">
            <text:p>1,7416775226593</text:p>
          </table:table-cell>
          <table:table-cell office:value-type="float" office:value="1.63760189576583" calcext:value-type="float">
            <text:p>1,63760189576583</text:p>
          </table:table-cell>
          <table:table-cell office:value-type="float" office:value="1.53065371513367" calcext:value-type="float">
            <text:p>1,53065371513367</text:p>
          </table:table-cell>
          <table:table-cell table:number-columns-repeated="2"/>
          <table:table-cell office:value-type="string" calcext:value-type="string">
            <text:p>Janela6</text:p>
          </table:table-cell>
          <table:table-cell office:value-type="float" office:value="180" calcext:value-type="float">
            <text:p>180</text:p>
          </table:table-cell>
          <table:table-cell office:value-type="float" office:value="1.20984387397766" calcext:value-type="float">
            <text:p>1,20984387397766</text:p>
          </table:table-cell>
          <table:table-cell office:value-type="float" office:value="1.13365110484036" calcext:value-type="float">
            <text:p>1,13365110484036</text:p>
          </table:table-cell>
          <table:table-cell office:value-type="float" office:value="1.02346444129944" calcext:value-type="float">
            <text:p>1,02346444129944</text:p>
          </table:table-cell>
        </table:table-row>
        <table:table-row table:style-name="ro1">
          <table:table-cell office:value-type="float" office:value="45.0172336101532" calcext:value-type="float">
            <text:p>45,0172336101532</text:p>
          </table:table-cell>
          <table:table-cell table:number-columns-repeated="3"/>
          <table:table-cell office:value-type="string" calcext:value-type="string">
            <text:p>Janela7</text:p>
          </table:table-cell>
          <table:table-cell office:value-type="float" office:value="21" calcext:value-type="float">
            <text:p>21</text:p>
          </table:table-cell>
          <table:table-cell office:value-type="float" office:value="7.08571720123291" calcext:value-type="float">
            <text:p>7,08571720123291</text:p>
          </table:table-cell>
          <table:table-cell office:value-type="float" office:value="4.92384574630044" calcext:value-type="float">
            <text:p>4,92384574630044</text:p>
          </table:table-cell>
          <table:table-cell office:value-type="float" office:value="4.45749282836914" calcext:value-type="float">
            <text:p>4,4574928283691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3" calcext:value-type="float">
            <text:p>3</text:p>
          </table:table-cell>
          <table:table-cell office:value-type="float" office:value="1.48879528045654" calcext:value-type="float">
            <text:p>1,48879528045654</text:p>
          </table:table-cell>
          <table:table-cell office:value-type="float" office:value="1.39625276218761" calcext:value-type="float">
            <text:p>1,39625276218761</text:p>
          </table:table-cell>
          <table:table-cell office:value-type="float" office:value="1.27459907531738" calcext:value-type="float">
            <text:p>1,27459907531738</text:p>
          </table:table-cell>
          <table:table-cell table:number-columns-repeated="2"/>
          <table:table-cell office:value-type="string" calcext:value-type="string">
            <text:p>Janela7</text:p>
          </table:table-cell>
          <table:table-cell office:value-type="float" office:value="100219" calcext:value-type="float">
            <text:p>100219</text:p>
          </table:table-cell>
          <table:table-cell office:value-type="float" office:value="2.9068591594696" calcext:value-type="float">
            <text:p>2,9068591594696</text:p>
          </table:table-cell>
          <table:table-cell office:value-type="float" office:value="2.6849244074388" calcext:value-type="float">
            <text:p>2,6849244074388</text:p>
          </table:table-cell>
          <table:table-cell office:value-type="float" office:value="2.57224631309509" calcext:value-type="float">
            <text:p>2,57224631309509</text:p>
          </table:table-cell>
        </table:table-row>
        <table:table-row table:style-name="ro1">
          <table:table-cell office:value-type="float" office:value="45.2719633579254" calcext:value-type="float">
            <text:p>45,2719633579254</text:p>
          </table:table-cell>
          <table:table-cell table:number-columns-repeated="3"/>
          <table:table-cell office:value-type="string" calcext:value-type="string">
            <text:p>Janela8</text:p>
          </table:table-cell>
          <table:table-cell office:value-type="float" office:value="24" calcext:value-type="float">
            <text:p>24</text:p>
          </table:table-cell>
          <table:table-cell office:value-type="float" office:value="7.64760947227478" calcext:value-type="float">
            <text:p>7,64760947227478</text:p>
          </table:table-cell>
          <table:table-cell office:value-type="float" office:value="5.4388824376193" calcext:value-type="float">
            <text:p>5,4388824376193</text:p>
          </table:table-cell>
          <table:table-cell office:value-type="float" office:value="4.84085321426392" calcext:value-type="float">
            <text:p>4,8408532142639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1.36408090591431" calcext:value-type="float">
            <text:p>1,36408090591431</text:p>
          </table:table-cell>
          <table:table-cell office:value-type="float" office:value="1.20804736830971" calcext:value-type="float">
            <text:p>1,20804736830971</text:p>
          </table:table-cell>
          <table:table-cell office:value-type="float" office:value="1.07861709594727" calcext:value-type="float">
            <text:p>1,07861709594727</text:p>
          </table:table-cell>
          <table:table-cell table:number-columns-repeated="2"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1.10585522651672" calcext:value-type="float">
            <text:p>1,10585522651672</text:p>
          </table:table-cell>
          <table:table-cell office:value-type="float" office:value="0.953819058158181" calcext:value-type="float">
            <text:p>0,953819058158181</text:p>
          </table:table-cell>
          <table:table-cell office:value-type="float" office:value="0.842555046081543" calcext:value-type="float">
            <text:p>0,842555046081543</text:p>
          </table:table-cell>
        </table:table-row>
        <table:table-row table:style-name="ro1">
          <table:table-cell office:value-type="float" office:value="46.5802297592163" calcext:value-type="float">
            <text:p>46,5802297592163</text:p>
          </table:table-cell>
          <table:table-cell table:number-columns-repeated="3"/>
          <table:table-cell office:value-type="string" calcext:value-type="string">
            <text:p>Janela9</text:p>
          </table:table-cell>
          <table:table-cell office:value-type="float" office:value="16" calcext:value-type="float">
            <text:p>16</text:p>
          </table:table-cell>
          <table:table-cell office:value-type="float" office:value="12.3620479106903" calcext:value-type="float">
            <text:p>12,3620479106903</text:p>
          </table:table-cell>
          <table:table-cell office:value-type="float" office:value="7.79166856679049" calcext:value-type="float">
            <text:p>7,79166856679049</text:p>
          </table:table-cell>
          <table:table-cell office:value-type="float" office:value="7.07639026641846" calcext:value-type="float">
            <text:p>7,0763902664184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" calcext:value-type="float">
            <text:p>3</text:p>
          </table:table-cell>
          <table:table-cell office:value-type="float" office:value="1.06330919265747" calcext:value-type="float">
            <text:p>1,06330919265747</text:p>
          </table:table-cell>
          <table:table-cell office:value-type="float" office:value="0.988709406419234" calcext:value-type="float">
            <text:p>0,988709406419234</text:p>
          </table:table-cell>
          <table:table-cell office:value-type="float" office:value="0.907777309417725" calcext:value-type="float">
            <text:p>0,907777309417725</text:p>
          </table:table-cell>
          <table:table-cell table:number-columns-repeated="2"/>
          <table:table-cell office:value-type="string" calcext:value-type="string">
            <text:p>Janela9</text:p>
          </table:table-cell>
          <table:table-cell office:value-type="float" office:value="1" calcext:value-type="float">
            <text:p>1</text:p>
          </table:table-cell>
          <table:table-cell office:value-type="float" office:value="1.00750684738159" calcext:value-type="float">
            <text:p>1,00750684738159</text:p>
          </table:table-cell>
          <table:table-cell office:value-type="float" office:value="0.845486337488348" calcext:value-type="float">
            <text:p>0,845486337488348</text:p>
          </table:table-cell>
          <table:table-cell office:value-type="float" office:value="0.774107456207275" calcext:value-type="float">
            <text:p>0,774107456207275</text:p>
          </table:table-cell>
        </table:table-row>
        <table:table-row table:style-name="ro1">
          <table:table-cell office:value-type="float" office:value="45.4151721000671" calcext:value-type="float">
            <text:p>45,4151721000671</text:p>
          </table:table-cell>
          <table:table-cell table:number-columns-repeated="3"/>
          <table:table-cell office:value-type="string" calcext:value-type="string">
            <text:p>Janela10</text:p>
          </table:table-cell>
          <table:table-cell office:value-type="float" office:value="23" calcext:value-type="float">
            <text:p>23</text:p>
          </table:table-cell>
          <table:table-cell office:value-type="float" office:value="8.17753553390503" calcext:value-type="float">
            <text:p>8,17753553390503</text:p>
          </table:table-cell>
          <table:table-cell office:value-type="float" office:value="6.0218479199843" calcext:value-type="float">
            <text:p>6,0218479199843</text:p>
          </table:table-cell>
          <table:table-cell office:value-type="float" office:value="5.54021239280701" calcext:value-type="float">
            <text:p>5,5402123928070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1.30534791946411" calcext:value-type="float">
            <text:p>1,30534791946411</text:p>
          </table:table-cell>
          <table:table-cell office:value-type="float" office:value="1.16006866368381" calcext:value-type="float">
            <text:p>1,16006866368381</text:p>
          </table:table-cell>
          <table:table-cell office:value-type="float" office:value="1.09548926353455" calcext:value-type="float">
            <text:p>1,09548926353455</text:p>
          </table:table-cell>
          <table:table-cell table:number-columns-repeated="2"/>
          <table:table-cell office:value-type="string" calcext:value-type="string">
            <text:p>Janela10</text:p>
          </table:table-cell>
          <table:table-cell office:value-type="float" office:value="3" calcext:value-type="float">
            <text:p>3</text:p>
          </table:table-cell>
          <table:table-cell office:value-type="float" office:value="1.21619701385498" calcext:value-type="float">
            <text:p>1,21619701385498</text:p>
          </table:table-cell>
          <table:table-cell office:value-type="float" office:value="1.03356820886785" calcext:value-type="float">
            <text:p>1,03356820886785</text:p>
          </table:table-cell>
          <table:table-cell office:value-type="float" office:value="0.974487543106079" calcext:value-type="float">
            <text:p>0,974487543106079</text:p>
          </table:table-cell>
        </table:table-row>
        <table:table-row table:style-name="ro1">
          <table:table-cell office:value-type="float" office:value="50.8475565910339" calcext:value-type="float">
            <text:p>50,8475565910339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65.278519153595" calcext:value-type="float">
            <text:p>65,278519153595</text:p>
          </table:table-cell>
          <table:table-cell table:formula="of:=SUM([.H3:.H12])" office:value-type="float" office:value="47.1160904710943" calcext:value-type="float">
            <text:p>47,1160904710943</text:p>
          </table:table-cell>
          <table:table-cell table:formula="of:=SUM([.I3:.I12])" office:value-type="float" office:value="42.754118680954" calcext:value-type="float">
            <text:p>42,75411868095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" calcext:value-type="float">
            <text:p>6</text:p>
          </table:table-cell>
          <table:table-cell office:value-type="float" office:value="1.07463335990906" calcext:value-type="float">
            <text:p>1,07463335990906</text:p>
          </table:table-cell>
          <table:table-cell office:value-type="float" office:value="0.990112933245572" calcext:value-type="float">
            <text:p>0,990112933245572</text:p>
          </table:table-cell>
          <table:table-cell office:value-type="float" office:value="0.879501819610596" calcext:value-type="float">
            <text:p>0,879501819610596</text:p>
          </table:table-cell>
          <table:table-cell table:number-columns-repeated="2"/>
          <table:table-cell office:value-type="string" calcext:value-type="string">
            <text:p>Janela11</text:p>
          </table:table-cell>
          <table:table-cell office:value-type="float" office:value="2" calcext:value-type="float">
            <text:p>2</text:p>
          </table:table-cell>
          <table:table-cell office:value-type="float" office:value="1.01922011375427" calcext:value-type="float">
            <text:p>1,01922011375427</text:p>
          </table:table-cell>
          <table:table-cell office:value-type="float" office:value="0.944786288521507" calcext:value-type="float">
            <text:p>0,944786288521507</text:p>
          </table:table-cell>
          <table:table-cell office:value-type="float" office:value="0.88386607170105" calcext:value-type="float">
            <text:p>0,88386607170105</text:p>
          </table:table-cell>
        </table:table-row>
        <table:table-row table:style-name="ro1">
          <table:table-cell office:value-type="float" office:value="44.4260206222534" calcext:value-type="float">
            <text:p>44,4260206222534</text:p>
          </table:table-cell>
          <table:table-cell table:number-columns-repeated="9"/>
          <table:table-cell office:value-type="string" calcext:value-type="string">
            <text:p>Janela12</text:p>
          </table:table-cell>
          <table:table-cell office:value-type="float" office:value="23" calcext:value-type="float">
            <text:p>23</text:p>
          </table:table-cell>
          <table:table-cell office:value-type="float" office:value="0.869430065155029" calcext:value-type="float">
            <text:p>0,869430065155029</text:p>
          </table:table-cell>
          <table:table-cell office:value-type="float" office:value="0.747068730267611" calcext:value-type="float">
            <text:p>0,747068730267611</text:p>
          </table:table-cell>
          <table:table-cell office:value-type="float" office:value="0.700722217559814" calcext:value-type="float">
            <text:p>0,700722217559814</text:p>
          </table:table-cell>
          <table:table-cell table:number-columns-repeated="2"/>
          <table:table-cell office:value-type="string" calcext:value-type="string">
            <text:p>Janela12</text:p>
          </table:table-cell>
          <table:table-cell office:value-type="float" office:value="4" calcext:value-type="float">
            <text:p>4</text:p>
          </table:table-cell>
          <table:table-cell office:value-type="float" office:value="0.756234645843506" calcext:value-type="float">
            <text:p>0,756234645843506</text:p>
          </table:table-cell>
          <table:table-cell office:value-type="float" office:value="0.672357884320346" calcext:value-type="float">
            <text:p>0,672357884320346</text:p>
          </table:table-cell>
          <table:table-cell office:value-type="float" office:value="0.611452102661133" calcext:value-type="float">
            <text:p>0,611452102661133</text:p>
          </table:table-cell>
        </table:table-row>
        <table:table-row table:style-name="ro1">
          <table:table-cell office:value-type="float" office:value="43.7168385982513" calcext:value-type="float">
            <text:p>43,7168385982513</text:p>
          </table:table-cell>
          <table:table-cell table:number-columns-repeated="9"/>
          <table:table-cell office:value-type="string" calcext:value-type="string">
            <text:p>Janela13</text:p>
          </table:table-cell>
          <table:table-cell office:value-type="float" office:value="19" calcext:value-type="float">
            <text:p>19</text:p>
          </table:table-cell>
          <table:table-cell office:value-type="float" office:value="0.765302658081055" calcext:value-type="float">
            <text:p>0,765302658081055</text:p>
          </table:table-cell>
          <table:table-cell office:value-type="float" office:value="0.678967215798118" calcext:value-type="float">
            <text:p>0,678967215798118</text:p>
          </table:table-cell>
          <table:table-cell office:value-type="float" office:value="0.611273527145386" calcext:value-type="float">
            <text:p>0,611273527145386</text:p>
          </table:table-cell>
          <table:table-cell table:number-columns-repeated="2"/>
          <table:table-cell office:value-type="string" calcext:value-type="string">
            <text:p>Janela13</text:p>
          </table:table-cell>
          <table:table-cell office:value-type="float" office:value="14" calcext:value-type="float">
            <text:p>14</text:p>
          </table:table-cell>
          <table:table-cell office:value-type="float" office:value="0.75825047492981" calcext:value-type="float">
            <text:p>0,75825047492981</text:p>
          </table:table-cell>
          <table:table-cell office:value-type="float" office:value="0.695779041810469" calcext:value-type="float">
            <text:p>0,695779041810469</text:p>
          </table:table-cell>
          <table:table-cell office:value-type="float" office:value="0.635068893432617" calcext:value-type="float">
            <text:p>0,635068893432617</text:p>
          </table:table-cell>
        </table:table-row>
        <table:table-row table:style-name="ro1">
          <table:table-cell office:value-type="float" office:value="43.0782730579376" calcext:value-type="float">
            <text:p>43,0782730579376</text:p>
          </table:table-cell>
          <table:table-cell table:number-columns-repeated="9"/>
          <table:table-cell office:value-type="string" calcext:value-type="string">
            <text:p>Janela14</text:p>
          </table:table-cell>
          <table:table-cell office:value-type="float" office:value="43" calcext:value-type="float">
            <text:p>43</text:p>
          </table:table-cell>
          <table:table-cell office:value-type="float" office:value="0.738478183746338" calcext:value-type="float">
            <text:p>0,738478183746338</text:p>
          </table:table-cell>
          <table:table-cell office:value-type="float" office:value="0.688359824093905" calcext:value-type="float">
            <text:p>0,688359824093905</text:p>
          </table:table-cell>
          <table:table-cell office:value-type="float" office:value="0.647204637527466" calcext:value-type="float">
            <text:p>0,647204637527466</text:p>
          </table:table-cell>
          <table:table-cell table:number-columns-repeated="2"/>
          <table:table-cell office:value-type="string" calcext:value-type="string">
            <text:p>Janela14</text:p>
          </table:table-cell>
          <table:table-cell office:value-type="float" office:value="7" calcext:value-type="float">
            <text:p>7</text:p>
          </table:table-cell>
          <table:table-cell office:value-type="float" office:value="0.708728551864624" calcext:value-type="float">
            <text:p>0,708728551864624</text:p>
          </table:table-cell>
          <table:table-cell office:value-type="float" office:value="0.643400387330489" calcext:value-type="float">
            <text:p>0,643400387330489</text:p>
          </table:table-cell>
          <table:table-cell office:value-type="float" office:value="0.610929489135742" calcext:value-type="float">
            <text:p>0,610929489135742</text:p>
          </table:table-cell>
        </table:table-row>
        <table:table-row table:style-name="ro1">
          <table:table-cell office:value-type="float" office:value="43.844806432724" calcext:value-type="float">
            <text:p>43,844806432724</text:p>
          </table:table-cell>
          <table:table-cell table:number-columns-repeated="9"/>
          <table:table-cell office:value-type="string" calcext:value-type="string">
            <text:p>Janela15</text:p>
          </table:table-cell>
          <table:table-cell office:value-type="float" office:value="32" calcext:value-type="float">
            <text:p>32</text:p>
          </table:table-cell>
          <table:table-cell office:value-type="float" office:value="1.01114273071289" calcext:value-type="float">
            <text:p>1,01114273071289</text:p>
          </table:table-cell>
          <table:table-cell office:value-type="float" office:value="0.8659179427407" calcext:value-type="float">
            <text:p>0,8659179427407</text:p>
          </table:table-cell>
          <table:table-cell office:value-type="float" office:value="0.788117170333862" calcext:value-type="float">
            <text:p>0,788117170333862</text:p>
          </table:table-cell>
          <table:table-cell table:number-columns-repeated="2"/>
          <table:table-cell office:value-type="string" calcext:value-type="string">
            <text:p>Janela15</text:p>
          </table:table-cell>
          <table:table-cell office:value-type="float" office:value="12" calcext:value-type="float">
            <text:p>12</text:p>
          </table:table-cell>
          <table:table-cell office:value-type="float" office:value="0.785555124282837" calcext:value-type="float">
            <text:p>0,785555124282837</text:p>
          </table:table-cell>
          <table:table-cell office:value-type="float" office:value="0.719851905649359" calcext:value-type="float">
            <text:p>0,719851905649359</text:p>
          </table:table-cell>
          <table:table-cell office:value-type="float" office:value="0.647480726242065" calcext:value-type="float">
            <text:p>0,647480726242065</text:p>
          </table:table-cell>
        </table:table-row>
        <table:table-row table:style-name="ro1">
          <table:table-cell office:value-type="float" office:value="43.6402480602264" calcext:value-type="float">
            <text:p>43,6402480602264</text:p>
          </table:table-cell>
          <table:table-cell table:number-columns-repeated="9"/>
          <table:table-cell office:value-type="string" calcext:value-type="string">
            <text:p>Janela16</text:p>
          </table:table-cell>
          <table:table-cell office:value-type="float" office:value="23" calcext:value-type="float">
            <text:p>23</text:p>
          </table:table-cell>
          <table:table-cell office:value-type="float" office:value="0.886202812194824" calcext:value-type="float">
            <text:p>0,886202812194824</text:p>
          </table:table-cell>
          <table:table-cell office:value-type="float" office:value="0.788821610537442" calcext:value-type="float">
            <text:p>0,788821610537442</text:p>
          </table:table-cell>
          <table:table-cell office:value-type="float" office:value="0.71458888053894" calcext:value-type="float">
            <text:p>0,71458888053894</text:p>
          </table:table-cell>
          <table:table-cell table:number-columns-repeated="2"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574902057647705" calcext:value-type="float">
            <text:p>0,574902057647705</text:p>
          </table:table-cell>
          <table:table-cell office:value-type="float" office:value="0.490540374409069" calcext:value-type="float">
            <text:p>0,490540374409069</text:p>
          </table:table-cell>
          <table:table-cell office:value-type="float" office:value="0.424540758132935" calcext:value-type="float">
            <text:p>0,424540758132935</text:p>
          </table:table-cell>
        </table:table-row>
        <table:table-row table:style-name="ro1">
          <table:table-cell office:value-type="float" office:value="44.1664891242981" calcext:value-type="float">
            <text:p>44,1664891242981</text:p>
          </table:table-cell>
          <table:table-cell table:number-columns-repeated="9"/>
          <table:table-cell office:value-type="string" calcext:value-type="string">
            <text:p>Janela17</text:p>
          </table:table-cell>
          <table:table-cell office:value-type="float" office:value="40" calcext:value-type="float">
            <text:p>40</text:p>
          </table:table-cell>
          <table:table-cell office:value-type="float" office:value="1.06894898414612" calcext:value-type="float">
            <text:p>1,06894898414612</text:p>
          </table:table-cell>
          <table:table-cell office:value-type="float" office:value="0.935948653654619" calcext:value-type="float">
            <text:p>0,935948653654619</text:p>
          </table:table-cell>
          <table:table-cell office:value-type="float" office:value="0.836940765380859" calcext:value-type="float">
            <text:p>0,836940765380859</text:p>
          </table:table-cell>
          <table:table-cell table:number-columns-repeated="2"/>
          <table:table-cell office:value-type="string" calcext:value-type="string">
            <text:p>Janela17</text:p>
          </table:table-cell>
          <table:table-cell office:value-type="float" office:value="55" calcext:value-type="float">
            <text:p>55</text:p>
          </table:table-cell>
          <table:table-cell office:value-type="float" office:value="0.968515634536743" calcext:value-type="float">
            <text:p>0,968515634536743</text:p>
          </table:table-cell>
          <table:table-cell office:value-type="float" office:value="0.861494779586792" calcext:value-type="float">
            <text:p>0,861494779586792</text:p>
          </table:table-cell>
          <table:table-cell office:value-type="float" office:value="0.758419275283814" calcext:value-type="float">
            <text:p>0,758419275283814</text:p>
          </table:table-cell>
        </table:table-row>
        <table:table-row table:style-name="ro1">
          <table:table-cell office:value-type="float" office:value="43.6247615814209" calcext:value-type="float">
            <text:p>43,6247615814209</text:p>
          </table:table-cell>
          <table:table-cell table:number-columns-repeated="9"/>
          <table:table-cell office:value-type="string" calcext:value-type="string">
            <text:p>Janela18</text:p>
          </table:table-cell>
          <table:table-cell office:value-type="float" office:value="19" calcext:value-type="float">
            <text:p>19</text:p>
          </table:table-cell>
          <table:table-cell office:value-type="float" office:value="2.12155890464783" calcext:value-type="float">
            <text:p>2,12155890464783</text:p>
          </table:table-cell>
          <table:table-cell office:value-type="float" office:value="1.90314106507735" calcext:value-type="float">
            <text:p>1,90314106507735</text:p>
          </table:table-cell>
          <table:table-cell office:value-type="float" office:value="1.74734544754028" calcext:value-type="float">
            <text:p>1,74734544754028</text:p>
          </table:table-cell>
          <table:table-cell table:number-columns-repeated="2"/>
          <table:table-cell office:value-type="string" calcext:value-type="string">
            <text:p>Janela18</text:p>
          </table:table-cell>
          <table:table-cell office:value-type="float" office:value="15" calcext:value-type="float">
            <text:p>15</text:p>
          </table:table-cell>
          <table:table-cell office:value-type="float" office:value="0.749826669692993" calcext:value-type="float">
            <text:p>0,749826669692993</text:p>
          </table:table-cell>
          <table:table-cell office:value-type="float" office:value="0.610394391146573" calcext:value-type="float">
            <text:p>0,610394391146573</text:p>
          </table:table-cell>
          <table:table-cell office:value-type="float" office:value="0.537603616714478" calcext:value-type="float">
            <text:p>0,537603616714478</text:p>
          </table:table-cell>
        </table:table-row>
        <table:table-row table:style-name="ro1">
          <table:table-cell office:value-type="float" office:value="46.0473880767822" calcext:value-type="float">
            <text:p>46,0473880767822</text:p>
          </table:table-cell>
          <table:table-cell table:number-columns-repeated="9"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1.79720139503479" calcext:value-type="float">
            <text:p>1,79720139503479</text:p>
          </table:table-cell>
          <table:table-cell office:value-type="float" office:value="1.69441166791049" calcext:value-type="float">
            <text:p>1,69441166791049</text:p>
          </table:table-cell>
          <table:table-cell office:value-type="float" office:value="1.54526948928833" calcext:value-type="float">
            <text:p>1,54526948928833</text:p>
          </table:table-cell>
          <table:table-cell table:number-columns-repeated="2"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0.84505558013916" calcext:value-type="float">
            <text:p>0,84505558013916</text:p>
          </table:table-cell>
          <table:table-cell office:value-type="float" office:value="0.615343028848822" calcext:value-type="float">
            <text:p>0,615343028848822</text:p>
          </table:table-cell>
          <table:table-cell office:value-type="float" office:value="0.530566930770874" calcext:value-type="float">
            <text:p>0,530566930770874</text:p>
          </table:table-cell>
        </table:table-row>
        <table:table-row table:style-name="ro1">
          <table:table-cell office:value-type="float" office:value="46.5571274757385" calcext:value-type="float">
            <text:p>46,5571274757385</text:p>
          </table:table-cell>
          <table:table-cell table:number-columns-repeated="9"/>
          <table:table-cell office:value-type="string" calcext:value-type="string">
            <text:p>Janela20</text:p>
          </table:table-cell>
          <table:table-cell office:value-type="float" office:value="34" calcext:value-type="float">
            <text:p>34</text:p>
          </table:table-cell>
          <table:table-cell office:value-type="float" office:value="1.83574414253235" calcext:value-type="float">
            <text:p>1,83574414253235</text:p>
          </table:table-cell>
          <table:table-cell office:value-type="float" office:value="1.65122183886441" calcext:value-type="float">
            <text:p>1,65122183886441</text:p>
          </table:table-cell>
          <table:table-cell office:value-type="float" office:value="1.52569007873535" calcext:value-type="float">
            <text:p>1,52569007873535</text:p>
          </table:table-cell>
          <table:table-cell table:number-columns-repeated="2"/>
          <table:table-cell office:value-type="string" calcext:value-type="string">
            <text:p>Janela20</text:p>
          </table:table-cell>
          <table:table-cell office:value-type="float" office:value="26" calcext:value-type="float">
            <text:p>26</text:p>
          </table:table-cell>
          <table:table-cell office:value-type="float" office:value="0.480203628540039" calcext:value-type="float">
            <text:p>0,480203628540039</text:p>
          </table:table-cell>
          <table:table-cell office:value-type="float" office:value="0.4000093720176" calcext:value-type="float">
            <text:p>0,4000093720176</text:p>
          </table:table-cell>
          <table:table-cell office:value-type="float" office:value="0.349210023880005" calcext:value-type="float">
            <text:p>0,349210023880005</text:p>
          </table:table-cell>
        </table:table-row>
        <table:table-row table:style-name="ro1">
          <table:table-cell office:value-type="float" office:value="44.9453964233399" calcext:value-type="float">
            <text:p>44,9453964233399</text:p>
          </table:table-cell>
          <table:table-cell table:number-columns-repeated="9"/>
          <table:table-cell office:value-type="string" calcext:value-type="string">
            <text:p>Janela21</text:p>
          </table:table-cell>
          <table:table-cell office:value-type="float" office:value="1317" calcext:value-type="float">
            <text:p>1317</text:p>
          </table:table-cell>
          <table:table-cell office:value-type="float" office:value="2.38566160202026" calcext:value-type="float">
            <text:p>2,38566160202026</text:p>
          </table:table-cell>
          <table:table-cell office:value-type="float" office:value="1.97554980624806" calcext:value-type="float">
            <text:p>1,97554980624806</text:p>
          </table:table-cell>
          <table:table-cell office:value-type="float" office:value="1.81580901145935" calcext:value-type="float">
            <text:p>1,81580901145935</text:p>
          </table:table-cell>
          <table:table-cell table:number-columns-repeated="2"/>
          <table:table-cell office:value-type="string" calcext:value-type="string">
            <text:p>Janela21</text:p>
          </table:table-cell>
          <table:table-cell office:value-type="float" office:value="22" calcext:value-type="float">
            <text:p>22</text:p>
          </table:table-cell>
          <table:table-cell office:value-type="float" office:value="0.203095436096191" calcext:value-type="float">
            <text:p>0,203095436096191</text:p>
          </table:table-cell>
          <table:table-cell office:value-type="float" office:value="0.156599564985796" calcext:value-type="float">
            <text:p>0,156599564985796</text:p>
          </table:table-cell>
          <table:table-cell office:value-type="float" office:value="0.133024215698242" calcext:value-type="float">
            <text:p>0,133024215698242</text:p>
          </table:table-cell>
        </table:table-row>
        <table:table-row table:style-name="ro1">
          <table:table-cell office:value-type="float" office:value="46.3069155216217" calcext:value-type="float">
            <text:p>46,3069155216217</text:p>
          </table:table-cell>
          <table:table-cell table:number-columns-repeated="9"/>
          <table:table-cell office:value-type="string" calcext:value-type="string">
            <text:p>Janela22</text:p>
          </table:table-cell>
          <table:table-cell office:value-type="float" office:value="1485" calcext:value-type="float">
            <text:p>1485</text:p>
          </table:table-cell>
          <table:table-cell office:value-type="float" office:value="2.0983099937439" calcext:value-type="float">
            <text:p>2,0983099937439</text:p>
          </table:table-cell>
          <table:table-cell office:value-type="float" office:value="1.89245302026922" calcext:value-type="float">
            <text:p>1,89245302026922</text:p>
          </table:table-cell>
          <table:table-cell office:value-type="float" office:value="1.73598599433899" calcext:value-type="float">
            <text:p>1,73598599433899</text:p>
          </table:table-cell>
          <table:table-cell table:number-columns-repeated="2"/>
          <table:table-cell office:value-type="string" calcext:value-type="string">
            <text:p>Janela22</text:p>
          </table:table-cell>
          <table:table-cell office:value-type="float" office:value="56" calcext:value-type="float">
            <text:p>56</text:p>
          </table:table-cell>
          <table:table-cell office:value-type="float" office:value="0.884255170822144" calcext:value-type="float">
            <text:p>0,884255170822144</text:p>
          </table:table-cell>
          <table:table-cell office:value-type="float" office:value="0.842526760968295" calcext:value-type="float">
            <text:p>0,842526760968295</text:p>
          </table:table-cell>
          <table:table-cell office:value-type="float" office:value="0.779154777526856" calcext:value-type="float">
            <text:p>0,779154777526856</text:p>
          </table:table-cell>
        </table:table-row>
        <table:table-row table:style-name="ro1">
          <table:table-cell office:value-type="float" office:value="46.0631005764008" calcext:value-type="float">
            <text:p>46,0631005764008</text:p>
          </table:table-cell>
          <table:table-cell table:number-columns-repeated="9"/>
          <table:table-cell office:value-type="string" calcext:value-type="string">
            <text:p>Janela23</text:p>
          </table:table-cell>
          <table:table-cell office:value-type="float" office:value="24" calcext:value-type="float">
            <text:p>24</text:p>
          </table:table-cell>
          <table:table-cell office:value-type="float" office:value="1.24923348426819" calcext:value-type="float">
            <text:p>1,24923348426819</text:p>
          </table:table-cell>
          <table:table-cell office:value-type="float" office:value="1.14654172550548" calcext:value-type="float">
            <text:p>1,14654172550548</text:p>
          </table:table-cell>
          <table:table-cell office:value-type="float" office:value="1.04863929748535" calcext:value-type="float">
            <text:p>1,04863929748535</text:p>
          </table:table-cell>
          <table:table-cell table:number-columns-repeated="2"/>
          <table:table-cell office:value-type="string" calcext:value-type="string">
            <text:p>Janela23</text:p>
          </table:table-cell>
          <table:table-cell office:value-type="float" office:value="180" calcext:value-type="float">
            <text:p>180</text:p>
          </table:table-cell>
          <table:table-cell office:value-type="float" office:value="0.558807373046875" calcext:value-type="float">
            <text:p>0,558807373046875</text:p>
          </table:table-cell>
          <table:table-cell office:value-type="float" office:value="0.503158482638272" calcext:value-type="float">
            <text:p>0,503158482638272</text:p>
          </table:table-cell>
          <table:table-cell office:value-type="float" office:value="0.452293872833252" calcext:value-type="float">
            <text:p>0,452293872833252</text:p>
          </table:table-cell>
        </table:table-row>
        <table:table-row table:style-name="ro1">
          <table:table-cell office:value-type="float" office:value="44.5349626541138" calcext:value-type="float">
            <text:p>44,5349626541138</text:p>
          </table:table-cell>
          <table:table-cell table:number-columns-repeated="9"/>
          <table:table-cell office:value-type="string" calcext:value-type="string">
            <text:p>Janela24</text:p>
          </table:table-cell>
          <table:table-cell office:value-type="float" office:value="31" calcext:value-type="float">
            <text:p>31</text:p>
          </table:table-cell>
          <table:table-cell office:value-type="float" office:value="2.21603202819824" calcext:value-type="float">
            <text:p>2,21603202819824</text:p>
          </table:table-cell>
          <table:table-cell office:value-type="float" office:value="1.71759260784496" calcext:value-type="float">
            <text:p>1,71759260784496</text:p>
          </table:table-cell>
          <table:table-cell office:value-type="float" office:value="1.53994059562683" calcext:value-type="float">
            <text:p>1,53994059562683</text:p>
          </table:table-cell>
          <table:table-cell table:number-columns-repeated="2"/>
          <table:table-cell office:value-type="string" calcext:value-type="string">
            <text:p>Janela24</text:p>
          </table:table-cell>
          <table:table-cell office:value-type="float" office:value="30" calcext:value-type="float">
            <text:p>30</text:p>
          </table:table-cell>
          <table:table-cell office:value-type="float" office:value="0.447125911712647" calcext:value-type="float">
            <text:p>0,447125911712647</text:p>
          </table:table-cell>
          <table:table-cell office:value-type="float" office:value="0.413514809174971" calcext:value-type="float">
            <text:p>0,413514809174971</text:p>
          </table:table-cell>
          <table:table-cell office:value-type="float" office:value="0.38134503364563" calcext:value-type="float">
            <text:p>0,38134503364563</text:p>
          </table:table-cell>
        </table:table-row>
        <table:table-row table:style-name="ro1">
          <table:table-cell office:value-type="float" office:value="44.8639023303986" calcext:value-type="float">
            <text:p>44,8639023303986</text:p>
          </table:table-cell>
          <table:table-cell table:number-columns-repeated="9"/>
          <table:table-cell office:value-type="string" calcext:value-type="string">
            <text:p>Janela25</text:p>
          </table:table-cell>
          <table:table-cell office:value-type="float" office:value="35" calcext:value-type="float">
            <text:p>35</text:p>
          </table:table-cell>
          <table:table-cell office:value-type="float" office:value="3.79975295066833" calcext:value-type="float">
            <text:p>3,79975295066833</text:p>
          </table:table-cell>
          <table:table-cell office:value-type="float" office:value="3.07478742165999" calcext:value-type="float">
            <text:p>3,07478742165999</text:p>
          </table:table-cell>
          <table:table-cell office:value-type="float" office:value="2.75719141960144" calcext:value-type="float">
            <text:p>2,75719141960144</text:p>
          </table:table-cell>
          <table:table-cell table:number-columns-repeated="2"/>
          <table:table-cell office:value-type="string" calcext:value-type="string">
            <text:p>Janela25</text:p>
          </table:table-cell>
          <table:table-cell office:value-type="float" office:value="46" calcext:value-type="float">
            <text:p>46</text:p>
          </table:table-cell>
          <table:table-cell office:value-type="float" office:value="0.687937498092651" calcext:value-type="float">
            <text:p>0,687937498092651</text:p>
          </table:table-cell>
          <table:table-cell office:value-type="float" office:value="0.596514138308439" calcext:value-type="float">
            <text:p>0,596514138308439</text:p>
          </table:table-cell>
          <table:table-cell office:value-type="float" office:value="0.537707805633545" calcext:value-type="float">
            <text:p>0,537707805633545</text:p>
          </table:table-cell>
        </table:table-row>
        <table:table-row table:style-name="ro1">
          <table:table-cell office:value-type="float" office:value="45.4652287960053" calcext:value-type="float">
            <text:p>45,4652287960053</text:p>
          </table:table-cell>
          <table:table-cell table:number-columns-repeated="9"/>
          <table:table-cell office:value-type="string" calcext:value-type="string">
            <text:p>Janela26</text:p>
          </table:table-cell>
          <table:table-cell office:value-type="float" office:value="61154" calcext:value-type="float">
            <text:p>61154</text:p>
          </table:table-cell>
          <table:table-cell office:value-type="float" office:value="4.256502866745" calcext:value-type="float">
            <text:p>4,256502866745</text:p>
          </table:table-cell>
          <table:table-cell office:value-type="float" office:value="4.09571671485901" calcext:value-type="float">
            <text:p>4,09571671485901</text:p>
          </table:table-cell>
          <table:table-cell office:value-type="float" office:value="3.88301563262939" calcext:value-type="float">
            <text:p>3,88301563262939</text:p>
          </table:table-cell>
          <table:table-cell table:number-columns-repeated="2"/>
          <table:table-cell office:value-type="string" calcext:value-type="string">
            <text:p>Janela26</text:p>
          </table:table-cell>
          <table:table-cell office:value-type="float" office:value="35" calcext:value-type="float">
            <text:p>35</text:p>
          </table:table-cell>
          <table:table-cell office:value-type="float" office:value="0.551184177398682" calcext:value-type="float">
            <text:p>0,551184177398682</text:p>
          </table:table-cell>
          <table:table-cell office:value-type="float" office:value="0.490519415248524" calcext:value-type="float">
            <text:p>0,490519415248524</text:p>
          </table:table-cell>
          <table:table-cell office:value-type="float" office:value="0.462807893753052" calcext:value-type="float">
            <text:p>0,462807893753052</text:p>
          </table:table-cell>
        </table:table-row>
        <table:table-row table:style-name="ro1">
          <table:table-cell office:value-type="float" office:value="44.521199464798" calcext:value-type="float">
            <text:p>44,521199464798</text:p>
          </table:table-cell>
          <table:table-cell table:number-columns-repeated="9"/>
          <table:table-cell office:value-type="string" calcext:value-type="string">
            <text:p>Janela27</text:p>
          </table:table-cell>
          <table:table-cell office:value-type="float" office:value="39" calcext:value-type="float">
            <text:p>39</text:p>
          </table:table-cell>
          <table:table-cell office:value-type="float" office:value="1.57954072952271" calcext:value-type="float">
            <text:p>1,57954072952271</text:p>
          </table:table-cell>
          <table:table-cell office:value-type="float" office:value="1.45400066809221" calcext:value-type="float">
            <text:p>1,45400066809221</text:p>
          </table:table-cell>
          <table:table-cell office:value-type="float" office:value="1.30499505996704" calcext:value-type="float">
            <text:p>1,30499505996704</text:p>
          </table:table-cell>
          <table:table-cell table:number-columns-repeated="2"/>
          <table:table-cell office:value-type="string" calcext:value-type="string">
            <text:p>Janela27</text:p>
          </table:table-cell>
          <table:table-cell office:value-type="float" office:value="62" calcext:value-type="float">
            <text:p>62</text:p>
          </table:table-cell>
          <table:table-cell office:value-type="float" office:value="0.785057544708252" calcext:value-type="float">
            <text:p>0,785057544708252</text:p>
          </table:table-cell>
          <table:table-cell office:value-type="float" office:value="0.680530829863115" calcext:value-type="float">
            <text:p>0,680530829863115</text:p>
          </table:table-cell>
          <table:table-cell office:value-type="float" office:value="0.618261337280273" calcext:value-type="float">
            <text:p>0,618261337280273</text:p>
          </table:table-cell>
        </table:table-row>
        <table:table-row table:style-name="ro1">
          <table:table-cell office:value-type="float" office:value="43.8851978778839" calcext:value-type="float">
            <text:p>43,8851978778839</text:p>
          </table:table-cell>
          <table:table-cell table:number-columns-repeated="9"/>
          <table:table-cell office:value-type="string" calcext:value-type="string">
            <text:p>Janela28</text:p>
          </table:table-cell>
          <table:table-cell office:value-type="float" office:value="39" calcext:value-type="float">
            <text:p>39</text:p>
          </table:table-cell>
          <table:table-cell office:value-type="float" office:value="2.31937336921692" calcext:value-type="float">
            <text:p>2,31937336921692</text:p>
          </table:table-cell>
          <table:table-cell office:value-type="float" office:value="2.14205778728832" calcext:value-type="float">
            <text:p>2,14205778728832</text:p>
          </table:table-cell>
          <table:table-cell office:value-type="float" office:value="2.04714035987854" calcext:value-type="float">
            <text:p>2,04714035987854</text:p>
          </table:table-cell>
          <table:table-cell table:number-columns-repeated="2"/>
          <table:table-cell office:value-type="string" calcext:value-type="string">
            <text:p>Janela28</text:p>
          </table:table-cell>
          <table:table-cell office:value-type="float" office:value="29" calcext:value-type="float">
            <text:p>29</text:p>
          </table:table-cell>
          <table:table-cell office:value-type="float" office:value="0.581448793411255" calcext:value-type="float">
            <text:p>0,581448793411255</text:p>
          </table:table-cell>
          <table:table-cell office:value-type="float" office:value="0.557559880343351" calcext:value-type="float">
            <text:p>0,557559880343351</text:p>
          </table:table-cell>
          <table:table-cell office:value-type="float" office:value="0.51186728477478" calcext:value-type="float">
            <text:p>0,51186728477478</text:p>
          </table:table-cell>
        </table:table-row>
        <table:table-row table:style-name="ro1">
          <table:table-cell office:value-type="float" office:value="43.4433007240295" calcext:value-type="float">
            <text:p>43,4433007240295</text:p>
          </table:table-cell>
          <table:table-cell table:number-columns-repeated="9"/>
          <table:table-cell office:value-type="string" calcext:value-type="string">
            <text:p>Janela29</text:p>
          </table:table-cell>
          <table:table-cell office:value-type="float" office:value="27" calcext:value-type="float">
            <text:p>27</text:p>
          </table:table-cell>
          <table:table-cell office:value-type="float" office:value="1.63156509399414" calcext:value-type="float">
            <text:p>1,63156509399414</text:p>
          </table:table-cell>
          <table:table-cell office:value-type="float" office:value="1.50457895885814" calcext:value-type="float">
            <text:p>1,50457895885814</text:p>
          </table:table-cell>
          <table:table-cell office:value-type="float" office:value="1.4138331413269" calcext:value-type="float">
            <text:p>1,4138331413269</text:p>
          </table:table-cell>
          <table:table-cell table:number-columns-repeated="2"/>
          <table:table-cell office:value-type="string" calcext:value-type="string">
            <text:p>Janela29</text:p>
          </table:table-cell>
          <table:table-cell office:value-type="float" office:value="754" calcext:value-type="float">
            <text:p>754</text:p>
          </table:table-cell>
          <table:table-cell office:value-type="float" office:value="1.16501474380493" calcext:value-type="float">
            <text:p>1,16501474380493</text:p>
          </table:table-cell>
          <table:table-cell office:value-type="float" office:value="1.10570038448681" calcext:value-type="float">
            <text:p>1,10570038448681</text:p>
          </table:table-cell>
          <table:table-cell office:value-type="float" office:value="1.05261373519897" calcext:value-type="float">
            <text:p>1,05261373519897</text:p>
          </table:table-cell>
        </table:table-row>
        <table:table-row table:style-name="ro1">
          <table:table-cell office:value-type="float" office:value="44.3392841815949" calcext:value-type="float">
            <text:p>44,3392841815949</text:p>
          </table:table-cell>
          <table:table-cell table:number-columns-repeated="9"/>
          <table:table-cell office:value-type="string" calcext:value-type="string">
            <text:p>Janela30</text:p>
          </table:table-cell>
          <table:table-cell office:value-type="float" office:value="31" calcext:value-type="float">
            <text:p>31</text:p>
          </table:table-cell>
          <table:table-cell office:value-type="float" office:value="2.59986662864685" calcext:value-type="float">
            <text:p>2,59986662864685</text:p>
          </table:table-cell>
          <table:table-cell office:value-type="float" office:value="2.44004782763394" calcext:value-type="float">
            <text:p>2,44004782763394</text:p>
          </table:table-cell>
          <table:table-cell office:value-type="float" office:value="2.35022473335266" calcext:value-type="float">
            <text:p>2,35022473335266</text:p>
          </table:table-cell>
          <table:table-cell table:number-columns-repeated="2"/>
          <table:table-cell office:value-type="string" calcext:value-type="string">
            <text:p>Janela30</text:p>
          </table:table-cell>
          <table:table-cell office:value-type="float" office:value="62" calcext:value-type="float">
            <text:p>62</text:p>
          </table:table-cell>
          <table:table-cell office:value-type="float" office:value="1.36990094184875" calcext:value-type="float">
            <text:p>1,36990094184875</text:p>
          </table:table-cell>
          <table:table-cell office:value-type="float" office:value="1.24124104326422" calcext:value-type="float">
            <text:p>1,24124104326422</text:p>
          </table:table-cell>
          <table:table-cell office:value-type="float" office:value="1.14591479301453" calcext:value-type="float">
            <text:p>1,14591479301453</text:p>
          </table:table-cell>
        </table:table-row>
        <table:table-row table:style-name="ro1">
          <table:table-cell office:value-type="float" office:value="43.7132129669189" calcext:value-type="float">
            <text:p>43,7132129669189</text:p>
          </table:table-cell>
          <table:table-cell table:number-columns-repeated="9"/>
          <table:table-cell office:value-type="string" calcext:value-type="string">
            <text:p>Total</text:p>
          </table:table-cell>
          <table:table-cell/>
          <table:table-cell table:formula="of:=SUM([.M3:.M32])" office:value-type="float" office:value="52.3868782520294" calcext:value-type="float">
            <text:p>52,3868782520294</text:p>
          </table:table-cell>
          <table:table-cell table:formula="of:=SUM([.N3:.N32])" office:value-type="float" office:value="46.6702832091938" calcext:value-type="float">
            <text:p>46,6702832091938</text:p>
          </table:table-cell>
          <table:table-cell table:formula="of:=SUM([.O3:.O32])" office:value-type="float" office:value="43.056615114212" calcext:value-type="float">
            <text:p>43,056615114212</text:p>
          </table:table-cell>
          <table:table-cell table:number-columns-repeated="2"/>
          <table:table-cell office:value-type="string" calcext:value-type="string">
            <text:p>Janela31</text:p>
          </table:table-cell>
          <table:table-cell office:value-type="float" office:value="69" calcext:value-type="float">
            <text:p>69</text:p>
          </table:table-cell>
          <table:table-cell office:value-type="float" office:value="1.41817188262939" calcext:value-type="float">
            <text:p>1,41817188262939</text:p>
          </table:table-cell>
          <table:table-cell office:value-type="float" office:value="1.15425634384155" calcext:value-type="float">
            <text:p>1,15425634384155</text:p>
          </table:table-cell>
          <table:table-cell office:value-type="float" office:value="1.08329296112061" calcext:value-type="float">
            <text:p>1,08329296112061</text:p>
          </table:table-cell>
        </table:table-row>
        <table:table-row table:style-name="ro1">
          <table:table-cell office:value-type="float" office:value="45.6741774082184" calcext:value-type="float">
            <text:p>45,6741774082184</text:p>
          </table:table-cell>
          <table:table-cell table:number-columns-repeated="16"/>
          <table:table-cell office:value-type="string" calcext:value-type="string">
            <text:p>Janela32</text:p>
          </table:table-cell>
          <table:table-cell office:value-type="float" office:value="129" calcext:value-type="float">
            <text:p>129</text:p>
          </table:table-cell>
          <table:table-cell office:value-type="float" office:value="1.16462874412537" calcext:value-type="float">
            <text:p>1,16462874412537</text:p>
          </table:table-cell>
          <table:table-cell office:value-type="float" office:value="0.961904395710339" calcext:value-type="float">
            <text:p>0,961904395710339</text:p>
          </table:table-cell>
          <table:table-cell office:value-type="float" office:value="0.862823009490967" calcext:value-type="float">
            <text:p>0,86282300949096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3</text:p>
          </table:table-cell>
          <table:table-cell office:value-type="float" office:value="114" calcext:value-type="float">
            <text:p>114</text:p>
          </table:table-cell>
          <table:table-cell office:value-type="float" office:value="1.67117857933044" calcext:value-type="float">
            <text:p>1,67117857933044</text:p>
          </table:table-cell>
          <table:table-cell office:value-type="float" office:value="1.39869692108848" calcext:value-type="float">
            <text:p>1,39869692108848</text:p>
          </table:table-cell>
          <table:table-cell office:value-type="float" office:value="1.31774544715881" calcext:value-type="float">
            <text:p>1,3177454471588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4</text:p>
          </table:table-cell>
          <table:table-cell office:value-type="float" office:value="4" calcext:value-type="float">
            <text:p>4</text:p>
          </table:table-cell>
          <table:table-cell office:value-type="float" office:value="0.984562397003174" calcext:value-type="float">
            <text:p>0,984562397003174</text:p>
          </table:table-cell>
          <table:table-cell office:value-type="float" office:value="0.894635764035312" calcext:value-type="float">
            <text:p>0,894635764035312</text:p>
          </table:table-cell>
          <table:table-cell office:value-type="float" office:value="0.816227197647095" calcext:value-type="float">
            <text:p>0,81622719764709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5</text:p>
          </table:table-cell>
          <table:table-cell office:value-type="float" office:value="1444" calcext:value-type="float">
            <text:p>1444</text:p>
          </table:table-cell>
          <table:table-cell office:value-type="float" office:value="1.29164958000183" calcext:value-type="float">
            <text:p>1,29164958000183</text:p>
          </table:table-cell>
          <table:table-cell office:value-type="float" office:value="1.11506659334356" calcext:value-type="float">
            <text:p>1,11506659334356</text:p>
          </table:table-cell>
          <table:table-cell office:value-type="float" office:value="1.01012229919434" calcext:value-type="float">
            <text:p>1,0101222991943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6</text:p>
          </table:table-cell>
          <table:table-cell office:value-type="float" office:value="1456" calcext:value-type="float">
            <text:p>1456</text:p>
          </table:table-cell>
          <table:table-cell office:value-type="float" office:value="1.18998527526855" calcext:value-type="float">
            <text:p>1,18998527526855</text:p>
          </table:table-cell>
          <table:table-cell office:value-type="float" office:value="1.10015481168574" calcext:value-type="float">
            <text:p>1,10015481168574</text:p>
          </table:table-cell>
          <table:table-cell office:value-type="float" office:value="1.01619291305542" calcext:value-type="float">
            <text:p>1,0161929130554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7</text:p>
          </table:table-cell>
          <table:table-cell office:value-type="float" office:value="28" calcext:value-type="float">
            <text:p>28</text:p>
          </table:table-cell>
          <table:table-cell office:value-type="float" office:value="1.45502233505249" calcext:value-type="float">
            <text:p>1,45502233505249</text:p>
          </table:table-cell>
          <table:table-cell office:value-type="float" office:value="1.35507559776306" calcext:value-type="float">
            <text:p>1,35507559776306</text:p>
          </table:table-cell>
          <table:table-cell office:value-type="float" office:value="1.27607297897339" calcext:value-type="float">
            <text:p>1,2760729789733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8</text:p>
          </table:table-cell>
          <table:table-cell office:value-type="float" office:value="25" calcext:value-type="float">
            <text:p>25</text:p>
          </table:table-cell>
          <table:table-cell office:value-type="float" office:value="0.826788425445556" calcext:value-type="float">
            <text:p>0,826788425445556</text:p>
          </table:table-cell>
          <table:table-cell office:value-type="float" office:value="0.767639095133001" calcext:value-type="float">
            <text:p>0,767639095133001</text:p>
          </table:table-cell>
          <table:table-cell office:value-type="float" office:value="0.71666431427002" calcext:value-type="float">
            <text:p>0,716664314270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9</text:p>
          </table:table-cell>
          <table:table-cell office:value-type="float" office:value="41" calcext:value-type="float">
            <text:p>41</text:p>
          </table:table-cell>
          <table:table-cell office:value-type="float" office:value="1.17201828956604" calcext:value-type="float">
            <text:p>1,17201828956604</text:p>
          </table:table-cell>
          <table:table-cell office:value-type="float" office:value="1.10977294228294" calcext:value-type="float">
            <text:p>1,10977294228294</text:p>
          </table:table-cell>
          <table:table-cell office:value-type="float" office:value="1.00005435943604" calcext:value-type="float">
            <text:p>1,0000543594360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0</text:p>
          </table:table-cell>
          <table:table-cell office:value-type="float" office:value="25" calcext:value-type="float">
            <text:p>25</text:p>
          </table:table-cell>
          <table:table-cell office:value-type="float" office:value="1.07631802558899" calcext:value-type="float">
            <text:p>1,07631802558899</text:p>
          </table:table-cell>
          <table:table-cell office:value-type="float" office:value="0.977167563004927" calcext:value-type="float">
            <text:p>0,977167563004927</text:p>
          </table:table-cell>
          <table:table-cell office:value-type="float" office:value="0.924389600753784" calcext:value-type="float">
            <text:p>0,92438960075378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1</text:p>
          </table:table-cell>
          <table:table-cell office:value-type="float" office:value="50" calcext:value-type="float">
            <text:p>50</text:p>
          </table:table-cell>
          <table:table-cell office:value-type="float" office:value="2.43503069877625" calcext:value-type="float">
            <text:p>2,43503069877625</text:p>
          </table:table-cell>
          <table:table-cell office:value-type="float" office:value="1.97836581143466" calcext:value-type="float">
            <text:p>1,97836581143466</text:p>
          </table:table-cell>
          <table:table-cell office:value-type="float" office:value="1.82984352111816" calcext:value-type="float">
            <text:p>1,8298435211181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2</text:p>
          </table:table-cell>
          <table:table-cell office:value-type="float" office:value="74" calcext:value-type="float">
            <text:p>74</text:p>
          </table:table-cell>
          <table:table-cell office:value-type="float" office:value="1.66504502296448" calcext:value-type="float">
            <text:p>1,66504502296448</text:p>
          </table:table-cell>
          <table:table-cell office:value-type="float" office:value="1.53849458694458" calcext:value-type="float">
            <text:p>1,53849458694458</text:p>
          </table:table-cell>
          <table:table-cell office:value-type="float" office:value="1.4286527633667" calcext:value-type="float">
            <text:p>1,428652763366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3</text:p>
          </table:table-cell>
          <table:table-cell office:value-type="float" office:value="44435" calcext:value-type="float">
            <text:p>44435</text:p>
          </table:table-cell>
          <table:table-cell office:value-type="float" office:value="2.42851543426514" calcext:value-type="float">
            <text:p>2,42851543426514</text:p>
          </table:table-cell>
          <table:table-cell office:value-type="float" office:value="2.28575645793568" calcext:value-type="float">
            <text:p>2,28575645793568</text:p>
          </table:table-cell>
          <table:table-cell office:value-type="float" office:value="2.21606731414795" calcext:value-type="float">
            <text:p>2,2160673141479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4</text:p>
          </table:table-cell>
          <table:table-cell office:value-type="float" office:value="18818" calcext:value-type="float">
            <text:p>18818</text:p>
          </table:table-cell>
          <table:table-cell office:value-type="float" office:value="1.65741348266602" calcext:value-type="float">
            <text:p>1,65741348266602</text:p>
          </table:table-cell>
          <table:table-cell office:value-type="float" office:value="1.57272497090426" calcext:value-type="float">
            <text:p>1,57272497090426</text:p>
          </table:table-cell>
          <table:table-cell office:value-type="float" office:value="1.49264740943909" calcext:value-type="float">
            <text:p>1,4926474094390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5</text:p>
          </table:table-cell>
          <table:table-cell office:value-type="float" office:value="47" calcext:value-type="float">
            <text:p>47</text:p>
          </table:table-cell>
          <table:table-cell office:value-type="float" office:value="1.14993762969971" calcext:value-type="float">
            <text:p>1,14993762969971</text:p>
          </table:table-cell>
          <table:table-cell office:value-type="float" office:value="0.913030797784979" calcext:value-type="float">
            <text:p>0,913030797784979</text:p>
          </table:table-cell>
          <table:table-cell office:value-type="float" office:value="0.856335878372192" calcext:value-type="float">
            <text:p>0,85633587837219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6</text:p>
          </table:table-cell>
          <table:table-cell office:value-type="float" office:value="78" calcext:value-type="float">
            <text:p>78</text:p>
          </table:table-cell>
          <table:table-cell office:value-type="float" office:value="1.26172471046448" calcext:value-type="float">
            <text:p>1,26172471046448</text:p>
          </table:table-cell>
          <table:table-cell office:value-type="float" office:value="1.12319098819386" calcext:value-type="float">
            <text:p>1,12319098819386</text:p>
          </table:table-cell>
          <table:table-cell office:value-type="float" office:value="0.999513149261475" calcext:value-type="float">
            <text:p>0,99951314926147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7</text:p>
          </table:table-cell>
          <table:table-cell office:value-type="float" office:value="23" calcext:value-type="float">
            <text:p>23</text:p>
          </table:table-cell>
          <table:table-cell office:value-type="float" office:value="1.32725501060486" calcext:value-type="float">
            <text:p>1,32725501060486</text:p>
          </table:table-cell>
          <table:table-cell office:value-type="float" office:value="1.22475832158869" calcext:value-type="float">
            <text:p>1,22475832158869</text:p>
          </table:table-cell>
          <table:table-cell office:value-type="float" office:value="1.15853261947632" calcext:value-type="float">
            <text:p>1,1585326194763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8</text:p>
          </table:table-cell>
          <table:table-cell office:value-type="float" office:value="35" calcext:value-type="float">
            <text:p>35</text:p>
          </table:table-cell>
          <table:table-cell office:value-type="float" office:value="1.12597107887268" calcext:value-type="float">
            <text:p>1,12597107887268</text:p>
          </table:table-cell>
          <table:table-cell office:value-type="float" office:value="0.999214020642368" calcext:value-type="float">
            <text:p>0,999214020642368</text:p>
          </table:table-cell>
          <table:table-cell office:value-type="float" office:value="0.920766830444336" calcext:value-type="float">
            <text:p>0,92076683044433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9</text:p>
          </table:table-cell>
          <table:table-cell office:value-type="float" office:value="66" calcext:value-type="float">
            <text:p>66</text:p>
          </table:table-cell>
          <table:table-cell office:value-type="float" office:value="1.24925255775452" calcext:value-type="float">
            <text:p>1,24925255775452</text:p>
          </table:table-cell>
          <table:table-cell office:value-type="float" office:value="1.17231746153398" calcext:value-type="float">
            <text:p>1,17231746153398</text:p>
          </table:table-cell>
          <table:table-cell office:value-type="float" office:value="1.11700749397278" calcext:value-type="float">
            <text:p>1,1170074939727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50</text:p>
          </table:table-cell>
          <table:table-cell office:value-type="float" office:value="174" calcext:value-type="float">
            <text:p>174</text:p>
          </table:table-cell>
          <table:table-cell office:value-type="float" office:value="1.76321363449097" calcext:value-type="float">
            <text:p>1,76321363449097</text:p>
          </table:table-cell>
          <table:table-cell office:value-type="float" office:value="1.65921625224027" calcext:value-type="float">
            <text:p>1,65921625224027</text:p>
          </table:table-cell>
          <table:table-cell office:value-type="float" office:value="1.55127644538879" calcext:value-type="float">
            <text:p>1,5512764453887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Total</text:p>
          </table:table-cell>
          <table:table-cell/>
          <table:table-cell table:formula="of:=SUM([.T3:.T52])" office:value-type="float" office:value="55.9512429237366" calcext:value-type="float">
            <text:p>55,9512429237366</text:p>
          </table:table-cell>
          <table:table-cell table:formula="of:=SUM([.U3:.U52])" office:value-type="float" office:value="49.6948335820978" calcext:value-type="float">
            <text:p>49,6948335820978</text:p>
          </table:table-cell>
          <table:table-cell table:formula="of:=SUM([.V3:.V52])" office:value-type="float" office:value="45.9575729370117" calcext:value-type="float">
            <text:p>45,9575729370117</text:p>
          </table:table-cell>
        </table:table-row>
      </table:table>
      <table:table table:name="10_Janelas sup_0.0049&amp;conf_0.9" table:style-name="ta1"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50.7163801193237" calcext:value-type="float">
            <text:p>50,716380119323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6.1015615463257" calcext:value-type="float">
            <text:p>46,101561546325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5.9241254329681" calcext:value-type="float">
            <text:p>45,924125432968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4.8756310939789" calcext:value-type="float">
            <text:p>44,875631093978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6.5032589435577" calcext:value-type="float">
            <text:p>46,503258943557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5.9298069477081" calcext:value-type="float">
            <text:p>45,929806947708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5.4776055812836" calcext:value-type="float">
            <text:p>45,477605581283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5.0172336101532" calcext:value-type="float">
            <text:p>45,017233610153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5.2719633579254" calcext:value-type="float">
            <text:p>45,271963357925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6.5802297592163" calcext:value-type="float">
            <text:p>46,580229759216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5.4151721000671" calcext:value-type="float">
            <text:p>45,415172100067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table:formula="of:=SUM([.C2];[.G2];[.K2];[.O2];[.S2];[.W2];[.AA2];[.AE2];[.AI2];[.AM2];[.AQ2]) / [.AW2]" office:value-type="float" office:value="46.1648153175007" calcext:value-type="float">
            <text:p>46,1648153175007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50.7163801193237" calcext:value-type="float">
            <text:p>50,7163801193237</text:p>
          </table:table-cell>
          <table:table-cell table:formula="of:=MIN([.C2];[.G2];[.K2];[.O2];[.S2];[.W2];[.AA2];[.AE2];[.AI2];[.AM2];[.AQ2])" office:value-type="float" office:value="44.8756310939789" calcext:value-type="float">
            <text:p>44,8756310939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4.87548041343689" calcext:value-type="float">
            <text:p>4,8754804134368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3.18689155578613" calcext:value-type="float">
            <text:p>3,1868915557861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3.52937269210815" calcext:value-type="float">
            <text:p>3,5293726921081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3.42124104499817" calcext:value-type="float">
            <text:p>3,4212410449981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3.62440252304077" calcext:value-type="float">
            <text:p>3,6244025230407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4.01585125923157" calcext:value-type="float">
            <text:p>4,0158512592315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3.48908305168152" calcext:value-type="float">
            <text:p>3,4890830516815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4.17863345146179" calcext:value-type="float">
            <text:p>4,1786334514617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3.38072180747986" calcext:value-type="float">
            <text:p>3,3807218074798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3.61373257637024" calcext:value-type="float">
            <text:p>3,6137325763702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office:value-type="float" office:value="3.5562572479248" calcext:value-type="float">
            <text:p>3,556257247924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" calcext:value-type="float">
            <text:p>3</text:p>
          </table:table-cell>
          <table:table-cell table:formula="of:=SUM([.C3];[.G3];[.K3];[.O3];[.S3];[.W3];[.AA3];[.AE3];[.AI3];[.AM3];[.AQ3]) / [.AW2]" office:value-type="float" office:value="3.71560614759272" calcext:value-type="float">
            <text:p>3,71560614759272</text:p>
          </table:table-cell>
          <table:table-cell table:number-columns-repeated="3"/>
          <table:table-cell table:formula="of:=MAX([.C3];[.G3];[.K3];[.O3];[.S3];[.W3];[.AA3];[.AE3];[.AI3];[.AM3];[.AQ3])" office:value-type="float" office:value="4.87548041343689" calcext:value-type="float">
            <text:p>4,87548041343689</text:p>
          </table:table-cell>
          <table:table-cell table:formula="of:=MIN([.C3];[.G3];[.K3];[.O3];[.S3];[.W3];[.AA3];[.AE3];[.AI3];[.AM3];[.AQ3])" office:value-type="float" office:value="3.18689155578613" calcext:value-type="float">
            <text:p>3,186891555786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9.36720085144043" calcext:value-type="float">
            <text:p>9,3672008514404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6.78127503395081" calcext:value-type="float">
            <text:p>6,7812750339508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5.9026505947113" calcext:value-type="float">
            <text:p>5,902650594711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6.63393950462341" calcext:value-type="float">
            <text:p>6,6339395046234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5.9468412399292" calcext:value-type="float">
            <text:p>5,946841239929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6.02896189689636" calcext:value-type="float">
            <text:p>6,0289618968963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6.10502886772156" calcext:value-type="float">
            <text:p>6,1050288677215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6.3148238658905" calcext:value-type="float">
            <text:p>6,314823865890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6.11808562278748" calcext:value-type="float">
            <text:p>6,1180856227874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6.42256021499634" calcext:value-type="float">
            <text:p>6,4225602149963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office:value-type="float" office:value="6.20172619819641" calcext:value-type="float">
            <text:p>6,2017261981964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2" calcext:value-type="float">
            <text:p>2</text:p>
          </table:table-cell>
          <table:table-cell table:formula="of:=SUM([.C4];[.G4];[.K4];[.O4];[.S4];[.W4];[.AA4];[.AE4];[.AI4];[.AM4];[.AQ4]) / [.AW2]" office:value-type="float" office:value="6.52937217192216" calcext:value-type="float">
            <text:p>6,52937217192216</text:p>
          </table:table-cell>
          <table:table-cell table:number-columns-repeated="3"/>
          <table:table-cell table:formula="of:=MAX([.C4];[.G4];[.K4];[.O4];[.S4];[.W4];[.AA4];[.AE4];[.AI4];[.AM4];[.AQ4])" office:value-type="float" office:value="9.36720085144043" calcext:value-type="float">
            <text:p>9,36720085144043</text:p>
          </table:table-cell>
          <table:table-cell table:formula="of:=MIN([.C4];[.G4];[.K4];[.O4];[.S4];[.W4];[.AA4];[.AE4];[.AI4];[.AM4];[.AQ4])" office:value-type="float" office:value="5.9026505947113" calcext:value-type="float">
            <text:p>5,9026505947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3" calcext:value-type="float">
            <text:p>3</text:p>
          </table:table-cell>
          <table:table-cell office:value-type="float" office:value="4.24982333183289" calcext:value-type="float">
            <text:p>4,2498233318328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3" calcext:value-type="float">
            <text:p>3</text:p>
          </table:table-cell>
          <table:table-cell office:value-type="float" office:value="3.81233811378479" calcext:value-type="float">
            <text:p>3,8123381137847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3" calcext:value-type="float">
            <text:p>3</text:p>
          </table:table-cell>
          <table:table-cell office:value-type="float" office:value="3.73687839508057" calcext:value-type="float">
            <text:p>3,7368783950805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3" calcext:value-type="float">
            <text:p>3</text:p>
          </table:table-cell>
          <table:table-cell office:value-type="float" office:value="3.85727262496948" calcext:value-type="float">
            <text:p>3,8572726249694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3" calcext:value-type="float">
            <text:p>3</text:p>
          </table:table-cell>
          <table:table-cell office:value-type="float" office:value="3.61278462409973" calcext:value-type="float">
            <text:p>3,6127846240997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3" calcext:value-type="float">
            <text:p>3</text:p>
          </table:table-cell>
          <table:table-cell office:value-type="float" office:value="3.74378633499145" calcext:value-type="float">
            <text:p>3,7437863349914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3" calcext:value-type="float">
            <text:p>3</text:p>
          </table:table-cell>
          <table:table-cell office:value-type="float" office:value="3.75372862815857" calcext:value-type="float">
            <text:p>3,7537286281585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3" calcext:value-type="float">
            <text:p>3</text:p>
          </table:table-cell>
          <table:table-cell office:value-type="float" office:value="3.65882968902588" calcext:value-type="float">
            <text:p>3,6588296890258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3" calcext:value-type="float">
            <text:p>3</text:p>
          </table:table-cell>
          <table:table-cell office:value-type="float" office:value="3.67198395729065" calcext:value-type="float">
            <text:p>3,6719839572906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3" calcext:value-type="float">
            <text:p>3</text:p>
          </table:table-cell>
          <table:table-cell office:value-type="float" office:value="4.0308313369751" calcext:value-type="float">
            <text:p>4,030831336975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3" calcext:value-type="float">
            <text:p>3</text:p>
          </table:table-cell>
          <table:table-cell office:value-type="float" office:value="3.55138230323791" calcext:value-type="float">
            <text:p>3,5513823032379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3" calcext:value-type="float">
            <text:p>3</text:p>
          </table:table-cell>
          <table:table-cell table:formula="of:=SUM([.C5];[.G5];[.K5];[.O5];[.S5];[.W5];[.AA5];[.AE5];[.AI5];[.AM5];[.AQ5]) / [.AW2]" office:value-type="float" office:value="3.78905812176791" calcext:value-type="float">
            <text:p>3,78905812176791</text:p>
          </table:table-cell>
          <table:table-cell table:number-columns-repeated="3"/>
          <table:table-cell table:formula="of:=MAX([.C5];[.G5];[.K5];[.O5];[.S5];[.W5];[.AA5];[.AE5];[.AI5];[.AM5];[.AQ5])" office:value-type="float" office:value="4.24982333183289" calcext:value-type="float">
            <text:p>4,24982333183289</text:p>
          </table:table-cell>
          <table:table-cell table:formula="of:=MIN([.C5];[.G5];[.K5];[.O5];[.S5];[.W5];[.AA5];[.AE5];[.AI5];[.AM5];[.AQ5])" office:value-type="float" office:value="3.55138230323791" calcext:value-type="float">
            <text:p>3,55138230323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23" calcext:value-type="float">
            <text:p>23</text:p>
          </table:table-cell>
          <table:table-cell office:value-type="float" office:value="3.29489088058472" calcext:value-type="float">
            <text:p>3,2948908805847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3" calcext:value-type="float">
            <text:p>23</text:p>
          </table:table-cell>
          <table:table-cell office:value-type="float" office:value="2.71082186698914" calcext:value-type="float">
            <text:p>2,7108218669891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3" calcext:value-type="float">
            <text:p>23</text:p>
          </table:table-cell>
          <table:table-cell office:value-type="float" office:value="2.69521474838257" calcext:value-type="float">
            <text:p>2,6952147483825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3" calcext:value-type="float">
            <text:p>23</text:p>
          </table:table-cell>
          <table:table-cell office:value-type="float" office:value="2.63424968719482" calcext:value-type="float">
            <text:p>2,6342496871948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3" calcext:value-type="float">
            <text:p>23</text:p>
          </table:table-cell>
          <table:table-cell office:value-type="float" office:value="2.67495489120483" calcext:value-type="float">
            <text:p>2,6749548912048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3" calcext:value-type="float">
            <text:p>23</text:p>
          </table:table-cell>
          <table:table-cell office:value-type="float" office:value="2.9850640296936" calcext:value-type="float">
            <text:p>2,985064029693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3" calcext:value-type="float">
            <text:p>23</text:p>
          </table:table-cell>
          <table:table-cell office:value-type="float" office:value="2.68537354469299" calcext:value-type="float">
            <text:p>2,6853735446929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3" calcext:value-type="float">
            <text:p>23</text:p>
          </table:table-cell>
          <table:table-cell office:value-type="float" office:value="2.72748780250549" calcext:value-type="float">
            <text:p>2,7274878025054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3" calcext:value-type="float">
            <text:p>23</text:p>
          </table:table-cell>
          <table:table-cell office:value-type="float" office:value="2.92165803909302" calcext:value-type="float">
            <text:p>2,9216580390930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3" calcext:value-type="float">
            <text:p>23</text:p>
          </table:table-cell>
          <table:table-cell office:value-type="float" office:value="2.68042516708374" calcext:value-type="float">
            <text:p>2,6804251670837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3" calcext:value-type="float">
            <text:p>23</text:p>
          </table:table-cell>
          <table:table-cell office:value-type="float" office:value="2.73877453804016" calcext:value-type="float">
            <text:p>2,7387745380401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23" calcext:value-type="float">
            <text:p>23</text:p>
          </table:table-cell>
          <table:table-cell table:formula="of:=SUM([.C6];[.G6];[.K6];[.O6];[.S6];[.W6];[.AA6];[.AE6];[.AI6];[.AM6];[.AQ6]) / [.AW2]" office:value-type="float" office:value="2.79535592686046" calcext:value-type="float">
            <text:p>2,79535592686046</text:p>
          </table:table-cell>
          <table:table-cell table:number-columns-repeated="3"/>
          <table:table-cell table:formula="of:=MAX([.C6];[.G6];[.K6];[.O6];[.S6];[.W6];[.AA6];[.AE6];[.AI6];[.AM6];[.AQ6])" office:value-type="float" office:value="3.29489088058472" calcext:value-type="float">
            <text:p>3,29489088058472</text:p>
          </table:table-cell>
          <table:table-cell table:formula="of:=MIN([.C6];[.G6];[.K6];[.O6];[.S6];[.W6];[.AA6];[.AE6];[.AI6];[.AM6];[.AQ6])" office:value-type="float" office:value="2.63424968719482" calcext:value-type="float">
            <text:p>2,634249687194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20" calcext:value-type="float">
            <text:p>20</text:p>
          </table:table-cell>
          <table:table-cell office:value-type="float" office:value="3.86984372138977" calcext:value-type="float">
            <text:p>3,8698437213897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0" calcext:value-type="float">
            <text:p>20</text:p>
          </table:table-cell>
          <table:table-cell office:value-type="float" office:value="2.71694421768188" calcext:value-type="float">
            <text:p>2,7169442176818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0" calcext:value-type="float">
            <text:p>20</text:p>
          </table:table-cell>
          <table:table-cell office:value-type="float" office:value="2.57936501502991" calcext:value-type="float">
            <text:p>2,5793650150299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0" calcext:value-type="float">
            <text:p>20</text:p>
          </table:table-cell>
          <table:table-cell office:value-type="float" office:value="2.81760954856873" calcext:value-type="float">
            <text:p>2,8176095485687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0" calcext:value-type="float">
            <text:p>20</text:p>
          </table:table-cell>
          <table:table-cell office:value-type="float" office:value="2.75354266166687" calcext:value-type="float">
            <text:p>2,7535426616668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0" calcext:value-type="float">
            <text:p>20</text:p>
          </table:table-cell>
          <table:table-cell office:value-type="float" office:value="2.67079496383667" calcext:value-type="float">
            <text:p>2,6707949638366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0" calcext:value-type="float">
            <text:p>20</text:p>
          </table:table-cell>
          <table:table-cell office:value-type="float" office:value="2.67446994781494" calcext:value-type="float">
            <text:p>2,6744699478149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0" calcext:value-type="float">
            <text:p>20</text:p>
          </table:table-cell>
          <table:table-cell office:value-type="float" office:value="2.75933885574341" calcext:value-type="float">
            <text:p>2,7593388557434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0" calcext:value-type="float">
            <text:p>20</text:p>
          </table:table-cell>
          <table:table-cell office:value-type="float" office:value="2.81861615180969" calcext:value-type="float">
            <text:p>2,8186161518096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0" calcext:value-type="float">
            <text:p>20</text:p>
          </table:table-cell>
          <table:table-cell office:value-type="float" office:value="2.87681150436401" calcext:value-type="float">
            <text:p>2,8768115043640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0" calcext:value-type="float">
            <text:p>20</text:p>
          </table:table-cell>
          <table:table-cell office:value-type="float" office:value="2.76905870437622" calcext:value-type="float">
            <text:p>2,7690587043762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20" calcext:value-type="float">
            <text:p>20</text:p>
          </table:table-cell>
          <table:table-cell table:formula="of:=SUM([.C7];[.G7];[.K7];[.O7];[.S7];[.W7];[.AA7];[.AE7];[.AI7];[.AM7];[.AQ7]) / [.AW2]" office:value-type="float" office:value="2.84603593566201" calcext:value-type="float">
            <text:p>2,84603593566201</text:p>
          </table:table-cell>
          <table:table-cell table:number-columns-repeated="3"/>
          <table:table-cell table:formula="of:=MAX([.C7];[.G7];[.K7];[.O7];[.S7];[.W7];[.AA7];[.AE7];[.AI7];[.AM7];[.AQ7])" office:value-type="float" office:value="3.86984372138977" calcext:value-type="float">
            <text:p>3,86984372138977</text:p>
          </table:table-cell>
          <table:table-cell table:formula="of:=MIN([.C7];[.G7];[.K7];[.O7];[.S7];[.W7];[.AA7];[.AE7];[.AI7];[.AM7];[.AQ7])" office:value-type="float" office:value="2.57936501502991" calcext:value-type="float">
            <text:p>2,57936501502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9" calcext:value-type="float">
            <text:p>19</text:p>
          </table:table-cell>
          <table:table-cell office:value-type="float" office:value="4.34836983680725" calcext:value-type="float">
            <text:p>4,3483698368072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9" calcext:value-type="float">
            <text:p>19</text:p>
          </table:table-cell>
          <table:table-cell office:value-type="float" office:value="3.15085792541504" calcext:value-type="float">
            <text:p>3,1508579254150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9" calcext:value-type="float">
            <text:p>19</text:p>
          </table:table-cell>
          <table:table-cell office:value-type="float" office:value="3.06574416160583" calcext:value-type="float">
            <text:p>3,0657441616058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9" calcext:value-type="float">
            <text:p>19</text:p>
          </table:table-cell>
          <table:table-cell office:value-type="float" office:value="2.98463082313538" calcext:value-type="float">
            <text:p>2,9846308231353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9" calcext:value-type="float">
            <text:p>19</text:p>
          </table:table-cell>
          <table:table-cell office:value-type="float" office:value="3.11413621902466" calcext:value-type="float">
            <text:p>3,1141362190246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9" calcext:value-type="float">
            <text:p>19</text:p>
          </table:table-cell>
          <table:table-cell office:value-type="float" office:value="3.32060098648071" calcext:value-type="float">
            <text:p>3,3206009864807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9" calcext:value-type="float">
            <text:p>19</text:p>
          </table:table-cell>
          <table:table-cell office:value-type="float" office:value="3.02571368217468" calcext:value-type="float">
            <text:p>3,0257136821746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9" calcext:value-type="float">
            <text:p>19</text:p>
          </table:table-cell>
          <table:table-cell office:value-type="float" office:value="3.27325010299683" calcext:value-type="float">
            <text:p>3,2732501029968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9" calcext:value-type="float">
            <text:p>19</text:p>
          </table:table-cell>
          <table:table-cell office:value-type="float" office:value="3.14678239822388" calcext:value-type="float">
            <text:p>3,1467823982238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9" calcext:value-type="float">
            <text:p>19</text:p>
          </table:table-cell>
          <table:table-cell office:value-type="float" office:value="3.4450957775116" calcext:value-type="float">
            <text:p>3,445095777511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9" calcext:value-type="float">
            <text:p>19</text:p>
          </table:table-cell>
          <table:table-cell office:value-type="float" office:value="3.03341054916382" calcext:value-type="float">
            <text:p>3,0334105491638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9" calcext:value-type="float">
            <text:p>19</text:p>
          </table:table-cell>
          <table:table-cell table:formula="of:=SUM([.C8];[.G8];[.K8];[.O8];[.S8];[.W8];[.AA8];[.AE8];[.AI8];[.AM8];[.AQ8]) / [.AW2]" office:value-type="float" office:value="3.26441749659452" calcext:value-type="float">
            <text:p>3,26441749659452</text:p>
          </table:table-cell>
          <table:table-cell table:number-columns-repeated="3"/>
          <table:table-cell table:formula="of:=MAX([.C8];[.G8];[.K8];[.O8];[.S8];[.W8];[.AA8];[.AE8];[.AI8];[.AM8];[.AQ8])" office:value-type="float" office:value="4.34836983680725" calcext:value-type="float">
            <text:p>4,34836983680725</text:p>
          </table:table-cell>
          <table:table-cell table:formula="of:=MIN([.C8];[.G8];[.K8];[.O8];[.S8];[.W8];[.AA8];[.AE8];[.AI8];[.AM8];[.AQ8])" office:value-type="float" office:value="2.98463082313538" calcext:value-type="float">
            <text:p>2,98463082313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21" calcext:value-type="float">
            <text:p>21</text:p>
          </table:table-cell>
          <table:table-cell office:value-type="float" office:value="7.08571720123291" calcext:value-type="float">
            <text:p>7,0857172012329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1" calcext:value-type="float">
            <text:p>21</text:p>
          </table:table-cell>
          <table:table-cell office:value-type="float" office:value="4.8554539680481" calcext:value-type="float">
            <text:p>4,855453968048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1" calcext:value-type="float">
            <text:p>21</text:p>
          </table:table-cell>
          <table:table-cell office:value-type="float" office:value="4.67094588279724" calcext:value-type="float">
            <text:p>4,6709458827972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1" calcext:value-type="float">
            <text:p>21</text:p>
          </table:table-cell>
          <table:table-cell office:value-type="float" office:value="4.54600644111633" calcext:value-type="float">
            <text:p>4,5460064411163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1" calcext:value-type="float">
            <text:p>21</text:p>
          </table:table-cell>
          <table:table-cell office:value-type="float" office:value="4.64225792884827" calcext:value-type="float">
            <text:p>4,6422579288482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1" calcext:value-type="float">
            <text:p>21</text:p>
          </table:table-cell>
          <table:table-cell office:value-type="float" office:value="4.45749282836914" calcext:value-type="float">
            <text:p>4,4574928283691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1" calcext:value-type="float">
            <text:p>21</text:p>
          </table:table-cell>
          <table:table-cell office:value-type="float" office:value="4.77208495140076" calcext:value-type="float">
            <text:p>4,7720849514007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1" calcext:value-type="float">
            <text:p>21</text:p>
          </table:table-cell>
          <table:table-cell office:value-type="float" office:value="4.6689772605896" calcext:value-type="float">
            <text:p>4,668977260589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1" calcext:value-type="float">
            <text:p>21</text:p>
          </table:table-cell>
          <table:table-cell office:value-type="float" office:value="4.70433282852173" calcext:value-type="float">
            <text:p>4,7043328285217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1" calcext:value-type="float">
            <text:p>21</text:p>
          </table:table-cell>
          <table:table-cell office:value-type="float" office:value="4.53402233123779" calcext:value-type="float">
            <text:p>4,5340223312377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1" calcext:value-type="float">
            <text:p>21</text:p>
          </table:table-cell>
          <table:table-cell office:value-type="float" office:value="5.22501158714294" calcext:value-type="float">
            <text:p>5,2250115871429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21" calcext:value-type="float">
            <text:p>21</text:p>
          </table:table-cell>
          <table:table-cell table:formula="of:=SUM([.C9];[.G9];[.K9];[.O9];[.S9];[.W9];[.AA9];[.AE9];[.AI9];[.AM9];[.AQ9]) / [.AW2]" office:value-type="float" office:value="4.92384574630044" calcext:value-type="float">
            <text:p>4,92384574630044</text:p>
          </table:table-cell>
          <table:table-cell table:number-columns-repeated="3"/>
          <table:table-cell table:formula="of:=MAX([.C9];[.G9];[.K9];[.O9];[.S9];[.W9];[.AA9];[.AE9];[.AI9];[.AM9];[.AQ9])" office:value-type="float" office:value="7.08571720123291" calcext:value-type="float">
            <text:p>7,08571720123291</text:p>
          </table:table-cell>
          <table:table-cell table:formula="of:=MIN([.C9];[.G9];[.K9];[.O9];[.S9];[.W9];[.AA9];[.AE9];[.AI9];[.AM9];[.AQ9])" office:value-type="float" office:value="4.45749282836914" calcext:value-type="float">
            <text:p>4,45749282836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24" calcext:value-type="float">
            <text:p>24</text:p>
          </table:table-cell>
          <table:table-cell office:value-type="float" office:value="7.64760947227478" calcext:value-type="float">
            <text:p>7,6476094722747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4" calcext:value-type="float">
            <text:p>24</text:p>
          </table:table-cell>
          <table:table-cell office:value-type="float" office:value="5.30512642860413" calcext:value-type="float">
            <text:p>5,3051264286041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4" calcext:value-type="float">
            <text:p>24</text:p>
          </table:table-cell>
          <table:table-cell office:value-type="float" office:value="5.35847949981689" calcext:value-type="float">
            <text:p>5,3584794998168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4" calcext:value-type="float">
            <text:p>24</text:p>
          </table:table-cell>
          <table:table-cell office:value-type="float" office:value="5.1323094367981" calcext:value-type="float">
            <text:p>5,132309436798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4" calcext:value-type="float">
            <text:p>24</text:p>
          </table:table-cell>
          <table:table-cell office:value-type="float" office:value="4.84085321426392" calcext:value-type="float">
            <text:p>4,8408532142639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4" calcext:value-type="float">
            <text:p>24</text:p>
          </table:table-cell>
          <table:table-cell office:value-type="float" office:value="5.07528924942017" calcext:value-type="float">
            <text:p>5,0752892494201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4" calcext:value-type="float">
            <text:p>24</text:p>
          </table:table-cell>
          <table:table-cell office:value-type="float" office:value="5.68351483345032" calcext:value-type="float">
            <text:p>5,6835148334503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4" calcext:value-type="float">
            <text:p>24</text:p>
          </table:table-cell>
          <table:table-cell office:value-type="float" office:value="5.02089738845825" calcext:value-type="float">
            <text:p>5,0208973884582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4" calcext:value-type="float">
            <text:p>24</text:p>
          </table:table-cell>
          <table:table-cell office:value-type="float" office:value="5.61690187454224" calcext:value-type="float">
            <text:p>5,6169018745422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4" calcext:value-type="float">
            <text:p>24</text:p>
          </table:table-cell>
          <table:table-cell office:value-type="float" office:value="5.15766954421997" calcext:value-type="float">
            <text:p>5,1576695442199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4" calcext:value-type="float">
            <text:p>24</text:p>
          </table:table-cell>
          <table:table-cell office:value-type="float" office:value="4.9890558719635" calcext:value-type="float">
            <text:p>4,989055871963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4" calcext:value-type="float">
            <text:p>24</text:p>
          </table:table-cell>
          <table:table-cell table:formula="of:=SUM([.C10];[.G10];[.K10];[.O10];[.S10];[.W10];[.AA10];[.AE10];[.AI10];[.AM10];[.AQ10]) / [.AW2]" office:value-type="float" office:value="5.4388824376193" calcext:value-type="float">
            <text:p>5,4388824376193</text:p>
          </table:table-cell>
          <table:table-cell table:number-columns-repeated="3"/>
          <table:table-cell table:formula="of:=MAX([.C10];[.G10];[.K10];[.O10];[.S10];[.W10];[.AA10];[.AE10];[.AI10];[.AM10];[.AQ10])" office:value-type="float" office:value="7.64760947227478" calcext:value-type="float">
            <text:p>7,64760947227478</text:p>
          </table:table-cell>
          <table:table-cell table:formula="of:=MIN([.C10];[.G10];[.K10];[.O10];[.S10];[.W10];[.AA10];[.AE10];[.AI10];[.AM10];[.AQ10])" office:value-type="float" office:value="4.84085321426392" calcext:value-type="float">
            <text:p>4,840853214263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16" calcext:value-type="float">
            <text:p>16</text:p>
          </table:table-cell>
          <table:table-cell office:value-type="float" office:value="12.3620479106903" calcext:value-type="float">
            <text:p>12,362047910690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6" calcext:value-type="float">
            <text:p>16</text:p>
          </table:table-cell>
          <table:table-cell office:value-type="float" office:value="7.40539622306824" calcext:value-type="float">
            <text:p>7,4053962230682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6" calcext:value-type="float">
            <text:p>16</text:p>
          </table:table-cell>
          <table:table-cell office:value-type="float" office:value="7.57426762580872" calcext:value-type="float">
            <text:p>7,5742676258087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6" calcext:value-type="float">
            <text:p>16</text:p>
          </table:table-cell>
          <table:table-cell office:value-type="float" office:value="7.24426364898682" calcext:value-type="float">
            <text:p>7,2442636489868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6" calcext:value-type="float">
            <text:p>16</text:p>
          </table:table-cell>
          <table:table-cell office:value-type="float" office:value="7.77900433540344" calcext:value-type="float">
            <text:p>7,7790043354034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6" calcext:value-type="float">
            <text:p>16</text:p>
          </table:table-cell>
          <table:table-cell office:value-type="float" office:value="7.13778448104858" calcext:value-type="float">
            <text:p>7,1377844810485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6" calcext:value-type="float">
            <text:p>16</text:p>
          </table:table-cell>
          <table:table-cell office:value-type="float" office:value="7.33228325843811" calcext:value-type="float">
            <text:p>7,3322832584381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6" calcext:value-type="float">
            <text:p>16</text:p>
          </table:table-cell>
          <table:table-cell office:value-type="float" office:value="7.18587207794189" calcext:value-type="float">
            <text:p>7,1858720779418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6" calcext:value-type="float">
            <text:p>16</text:p>
          </table:table-cell>
          <table:table-cell office:value-type="float" office:value="7.48998975753784" calcext:value-type="float">
            <text:p>7,4899897575378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6" calcext:value-type="float">
            <text:p>16</text:p>
          </table:table-cell>
          <table:table-cell office:value-type="float" office:value="7.07639026641846" calcext:value-type="float">
            <text:p>7,0763902664184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6" calcext:value-type="float">
            <text:p>16</text:p>
          </table:table-cell>
          <table:table-cell office:value-type="float" office:value="7.12105464935303" calcext:value-type="float">
            <text:p>7,1210546493530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6" calcext:value-type="float">
            <text:p>16</text:p>
          </table:table-cell>
          <table:table-cell table:formula="of:=SUM([.C11];[.G11];[.K11];[.O11];[.S11];[.W11];[.AA11];[.AE11];[.AI11];[.AM11];[.AQ11]) / [.AW2]" office:value-type="float" office:value="7.79166856679049" calcext:value-type="float">
            <text:p>7,79166856679049</text:p>
          </table:table-cell>
          <table:table-cell table:number-columns-repeated="3"/>
          <table:table-cell table:formula="of:=MAX([.C11];[.G11];[.K11];[.O11];[.S11];[.W11];[.AA11];[.AE11];[.AI11];[.AM11];[.AQ11])" office:value-type="float" office:value="12.3620479106903" calcext:value-type="float">
            <text:p>12,3620479106903</text:p>
          </table:table-cell>
          <table:table-cell table:formula="of:=MIN([.C11];[.G11];[.K11];[.O11];[.S11];[.W11];[.AA11];[.AE11];[.AI11];[.AM11];[.AQ11])" office:value-type="float" office:value="7.07639026641846" calcext:value-type="float">
            <text:p>7,07639026641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23" calcext:value-type="float">
            <text:p>23</text:p>
          </table:table-cell>
          <table:table-cell office:value-type="float" office:value="8.17753553390503" calcext:value-type="float">
            <text:p>8,1775355339050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3" calcext:value-type="float">
            <text:p>23</text:p>
          </table:table-cell>
          <table:table-cell office:value-type="float" office:value="5.81824278831482" calcext:value-type="float">
            <text:p>5,8182427883148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3" calcext:value-type="float">
            <text:p>23</text:p>
          </table:table-cell>
          <table:table-cell office:value-type="float" office:value="6.0157516002655" calcext:value-type="float">
            <text:p>6,015751600265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3" calcext:value-type="float">
            <text:p>23</text:p>
          </table:table-cell>
          <table:table-cell office:value-type="float" office:value="5.73040246963501" calcext:value-type="float">
            <text:p>5,7304024696350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3" calcext:value-type="float">
            <text:p>23</text:p>
          </table:table-cell>
          <table:table-cell office:value-type="float" office:value="5.65209054946899" calcext:value-type="float">
            <text:p>5,6520905494689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3" calcext:value-type="float">
            <text:p>23</text:p>
          </table:table-cell>
          <table:table-cell office:value-type="float" office:value="5.64887762069702" calcext:value-type="float">
            <text:p>5,6488776206970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3" calcext:value-type="float">
            <text:p>23</text:p>
          </table:table-cell>
          <table:table-cell office:value-type="float" office:value="5.92777991294861" calcext:value-type="float">
            <text:p>5,9277799129486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3" calcext:value-type="float">
            <text:p>23</text:p>
          </table:table-cell>
          <table:table-cell office:value-type="float" office:value="5.54021239280701" calcext:value-type="float">
            <text:p>5,5402123928070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3" calcext:value-type="float">
            <text:p>23</text:p>
          </table:table-cell>
          <table:table-cell office:value-type="float" office:value="5.95091032981873" calcext:value-type="float">
            <text:p>5,9509103298187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3" calcext:value-type="float">
            <text:p>23</text:p>
          </table:table-cell>
          <table:table-cell office:value-type="float" office:value="5.71476411819458" calcext:value-type="float">
            <text:p>5,7147641181945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3" calcext:value-type="float">
            <text:p>23</text:p>
          </table:table-cell>
          <table:table-cell office:value-type="float" office:value="6.06375980377197" calcext:value-type="float">
            <text:p>6,0637598037719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23" calcext:value-type="float">
            <text:p>23</text:p>
          </table:table-cell>
          <table:table-cell table:formula="of:=SUM([.C12];[.G12];[.K12];[.O12];[.S12];[.W12];[.AA12];[.AE12];[.AI12];[.AM12];[.AQ12]) / [.AW2]" office:value-type="float" office:value="6.0218479199843" calcext:value-type="float">
            <text:p>6,0218479199843</text:p>
          </table:table-cell>
          <table:table-cell table:number-columns-repeated="3"/>
          <table:table-cell table:formula="of:=MAX([.C12];[.G12];[.K12];[.O12];[.S12];[.W12];[.AA12];[.AE12];[.AI12];[.AM12];[.AQ12])" office:value-type="float" office:value="8.17753553390503" calcext:value-type="float">
            <text:p>8,17753553390503</text:p>
          </table:table-cell>
          <table:table-cell table:formula="of:=MIN([.C12];[.G12];[.K12];[.O12];[.S12];[.W12];[.AA12];[.AE12];[.AI12];[.AM12];[.AQ12])" office:value-type="float" office:value="5.54021239280701" calcext:value-type="float">
            <text:p>5,54021239280701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12])" office:value-type="float" office:value="65.278519153595" calcext:value-type="float">
            <text:p>65,27851915359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45.7433481216431" calcext:value-type="float">
            <text:p>45,743348121643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12])" office:value-type="float" office:value="45.1286702156067" calcext:value-type="float">
            <text:p>45,128670215606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12])" office:value-type="float" office:value="45.0019252300262" calcext:value-type="float">
            <text:p>45,001925230026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12])" office:value-type="float" office:value="44.6408681869507" calcext:value-type="float">
            <text:p>44,640868186950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12])" office:value-type="float" office:value="45.0845036506653" calcext:value-type="float">
            <text:p>45,084503650665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12])" office:value-type="float" office:value="45.4490606784821" calcext:value-type="float">
            <text:p>45,449060678482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12])" office:value-type="float" office:value="45.3283228874207" calcext:value-type="float">
            <text:p>45,328322887420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12])" office:value-type="float" office:value="45.8199827671051" calcext:value-type="float">
            <text:p>45,819982767105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12])" office:value-type="float" office:value="45.5523028373718" calcext:value-type="float">
            <text:p>45,552302837371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12])" office:value-type="float" office:value="45.2494914531708" calcext:value-type="float">
            <text:p>45,249491453170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12])" office:value-type="float" office:value="47.1160904710943" calcext:value-type="float">
            <text:p>47,1160904710943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12])" office:value-type="float" office:value="65.278519153595" calcext:value-type="float">
            <text:p>65,278519153595</text:p>
          </table:table-cell>
          <table:table-cell table:formula="of:=SUM([.AZ3:.AZ12])" office:value-type="float" office:value="42.754118680954" calcext:value-type="float">
            <text:p>42,754118680954</text:p>
          </table:table-cell>
          <table:table-cell table:number-columns-repeated="8"/>
        </table:table-row>
      </table:table>
      <table:table table:name="30_Janelas sup_0.0049&amp;conf_0.9" table:style-name="ta1"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50.8475565910339" calcext:value-type="float">
            <text:p>50,847556591033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4.4260206222534" calcext:value-type="float">
            <text:p>44,426020622253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3.7168385982513" calcext:value-type="float">
            <text:p>43,716838598251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3.0782730579376" calcext:value-type="float">
            <text:p>43,078273057937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3.844806432724" calcext:value-type="float">
            <text:p>43,84480643272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3.6402480602264" calcext:value-type="float">
            <text:p>43,640248060226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4.1664891242981" calcext:value-type="float">
            <text:p>44,166489124298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3.6247615814209" calcext:value-type="float">
            <text:p>43,624761581420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6.0473880767822" calcext:value-type="float">
            <text:p>46,047388076782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6.5571274757385" calcext:value-type="float">
            <text:p>46,557127475738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4.9453964233399" calcext:value-type="float">
            <text:p>44,945396423339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table:formula="of:=SUM([.C2];[.G2];[.K2];[.O2];[.S2];[.W2];[.AA2];[.AE2];[.AI2];[.AM2];[.AQ2]) / [.AW2]" office:value-type="float" office:value="44.9904460040006" calcext:value-type="float">
            <text:p>44,9904460040006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50.8475565910339" calcext:value-type="float">
            <text:p>50,8475565910339</text:p>
          </table:table-cell>
          <table:table-cell table:formula="of:=MIN([.C2];[.G2];[.K2];[.O2];[.S2];[.W2];[.AA2];[.AE2];[.AI2];[.AM2];[.AQ2])" office:value-type="float" office:value="43.0782730579376" calcext:value-type="float">
            <text:p>43,0782730579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59" calcext:value-type="float">
            <text:p>59</text:p>
          </table:table-cell>
          <table:table-cell office:value-type="float" office:value="1.94738388061523" calcext:value-type="float">
            <text:p>1,9473838806152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9" calcext:value-type="float">
            <text:p>59</text:p>
          </table:table-cell>
          <table:table-cell office:value-type="float" office:value="1.97601771354675" calcext:value-type="float">
            <text:p>1,9760177135467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9" calcext:value-type="float">
            <text:p>59</text:p>
          </table:table-cell>
          <table:table-cell office:value-type="float" office:value="1.86672472953796" calcext:value-type="float">
            <text:p>1,8667247295379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9" calcext:value-type="float">
            <text:p>59</text:p>
          </table:table-cell>
          <table:table-cell office:value-type="float" office:value="1.91420221328735" calcext:value-type="float">
            <text:p>1,9142022132873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9" calcext:value-type="float">
            <text:p>59</text:p>
          </table:table-cell>
          <table:table-cell office:value-type="float" office:value="2.20534539222717" calcext:value-type="float">
            <text:p>2,2053453922271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9" calcext:value-type="float">
            <text:p>59</text:p>
          </table:table-cell>
          <table:table-cell office:value-type="float" office:value="1.89591765403748" calcext:value-type="float">
            <text:p>1,8959176540374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9" calcext:value-type="float">
            <text:p>59</text:p>
          </table:table-cell>
          <table:table-cell office:value-type="float" office:value="2.3546040058136" calcext:value-type="float">
            <text:p>2,354604005813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9" calcext:value-type="float">
            <text:p>59</text:p>
          </table:table-cell>
          <table:table-cell office:value-type="float" office:value="1.83854126930237" calcext:value-type="float">
            <text:p>1,8385412693023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9" calcext:value-type="float">
            <text:p>59</text:p>
          </table:table-cell>
          <table:table-cell office:value-type="float" office:value="2.03335905075073" calcext:value-type="float">
            <text:p>2,0333590507507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9" calcext:value-type="float">
            <text:p>59</text:p>
          </table:table-cell>
          <table:table-cell office:value-type="float" office:value="1.88259196281433" calcext:value-type="float">
            <text:p>1,8825919628143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9" calcext:value-type="float">
            <text:p>59</text:p>
          </table:table-cell>
          <table:table-cell office:value-type="float" office:value="2.04820585250854" calcext:value-type="float">
            <text:p>2,0482058525085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59" calcext:value-type="float">
            <text:p>59</text:p>
          </table:table-cell>
          <table:table-cell table:formula="of:=SUM([.C3];[.G3];[.K3];[.O3];[.S3];[.W3];[.AA3];[.AE3];[.AI3];[.AM3];[.AQ3]) / [.AW2]" office:value-type="float" office:value="1.99662670222196" calcext:value-type="float">
            <text:p>1,99662670222196</text:p>
          </table:table-cell>
          <table:table-cell table:number-columns-repeated="3"/>
          <table:table-cell table:formula="of:=MAX([.C3];[.G3];[.K3];[.O3];[.S3];[.W3];[.AA3];[.AE3];[.AI3];[.AM3];[.AQ3])" office:value-type="float" office:value="2.3546040058136" calcext:value-type="float">
            <text:p>2,3546040058136</text:p>
          </table:table-cell>
          <table:table-cell table:formula="of:=MIN([.C3];[.G3];[.K3];[.O3];[.S3];[.W3];[.AA3];[.AE3];[.AI3];[.AM3];[.AQ3])" office:value-type="float" office:value="1.83854126930237" calcext:value-type="float">
            <text:p>1,838541269302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3" calcext:value-type="float">
            <text:p>3</text:p>
          </table:table-cell>
          <table:table-cell office:value-type="float" office:value="0.891176700592041" calcext:value-type="float">
            <text:p>0,89117670059204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" calcext:value-type="float">
            <text:p>3</text:p>
          </table:table-cell>
          <table:table-cell office:value-type="float" office:value="0.85961127281189" calcext:value-type="float">
            <text:p>0,8596112728118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" calcext:value-type="float">
            <text:p>3</text:p>
          </table:table-cell>
          <table:table-cell office:value-type="float" office:value="0.807513236999512" calcext:value-type="float">
            <text:p>0,80751323699951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" calcext:value-type="float">
            <text:p>3</text:p>
          </table:table-cell>
          <table:table-cell office:value-type="float" office:value="0.746546268463135" calcext:value-type="float">
            <text:p>0,74654626846313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" calcext:value-type="float">
            <text:p>3</text:p>
          </table:table-cell>
          <table:table-cell office:value-type="float" office:value="1.05137872695923" calcext:value-type="float">
            <text:p>1,0513787269592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" calcext:value-type="float">
            <text:p>3</text:p>
          </table:table-cell>
          <table:table-cell office:value-type="float" office:value="0.816090822219849" calcext:value-type="float">
            <text:p>0,81609082221984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" calcext:value-type="float">
            <text:p>3</text:p>
          </table:table-cell>
          <table:table-cell office:value-type="float" office:value="0.764225721359253" calcext:value-type="float">
            <text:p>0,76422572135925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" calcext:value-type="float">
            <text:p>3</text:p>
          </table:table-cell>
          <table:table-cell office:value-type="float" office:value="0.829702377319336" calcext:value-type="float">
            <text:p>0,82970237731933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" calcext:value-type="float">
            <text:p>3</text:p>
          </table:table-cell>
          <table:table-cell office:value-type="float" office:value="0.725275754928589" calcext:value-type="float">
            <text:p>0,72527575492858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" calcext:value-type="float">
            <text:p>3</text:p>
          </table:table-cell>
          <table:table-cell office:value-type="float" office:value="0.799949407577515" calcext:value-type="float">
            <text:p>0,79994940757751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" calcext:value-type="float">
            <text:p>3</text:p>
          </table:table-cell>
          <table:table-cell office:value-type="float" office:value="0.819647550582886" calcext:value-type="float">
            <text:p>0,81964755058288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3" calcext:value-type="float">
            <text:p>3</text:p>
          </table:table-cell>
          <table:table-cell table:formula="of:=SUM([.C4];[.G4];[.K4];[.O4];[.S4];[.W4];[.AA4];[.AE4];[.AI4];[.AM4];[.AQ4]) / [.AW2]" office:value-type="float" office:value="0.828283439983021" calcext:value-type="float">
            <text:p>0,828283439983021</text:p>
          </table:table-cell>
          <table:table-cell table:number-columns-repeated="3"/>
          <table:table-cell table:formula="of:=MAX([.C4];[.G4];[.K4];[.O4];[.S4];[.W4];[.AA4];[.AE4];[.AI4];[.AM4];[.AQ4])" office:value-type="float" office:value="1.05137872695923" calcext:value-type="float">
            <text:p>1,05137872695923</text:p>
          </table:table-cell>
          <table:table-cell table:formula="of:=MIN([.C4];[.G4];[.K4];[.O4];[.S4];[.W4];[.AA4];[.AE4];[.AI4];[.AM4];[.AQ4])" office:value-type="float" office:value="0.725275754928589" calcext:value-type="float">
            <text:p>0,725275754928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46" calcext:value-type="float">
            <text:p>46</text:p>
          </table:table-cell>
          <table:table-cell office:value-type="float" office:value="1.20333194732666" calcext:value-type="float">
            <text:p>1,2033319473266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6" calcext:value-type="float">
            <text:p>46</text:p>
          </table:table-cell>
          <table:table-cell office:value-type="float" office:value="1.11585855484009" calcext:value-type="float">
            <text:p>1,1158585548400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6" calcext:value-type="float">
            <text:p>46</text:p>
          </table:table-cell>
          <table:table-cell office:value-type="float" office:value="1.4782338142395" calcext:value-type="float">
            <text:p>1,478233814239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6" calcext:value-type="float">
            <text:p>46</text:p>
          </table:table-cell>
          <table:table-cell office:value-type="float" office:value="1.36850047111511" calcext:value-type="float">
            <text:p>1,3685004711151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6" calcext:value-type="float">
            <text:p>46</text:p>
          </table:table-cell>
          <table:table-cell office:value-type="float" office:value="1.15770888328552" calcext:value-type="float">
            <text:p>1,1577088832855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6" calcext:value-type="float">
            <text:p>46</text:p>
          </table:table-cell>
          <table:table-cell office:value-type="float" office:value="1.23087024688721" calcext:value-type="float">
            <text:p>1,2308702468872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6" calcext:value-type="float">
            <text:p>46</text:p>
          </table:table-cell>
          <table:table-cell office:value-type="float" office:value="1.07961702346802" calcext:value-type="float">
            <text:p>1,0796170234680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6" calcext:value-type="float">
            <text:p>46</text:p>
          </table:table-cell>
          <table:table-cell office:value-type="float" office:value="1.12151765823364" calcext:value-type="float">
            <text:p>1,1215176582336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6" calcext:value-type="float">
            <text:p>46</text:p>
          </table:table-cell>
          <table:table-cell office:value-type="float" office:value="1.26908087730408" calcext:value-type="float">
            <text:p>1,2690808773040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6" calcext:value-type="float">
            <text:p>46</text:p>
          </table:table-cell>
          <table:table-cell office:value-type="float" office:value="1.10527038574219" calcext:value-type="float">
            <text:p>1,1052703857421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6" calcext:value-type="float">
            <text:p>46</text:p>
          </table:table-cell>
          <table:table-cell office:value-type="float" office:value="1.16841578483582" calcext:value-type="float">
            <text:p>1,1684157848358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46" calcext:value-type="float">
            <text:p>46</text:p>
          </table:table-cell>
          <table:table-cell table:formula="of:=SUM([.C5];[.G5];[.K5];[.O5];[.S5];[.W5];[.AA5];[.AE5];[.AI5];[.AM5];[.AQ5]) / [.AW2]" office:value-type="float" office:value="1.20894596793435" calcext:value-type="float">
            <text:p>1,20894596793435</text:p>
          </table:table-cell>
          <table:table-cell table:number-columns-repeated="3"/>
          <table:table-cell table:formula="of:=MAX([.C5];[.G5];[.K5];[.O5];[.S5];[.W5];[.AA5];[.AE5];[.AI5];[.AM5];[.AQ5])" office:value-type="float" office:value="1.4782338142395" calcext:value-type="float">
            <text:p>1,4782338142395</text:p>
          </table:table-cell>
          <table:table-cell table:formula="of:=MIN([.C5];[.G5];[.K5];[.O5];[.S5];[.W5];[.AA5];[.AE5];[.AI5];[.AM5];[.AQ5])" office:value-type="float" office:value="1.07961702346802" calcext:value-type="float">
            <text:p>1,07961702346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575" calcext:value-type="float">
            <text:p>575</text:p>
          </table:table-cell>
          <table:table-cell office:value-type="float" office:value="2.55200886726379" calcext:value-type="float">
            <text:p>2,5520088672637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75" calcext:value-type="float">
            <text:p>575</text:p>
          </table:table-cell>
          <table:table-cell office:value-type="float" office:value="2.4104220867157" calcext:value-type="float">
            <text:p>2,410422086715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75" calcext:value-type="float">
            <text:p>575</text:p>
          </table:table-cell>
          <table:table-cell office:value-type="float" office:value="2.68026852607727" calcext:value-type="float">
            <text:p>2,6802685260772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75" calcext:value-type="float">
            <text:p>575</text:p>
          </table:table-cell>
          <table:table-cell office:value-type="float" office:value="2.60977149009705" calcext:value-type="float">
            <text:p>2,6097714900970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75" calcext:value-type="float">
            <text:p>575</text:p>
          </table:table-cell>
          <table:table-cell office:value-type="float" office:value="2.41610622406006" calcext:value-type="float">
            <text:p>2,4161062240600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75" calcext:value-type="float">
            <text:p>575</text:p>
          </table:table-cell>
          <table:table-cell office:value-type="float" office:value="2.35860848426819" calcext:value-type="float">
            <text:p>2,3586084842681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75" calcext:value-type="float">
            <text:p>575</text:p>
          </table:table-cell>
          <table:table-cell office:value-type="float" office:value="2.34295511245728" calcext:value-type="float">
            <text:p>2,3429551124572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75" calcext:value-type="float">
            <text:p>575</text:p>
          </table:table-cell>
          <table:table-cell office:value-type="float" office:value="2.40543127059937" calcext:value-type="float">
            <text:p>2,4054312705993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75" calcext:value-type="float">
            <text:p>575</text:p>
          </table:table-cell>
          <table:table-cell office:value-type="float" office:value="2.33596110343933" calcext:value-type="float">
            <text:p>2,3359611034393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75" calcext:value-type="float">
            <text:p>575</text:p>
          </table:table-cell>
          <table:table-cell office:value-type="float" office:value="2.38889265060425" calcext:value-type="float">
            <text:p>2,3888926506042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75" calcext:value-type="float">
            <text:p>575</text:p>
          </table:table-cell>
          <table:table-cell office:value-type="float" office:value="2.46206903457642" calcext:value-type="float">
            <text:p>2,4620690345764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575" calcext:value-type="float">
            <text:p>575</text:p>
          </table:table-cell>
          <table:table-cell table:formula="of:=SUM([.C6];[.G6];[.K6];[.O6];[.S6];[.W6];[.AA6];[.AE6];[.AI6];[.AM6];[.AQ6]) / [.AW2]" office:value-type="float" office:value="2.45113589546897" calcext:value-type="float">
            <text:p>2,45113589546897</text:p>
          </table:table-cell>
          <table:table-cell table:number-columns-repeated="3"/>
          <table:table-cell table:formula="of:=MAX([.C6];[.G6];[.K6];[.O6];[.S6];[.W6];[.AA6];[.AE6];[.AI6];[.AM6];[.AQ6])" office:value-type="float" office:value="2.68026852607727" calcext:value-type="float">
            <text:p>2,68026852607727</text:p>
          </table:table-cell>
          <table:table-cell table:formula="of:=MIN([.C6];[.G6];[.K6];[.O6];[.S6];[.W6];[.AA6];[.AE6];[.AI6];[.AM6];[.AQ6])" office:value-type="float" office:value="2.33596110343933" calcext:value-type="float">
            <text:p>2,33596110343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" calcext:value-type="float">
            <text:p>1</text:p>
          </table:table-cell>
          <table:table-cell office:value-type="float" office:value="1.46217608451843" calcext:value-type="float">
            <text:p>1,4621760845184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" calcext:value-type="float">
            <text:p>1</text:p>
          </table:table-cell>
          <table:table-cell office:value-type="float" office:value="1.36612010002136" calcext:value-type="float">
            <text:p>1,3661201000213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" calcext:value-type="float">
            <text:p>1</text:p>
          </table:table-cell>
          <table:table-cell office:value-type="float" office:value="1.42329525947571" calcext:value-type="float">
            <text:p>1,4232952594757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" calcext:value-type="float">
            <text:p>1</text:p>
          </table:table-cell>
          <table:table-cell office:value-type="float" office:value="1.55470037460327" calcext:value-type="float">
            <text:p>1,5547003746032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" calcext:value-type="float">
            <text:p>1</text:p>
          </table:table-cell>
          <table:table-cell office:value-type="float" office:value="1.29665422439575" calcext:value-type="float">
            <text:p>1,2966542243957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" calcext:value-type="float">
            <text:p>1</text:p>
          </table:table-cell>
          <table:table-cell office:value-type="float" office:value="1.34719967842102" calcext:value-type="float">
            <text:p>1,3471996784210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" calcext:value-type="float">
            <text:p>1</text:p>
          </table:table-cell>
          <table:table-cell office:value-type="float" office:value="1.37346816062927" calcext:value-type="float">
            <text:p>1,3734681606292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" calcext:value-type="float">
            <text:p>1</text:p>
          </table:table-cell>
          <table:table-cell office:value-type="float" office:value="1.49381017684937" calcext:value-type="float">
            <text:p>1,4938101768493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" calcext:value-type="float">
            <text:p>1</text:p>
          </table:table-cell>
          <table:table-cell office:value-type="float" office:value="1.36637759208679" calcext:value-type="float">
            <text:p>1,3663775920867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" calcext:value-type="float">
            <text:p>1</text:p>
          </table:table-cell>
          <table:table-cell office:value-type="float" office:value="1.37111282348633" calcext:value-type="float">
            <text:p>1,3711128234863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" calcext:value-type="float">
            <text:p>1</text:p>
          </table:table-cell>
          <table:table-cell office:value-type="float" office:value="1.42552947998047" calcext:value-type="float">
            <text:p>1,4255294799804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" calcext:value-type="float">
            <text:p>1</text:p>
          </table:table-cell>
          <table:table-cell table:formula="of:=SUM([.C7];[.G7];[.K7];[.O7];[.S7];[.W7];[.AA7];[.AE7];[.AI7];[.AM7];[.AQ7]) / [.AW2]" office:value-type="float" office:value="1.4073130867698" calcext:value-type="float">
            <text:p>1,4073130867698</text:p>
          </table:table-cell>
          <table:table-cell table:number-columns-repeated="3"/>
          <table:table-cell table:formula="of:=MAX([.C7];[.G7];[.K7];[.O7];[.S7];[.W7];[.AA7];[.AE7];[.AI7];[.AM7];[.AQ7])" office:value-type="float" office:value="1.55470037460327" calcext:value-type="float">
            <text:p>1,55470037460327</text:p>
          </table:table-cell>
          <table:table-cell table:formula="of:=MIN([.C7];[.G7];[.K7];[.O7];[.S7];[.W7];[.AA7];[.AE7];[.AI7];[.AM7];[.AQ7])" office:value-type="float" office:value="1.29665422439575" calcext:value-type="float">
            <text:p>1,29665422439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" calcext:value-type="float">
            <text:p>1</text:p>
          </table:table-cell>
          <table:table-cell office:value-type="float" office:value="1.68286228179932" calcext:value-type="float">
            <text:p>1,6828622817993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" calcext:value-type="float">
            <text:p>1</text:p>
          </table:table-cell>
          <table:table-cell office:value-type="float" office:value="1.70251941680908" calcext:value-type="float">
            <text:p>1,7025194168090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" calcext:value-type="float">
            <text:p>1</text:p>
          </table:table-cell>
          <table:table-cell office:value-type="float" office:value="1.60147404670715" calcext:value-type="float">
            <text:p>1,6014740467071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" calcext:value-type="float">
            <text:p>1</text:p>
          </table:table-cell>
          <table:table-cell office:value-type="float" office:value="1.7416775226593" calcext:value-type="float">
            <text:p>1,741677522659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" calcext:value-type="float">
            <text:p>1</text:p>
          </table:table-cell>
          <table:table-cell office:value-type="float" office:value="1.68386650085449" calcext:value-type="float">
            <text:p>1,6838665008544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" calcext:value-type="float">
            <text:p>1</text:p>
          </table:table-cell>
          <table:table-cell office:value-type="float" office:value="1.62634134292603" calcext:value-type="float">
            <text:p>1,6263413429260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" calcext:value-type="float">
            <text:p>1</text:p>
          </table:table-cell>
          <table:table-cell office:value-type="float" office:value="1.57754516601563" calcext:value-type="float">
            <text:p>1,5775451660156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" calcext:value-type="float">
            <text:p>1</text:p>
          </table:table-cell>
          <table:table-cell office:value-type="float" office:value="1.60600805282593" calcext:value-type="float">
            <text:p>1,6060080528259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" calcext:value-type="float">
            <text:p>1</text:p>
          </table:table-cell>
          <table:table-cell office:value-type="float" office:value="1.53065371513367" calcext:value-type="float">
            <text:p>1,5306537151336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" calcext:value-type="float">
            <text:p>1</text:p>
          </table:table-cell>
          <table:table-cell office:value-type="float" office:value="1.59462785720825" calcext:value-type="float">
            <text:p>1,5946278572082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" calcext:value-type="float">
            <text:p>1</text:p>
          </table:table-cell>
          <table:table-cell office:value-type="float" office:value="1.66604495048523" calcext:value-type="float">
            <text:p>1,6660449504852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" calcext:value-type="float">
            <text:p>1</text:p>
          </table:table-cell>
          <table:table-cell table:formula="of:=SUM([.C8];[.G8];[.K8];[.O8];[.S8];[.W8];[.AA8];[.AE8];[.AI8];[.AM8];[.AQ8]) / [.AW2]" office:value-type="float" office:value="1.63760189576583" calcext:value-type="float">
            <text:p>1,63760189576583</text:p>
          </table:table-cell>
          <table:table-cell table:number-columns-repeated="3"/>
          <table:table-cell table:formula="of:=MAX([.C8];[.G8];[.K8];[.O8];[.S8];[.W8];[.AA8];[.AE8];[.AI8];[.AM8];[.AQ8])" office:value-type="float" office:value="1.7416775226593" calcext:value-type="float">
            <text:p>1,7416775226593</text:p>
          </table:table-cell>
          <table:table-cell table:formula="of:=MIN([.C8];[.G8];[.K8];[.O8];[.S8];[.W8];[.AA8];[.AE8];[.AI8];[.AM8];[.AQ8])" office:value-type="float" office:value="1.53065371513367" calcext:value-type="float">
            <text:p>1,530653715133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3" calcext:value-type="float">
            <text:p>3</text:p>
          </table:table-cell>
          <table:table-cell office:value-type="float" office:value="1.45779800415039" calcext:value-type="float">
            <text:p>1,4577980041503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3" calcext:value-type="float">
            <text:p>3</text:p>
          </table:table-cell>
          <table:table-cell office:value-type="float" office:value="1.27459907531738" calcext:value-type="float">
            <text:p>1,2745990753173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3" calcext:value-type="float">
            <text:p>3</text:p>
          </table:table-cell>
          <table:table-cell office:value-type="float" office:value="1.43495416641235" calcext:value-type="float">
            <text:p>1,4349541664123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3" calcext:value-type="float">
            <text:p>3</text:p>
          </table:table-cell>
          <table:table-cell office:value-type="float" office:value="1.33355760574341" calcext:value-type="float">
            <text:p>1,3335576057434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3" calcext:value-type="float">
            <text:p>3</text:p>
          </table:table-cell>
          <table:table-cell office:value-type="float" office:value="1.41365027427673" calcext:value-type="float">
            <text:p>1,4136502742767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3" calcext:value-type="float">
            <text:p>3</text:p>
          </table:table-cell>
          <table:table-cell office:value-type="float" office:value="1.28470897674561" calcext:value-type="float">
            <text:p>1,2847089767456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3" calcext:value-type="float">
            <text:p>3</text:p>
          </table:table-cell>
          <table:table-cell office:value-type="float" office:value="1.48879528045654" calcext:value-type="float">
            <text:p>1,4887952804565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3" calcext:value-type="float">
            <text:p>3</text:p>
          </table:table-cell>
          <table:table-cell office:value-type="float" office:value="1.41730618476868" calcext:value-type="float">
            <text:p>1,4173061847686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3" calcext:value-type="float">
            <text:p>3</text:p>
          </table:table-cell>
          <table:table-cell office:value-type="float" office:value="1.44094228744507" calcext:value-type="float">
            <text:p>1,4409422874450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3" calcext:value-type="float">
            <text:p>3</text:p>
          </table:table-cell>
          <table:table-cell office:value-type="float" office:value="1.34052658081055" calcext:value-type="float">
            <text:p>1,3405265808105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3" calcext:value-type="float">
            <text:p>3</text:p>
          </table:table-cell>
          <table:table-cell office:value-type="float" office:value="1.47194194793701" calcext:value-type="float">
            <text:p>1,4719419479370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3" calcext:value-type="float">
            <text:p>3</text:p>
          </table:table-cell>
          <table:table-cell table:formula="of:=SUM([.C9];[.G9];[.K9];[.O9];[.S9];[.W9];[.AA9];[.AE9];[.AI9];[.AM9];[.AQ9]) / [.AW2]" office:value-type="float" office:value="1.39625276218761" calcext:value-type="float">
            <text:p>1,39625276218761</text:p>
          </table:table-cell>
          <table:table-cell table:number-columns-repeated="3"/>
          <table:table-cell table:formula="of:=MAX([.C9];[.G9];[.K9];[.O9];[.S9];[.W9];[.AA9];[.AE9];[.AI9];[.AM9];[.AQ9])" office:value-type="float" office:value="1.48879528045654" calcext:value-type="float">
            <text:p>1,48879528045654</text:p>
          </table:table-cell>
          <table:table-cell table:formula="of:=MIN([.C9];[.G9];[.K9];[.O9];[.S9];[.W9];[.AA9];[.AE9];[.AI9];[.AM9];[.AQ9])" office:value-type="float" office:value="1.27459907531738" calcext:value-type="float">
            <text:p>1,27459907531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1.3305606842041" calcext:value-type="float">
            <text:p>1,330560684204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1.15875744819641" calcext:value-type="float">
            <text:p>1,1587574481964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1.09723877906799" calcext:value-type="float">
            <text:p>1,0972387790679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1.12252688407898" calcext:value-type="float">
            <text:p>1,1225268840789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1.36408090591431" calcext:value-type="float">
            <text:p>1,3640809059143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1.07861709594727" calcext:value-type="float">
            <text:p>1,0786170959472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1.26208209991455" calcext:value-type="float">
            <text:p>1,2620820999145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1.21953868865967" calcext:value-type="float">
            <text:p>1,2195386886596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1.15174007415771" calcext:value-type="float">
            <text:p>1,1517400741577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1.22786664962769" calcext:value-type="float">
            <text:p>1,2278666496276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office:value-type="float" office:value="1.27551174163818" calcext:value-type="float">
            <text:p>1,2755117416381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7" calcext:value-type="float">
            <text:p>7</text:p>
          </table:table-cell>
          <table:table-cell table:formula="of:=SUM([.C10];[.G10];[.K10];[.O10];[.S10];[.W10];[.AA10];[.AE10];[.AI10];[.AM10];[.AQ10]) / [.AW2]" office:value-type="float" office:value="1.20804736830971" calcext:value-type="float">
            <text:p>1,20804736830971</text:p>
          </table:table-cell>
          <table:table-cell table:number-columns-repeated="3"/>
          <table:table-cell table:formula="of:=MAX([.C10];[.G10];[.K10];[.O10];[.S10];[.W10];[.AA10];[.AE10];[.AI10];[.AM10];[.AQ10])" office:value-type="float" office:value="1.36408090591431" calcext:value-type="float">
            <text:p>1,36408090591431</text:p>
          </table:table-cell>
          <table:table-cell table:formula="of:=MIN([.C10];[.G10];[.K10];[.O10];[.S10];[.W10];[.AA10];[.AE10];[.AI10];[.AM10];[.AQ10])" office:value-type="float" office:value="1.07861709594727" calcext:value-type="float">
            <text:p>1,07861709594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3" calcext:value-type="float">
            <text:p>3</text:p>
          </table:table-cell>
          <table:table-cell office:value-type="float" office:value="1.06330919265747" calcext:value-type="float">
            <text:p>1,0633091926574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" calcext:value-type="float">
            <text:p>3</text:p>
          </table:table-cell>
          <table:table-cell office:value-type="float" office:value="0.959808111190796" calcext:value-type="float">
            <text:p>0,95980811119079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" calcext:value-type="float">
            <text:p>3</text:p>
          </table:table-cell>
          <table:table-cell office:value-type="float" office:value="0.947665214538574" calcext:value-type="float">
            <text:p>0,94766521453857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" calcext:value-type="float">
            <text:p>3</text:p>
          </table:table-cell>
          <table:table-cell office:value-type="float" office:value="1.04140853881836" calcext:value-type="float">
            <text:p>1,0414085388183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" calcext:value-type="float">
            <text:p>3</text:p>
          </table:table-cell>
          <table:table-cell office:value-type="float" office:value="1.01834464073181" calcext:value-type="float">
            <text:p>1,0183446407318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" calcext:value-type="float">
            <text:p>3</text:p>
          </table:table-cell>
          <table:table-cell office:value-type="float" office:value="0.914081335067749" calcext:value-type="float">
            <text:p>0,91408133506774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" calcext:value-type="float">
            <text:p>3</text:p>
          </table:table-cell>
          <table:table-cell office:value-type="float" office:value="0.992725610733032" calcext:value-type="float">
            <text:p>0,99272561073303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" calcext:value-type="float">
            <text:p>3</text:p>
          </table:table-cell>
          <table:table-cell office:value-type="float" office:value="0.907777309417725" calcext:value-type="float">
            <text:p>0,90777730941772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" calcext:value-type="float">
            <text:p>3</text:p>
          </table:table-cell>
          <table:table-cell office:value-type="float" office:value="0.971266746520996" calcext:value-type="float">
            <text:p>0,97126674652099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" calcext:value-type="float">
            <text:p>3</text:p>
          </table:table-cell>
          <table:table-cell office:value-type="float" office:value="1.00065732002258" calcext:value-type="float">
            <text:p>1,0006573200225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" calcext:value-type="float">
            <text:p>3</text:p>
          </table:table-cell>
          <table:table-cell office:value-type="float" office:value="1.05875945091248" calcext:value-type="float">
            <text:p>1,0587594509124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3" calcext:value-type="float">
            <text:p>3</text:p>
          </table:table-cell>
          <table:table-cell table:formula="of:=SUM([.C11];[.G11];[.K11];[.O11];[.S11];[.W11];[.AA11];[.AE11];[.AI11];[.AM11];[.AQ11]) / [.AW2]" office:value-type="float" office:value="0.988709406419234" calcext:value-type="float">
            <text:p>0,988709406419234</text:p>
          </table:table-cell>
          <table:table-cell table:number-columns-repeated="3"/>
          <table:table-cell table:formula="of:=MAX([.C11];[.G11];[.K11];[.O11];[.S11];[.W11];[.AA11];[.AE11];[.AI11];[.AM11];[.AQ11])" office:value-type="float" office:value="1.06330919265747" calcext:value-type="float">
            <text:p>1,06330919265747</text:p>
          </table:table-cell>
          <table:table-cell table:formula="of:=MIN([.C11];[.G11];[.K11];[.O11];[.S11];[.W11];[.AA11];[.AE11];[.AI11];[.AM11];[.AQ11])" office:value-type="float" office:value="0.907777309417725" calcext:value-type="float">
            <text:p>0,907777309417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1.21098566055298" calcext:value-type="float">
            <text:p>1,2109856605529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1.11850190162659" calcext:value-type="float">
            <text:p>1,1185019016265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1.30534791946411" calcext:value-type="float">
            <text:p>1,3053479194641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1.12149691581726" calcext:value-type="float">
            <text:p>1,1214969158172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1.10988736152649" calcext:value-type="float">
            <text:p>1,1098873615264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1.13149118423462" calcext:value-type="float">
            <text:p>1,1314911842346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1.13811111450195" calcext:value-type="float">
            <text:p>1,1381111145019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1.09548926353455" calcext:value-type="float">
            <text:p>1,0954892635345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1.21057105064392" calcext:value-type="float">
            <text:p>1,2105710506439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1.15710258483887" calcext:value-type="float">
            <text:p>1,1571025848388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office:value-type="float" office:value="1.16177034378052" calcext:value-type="float">
            <text:p>1,1617703437805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" calcext:value-type="float">
            <text:p>1</text:p>
          </table:table-cell>
          <table:table-cell table:formula="of:=SUM([.C12];[.G12];[.K12];[.O12];[.S12];[.W12];[.AA12];[.AE12];[.AI12];[.AM12];[.AQ12]) / [.AW2]" office:value-type="float" office:value="1.16006866368381" calcext:value-type="float">
            <text:p>1,16006866368381</text:p>
          </table:table-cell>
          <table:table-cell table:number-columns-repeated="3"/>
          <table:table-cell table:formula="of:=MAX([.C12];[.G12];[.K12];[.O12];[.S12];[.W12];[.AA12];[.AE12];[.AI12];[.AM12];[.AQ12])" office:value-type="float" office:value="1.30534791946411" calcext:value-type="float">
            <text:p>1,30534791946411</text:p>
          </table:table-cell>
          <table:table-cell table:formula="of:=MIN([.C12];[.G12];[.K12];[.O12];[.S12];[.W12];[.AA12];[.AE12];[.AI12];[.AM12];[.AQ12])" office:value-type="float" office:value="1.09548926353455" calcext:value-type="float">
            <text:p>1,09548926353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6" calcext:value-type="float">
            <text:p>6</text:p>
          </table:table-cell>
          <table:table-cell office:value-type="float" office:value="1.04142117500305" calcext:value-type="float">
            <text:p>1,0414211750030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" calcext:value-type="float">
            <text:p>6</text:p>
          </table:table-cell>
          <table:table-cell office:value-type="float" office:value="0.94769549369812" calcext:value-type="float">
            <text:p>0,9476954936981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" calcext:value-type="float">
            <text:p>6</text:p>
          </table:table-cell>
          <table:table-cell office:value-type="float" office:value="1.06599259376526" calcext:value-type="float">
            <text:p>1,0659925937652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" calcext:value-type="float">
            <text:p>6</text:p>
          </table:table-cell>
          <table:table-cell office:value-type="float" office:value="0.928426027297974" calcext:value-type="float">
            <text:p>0,92842602729797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" calcext:value-type="float">
            <text:p>6</text:p>
          </table:table-cell>
          <table:table-cell office:value-type="float" office:value="0.925673723220825" calcext:value-type="float">
            <text:p>0,92567372322082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" calcext:value-type="float">
            <text:p>6</text:p>
          </table:table-cell>
          <table:table-cell office:value-type="float" office:value="0.879501819610596" calcext:value-type="float">
            <text:p>0,87950181961059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" calcext:value-type="float">
            <text:p>6</text:p>
          </table:table-cell>
          <table:table-cell office:value-type="float" office:value="1.07463335990906" calcext:value-type="float">
            <text:p>1,0746333599090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" calcext:value-type="float">
            <text:p>6</text:p>
          </table:table-cell>
          <table:table-cell office:value-type="float" office:value="1.05532574653625" calcext:value-type="float">
            <text:p>1,0553257465362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" calcext:value-type="float">
            <text:p>6</text:p>
          </table:table-cell>
          <table:table-cell office:value-type="float" office:value="1.01317381858826" calcext:value-type="float">
            <text:p>1,0131738185882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" calcext:value-type="float">
            <text:p>6</text:p>
          </table:table-cell>
          <table:table-cell office:value-type="float" office:value="0.944858551025391" calcext:value-type="float">
            <text:p>0,94485855102539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" calcext:value-type="float">
            <text:p>6</text:p>
          </table:table-cell>
          <table:table-cell office:value-type="float" office:value="1.01453995704651" calcext:value-type="float">
            <text:p>1,0145399570465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6" calcext:value-type="float">
            <text:p>6</text:p>
          </table:table-cell>
          <table:table-cell table:formula="of:=SUM([.C13];[.G13];[.K13];[.O13];[.S13];[.W13];[.AA13];[.AE13];[.AI13];[.AM13];[.AQ13]) / [.AW2]" office:value-type="float" office:value="0.990112933245572" calcext:value-type="float">
            <text:p>0,990112933245572</text:p>
          </table:table-cell>
          <table:table-cell table:number-columns-repeated="3"/>
          <table:table-cell table:formula="of:=MAX([.C13];[.G13];[.K13];[.O13];[.S13];[.W13];[.AA13];[.AE13];[.AI13];[.AM13];[.AQ13])" office:value-type="float" office:value="1.07463335990906" calcext:value-type="float">
            <text:p>1,07463335990906</text:p>
          </table:table-cell>
          <table:table-cell table:formula="of:=MIN([.C13];[.G13];[.K13];[.O13];[.S13];[.W13];[.AA13];[.AE13];[.AI13];[.AM13];[.AQ13])" office:value-type="float" office:value="0.879501819610596" calcext:value-type="float">
            <text:p>0,879501819610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23" calcext:value-type="float">
            <text:p>23</text:p>
          </table:table-cell>
          <table:table-cell office:value-type="float" office:value="0.807391405105591" calcext:value-type="float">
            <text:p>0,80739140510559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3" calcext:value-type="float">
            <text:p>23</text:p>
          </table:table-cell>
          <table:table-cell office:value-type="float" office:value="0.869430065155029" calcext:value-type="float">
            <text:p>0,86943006515502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3" calcext:value-type="float">
            <text:p>23</text:p>
          </table:table-cell>
          <table:table-cell office:value-type="float" office:value="0.700722217559814" calcext:value-type="float">
            <text:p>0,70072221755981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3" calcext:value-type="float">
            <text:p>23</text:p>
          </table:table-cell>
          <table:table-cell office:value-type="float" office:value="0.710371732711792" calcext:value-type="float">
            <text:p>0,71037173271179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3" calcext:value-type="float">
            <text:p>23</text:p>
          </table:table-cell>
          <table:table-cell office:value-type="float" office:value="0.720666408538818" calcext:value-type="float">
            <text:p>0,72066640853881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3" calcext:value-type="float">
            <text:p>23</text:p>
          </table:table-cell>
          <table:table-cell office:value-type="float" office:value="0.745580911636353" calcext:value-type="float">
            <text:p>0,74558091163635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3" calcext:value-type="float">
            <text:p>23</text:p>
          </table:table-cell>
          <table:table-cell office:value-type="float" office:value="0.71337080001831" calcext:value-type="float">
            <text:p>0,7133708000183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3" calcext:value-type="float">
            <text:p>23</text:p>
          </table:table-cell>
          <table:table-cell office:value-type="float" office:value="0.704984903335571" calcext:value-type="float">
            <text:p>0,70498490333557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3" calcext:value-type="float">
            <text:p>23</text:p>
          </table:table-cell>
          <table:table-cell office:value-type="float" office:value="0.756891965866089" calcext:value-type="float">
            <text:p>0,75689196586608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3" calcext:value-type="float">
            <text:p>23</text:p>
          </table:table-cell>
          <table:table-cell office:value-type="float" office:value="0.723572731018066" calcext:value-type="float">
            <text:p>0,72357273101806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3" calcext:value-type="float">
            <text:p>23</text:p>
          </table:table-cell>
          <table:table-cell office:value-type="float" office:value="0.764772891998291" calcext:value-type="float">
            <text:p>0,76477289199829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23" calcext:value-type="float">
            <text:p>23</text:p>
          </table:table-cell>
          <table:table-cell table:formula="of:=SUM([.C14];[.G14];[.K14];[.O14];[.S14];[.W14];[.AA14];[.AE14];[.AI14];[.AM14];[.AQ14]) / [.AW2]" office:value-type="float" office:value="0.747068730267611" calcext:value-type="float">
            <text:p>0,747068730267611</text:p>
          </table:table-cell>
          <table:table-cell table:number-columns-repeated="3"/>
          <table:table-cell table:formula="of:=MAX([.C14];[.G14];[.K14];[.O14];[.S14];[.W14];[.AA14];[.AE14];[.AI14];[.AM14];[.AQ14])" office:value-type="float" office:value="0.869430065155029" calcext:value-type="float">
            <text:p>0,869430065155029</text:p>
          </table:table-cell>
          <table:table-cell table:formula="of:=MIN([.C14];[.G14];[.K14];[.O14];[.S14];[.W14];[.AA14];[.AE14];[.AI14];[.AM14];[.AQ14])" office:value-type="float" office:value="0.700722217559814" calcext:value-type="float">
            <text:p>0,700722217559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19" calcext:value-type="float">
            <text:p>19</text:p>
          </table:table-cell>
          <table:table-cell office:value-type="float" office:value="0.727188348770142" calcext:value-type="float">
            <text:p>0,727188348770142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9" calcext:value-type="float">
            <text:p>19</text:p>
          </table:table-cell>
          <table:table-cell office:value-type="float" office:value="0.617845058441162" calcext:value-type="float">
            <text:p>0,617845058441162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9" calcext:value-type="float">
            <text:p>19</text:p>
          </table:table-cell>
          <table:table-cell office:value-type="float" office:value="0.765302658081055" calcext:value-type="float">
            <text:p>0,765302658081055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9" calcext:value-type="float">
            <text:p>19</text:p>
          </table:table-cell>
          <table:table-cell office:value-type="float" office:value="0.611273527145386" calcext:value-type="float">
            <text:p>0,61127352714538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9" calcext:value-type="float">
            <text:p>19</text:p>
          </table:table-cell>
          <table:table-cell office:value-type="float" office:value="0.648227691650391" calcext:value-type="float">
            <text:p>0,648227691650391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9" calcext:value-type="float">
            <text:p>19</text:p>
          </table:table-cell>
          <table:table-cell office:value-type="float" office:value="0.757958889007568" calcext:value-type="float">
            <text:p>0,75795888900756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9" calcext:value-type="float">
            <text:p>19</text:p>
          </table:table-cell>
          <table:table-cell office:value-type="float" office:value="0.626618146896362" calcext:value-type="float">
            <text:p>0,626618146896362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9" calcext:value-type="float">
            <text:p>19</text:p>
          </table:table-cell>
          <table:table-cell office:value-type="float" office:value="0.690316677093506" calcext:value-type="float">
            <text:p>0,69031667709350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9" calcext:value-type="float">
            <text:p>19</text:p>
          </table:table-cell>
          <table:table-cell office:value-type="float" office:value="0.721303939819336" calcext:value-type="float">
            <text:p>0,72130393981933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9" calcext:value-type="float">
            <text:p>19</text:p>
          </table:table-cell>
          <table:table-cell office:value-type="float" office:value="0.683553695678711" calcext:value-type="float">
            <text:p>0,683553695678711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9" calcext:value-type="float">
            <text:p>19</text:p>
          </table:table-cell>
          <table:table-cell office:value-type="float" office:value="0.619050741195679" calcext:value-type="float">
            <text:p>0,61905074119567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9" calcext:value-type="float">
            <text:p>19</text:p>
          </table:table-cell>
          <table:table-cell table:formula="of:=SUM([.C15];[.G15];[.K15];[.O15];[.S15];[.W15];[.AA15];[.AE15];[.AI15];[.AM15];[.AQ15]) / [.AW2]" office:value-type="float" office:value="0.678967215798118" calcext:value-type="float">
            <text:p>0,678967215798118</text:p>
          </table:table-cell>
          <table:table-cell table:number-columns-repeated="3"/>
          <table:table-cell table:formula="of:=MAX([.C15];[.G15];[.K15];[.O15];[.S15];[.W15];[.AA15];[.AE15];[.AI15];[.AM15];[.AQ15])" office:value-type="float" office:value="0.765302658081055" calcext:value-type="float">
            <text:p>0,765302658081055</text:p>
          </table:table-cell>
          <table:table-cell table:formula="of:=MIN([.C15];[.G15];[.K15];[.O15];[.S15];[.W15];[.AA15];[.AE15];[.AI15];[.AM15];[.AQ15])" office:value-type="float" office:value="0.611273527145386" calcext:value-type="float">
            <text:p>0,611273527145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43" calcext:value-type="float">
            <text:p>43</text:p>
          </table:table-cell>
          <table:table-cell office:value-type="float" office:value="0.693880558013916" calcext:value-type="float">
            <text:p>0,693880558013916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43" calcext:value-type="float">
            <text:p>43</text:p>
          </table:table-cell>
          <table:table-cell office:value-type="float" office:value="0.658056974411011" calcext:value-type="float">
            <text:p>0,65805697441101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43" calcext:value-type="float">
            <text:p>43</text:p>
          </table:table-cell>
          <table:table-cell office:value-type="float" office:value="0.668728351593018" calcext:value-type="float">
            <text:p>0,66872835159301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43" calcext:value-type="float">
            <text:p>43</text:p>
          </table:table-cell>
          <table:table-cell office:value-type="float" office:value="0.647213697433472" calcext:value-type="float">
            <text:p>0,64721369743347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43" calcext:value-type="float">
            <text:p>43</text:p>
          </table:table-cell>
          <table:table-cell office:value-type="float" office:value="0.647204637527466" calcext:value-type="float">
            <text:p>0,647204637527466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43" calcext:value-type="float">
            <text:p>43</text:p>
          </table:table-cell>
          <table:table-cell office:value-type="float" office:value="0.685099601745606" calcext:value-type="float">
            <text:p>0,685099601745606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43" calcext:value-type="float">
            <text:p>43</text:p>
          </table:table-cell>
          <table:table-cell office:value-type="float" office:value="0.72332501411438" calcext:value-type="float">
            <text:p>0,7233250141143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43" calcext:value-type="float">
            <text:p>43</text:p>
          </table:table-cell>
          <table:table-cell office:value-type="float" office:value="0.709002256393433" calcext:value-type="float">
            <text:p>0,70900225639343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43" calcext:value-type="float">
            <text:p>43</text:p>
          </table:table-cell>
          <table:table-cell office:value-type="float" office:value="0.68509316444397" calcext:value-type="float">
            <text:p>0,6850931644439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43" calcext:value-type="float">
            <text:p>43</text:p>
          </table:table-cell>
          <table:table-cell office:value-type="float" office:value="0.715875625610352" calcext:value-type="float">
            <text:p>0,71587562561035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43" calcext:value-type="float">
            <text:p>43</text:p>
          </table:table-cell>
          <table:table-cell office:value-type="float" office:value="0.738478183746338" calcext:value-type="float">
            <text:p>0,73847818374633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43" calcext:value-type="float">
            <text:p>43</text:p>
          </table:table-cell>
          <table:table-cell table:style-name="ce2" table:formula="of:=SUM([.C16];[.G16];[.K16];[.O16];[.S16];[.W16];[.AA16];[.AE16];[.AI16];[.AM16];[.AQ16]) / [.AW2]" office:value-type="float" office:value="0.688359824093905" calcext:value-type="float">
            <text:p>0,688359824093905</text:p>
          </table:table-cell>
          <table:table-cell table:number-columns-repeated="3"/>
          <table:table-cell table:formula="of:=MAX([.C16];[.G16];[.K16];[.O16];[.S16];[.W16];[.AA16];[.AE16];[.AI16];[.AM16];[.AQ16])" office:value-type="float" office:value="0.738478183746338" calcext:value-type="float">
            <text:p>0,738478183746338</text:p>
          </table:table-cell>
          <table:table-cell table:formula="of:=MIN([.C16];[.G16];[.K16];[.O16];[.S16];[.W16];[.AA16];[.AE16];[.AI16];[.AM16];[.AQ16])" office:value-type="float" office:value="0.647204637527466" calcext:value-type="float">
            <text:p>0,6472046375274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32" calcext:value-type="float">
            <text:p>32</text:p>
          </table:table-cell>
          <table:table-cell office:value-type="float" office:value="0.87358832359314" calcext:value-type="float">
            <text:p>0,87358832359314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32" calcext:value-type="float">
            <text:p>32</text:p>
          </table:table-cell>
          <table:table-cell office:value-type="float" office:value="1.01114273071289" calcext:value-type="float">
            <text:p>1,0111427307128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32" calcext:value-type="float">
            <text:p>32</text:p>
          </table:table-cell>
          <table:table-cell office:value-type="float" office:value="0.802451372146606" calcext:value-type="float">
            <text:p>0,80245137214660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32" calcext:value-type="float">
            <text:p>32</text:p>
          </table:table-cell>
          <table:table-cell office:value-type="float" office:value="0.889195680618286" calcext:value-type="float">
            <text:p>0,88919568061828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32" calcext:value-type="float">
            <text:p>32</text:p>
          </table:table-cell>
          <table:table-cell office:value-type="float" office:value="0.910776853561401" calcext:value-type="float">
            <text:p>0,91077685356140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32" calcext:value-type="float">
            <text:p>32</text:p>
          </table:table-cell>
          <table:table-cell office:value-type="float" office:value="0.846292018890381" calcext:value-type="float">
            <text:p>0,84629201889038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32" calcext:value-type="float">
            <text:p>32</text:p>
          </table:table-cell>
          <table:table-cell office:value-type="float" office:value="0.801734447479248" calcext:value-type="float">
            <text:p>0,80173444747924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32" calcext:value-type="float">
            <text:p>32</text:p>
          </table:table-cell>
          <table:table-cell office:value-type="float" office:value="0.945720672607422" calcext:value-type="float">
            <text:p>0,94572067260742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32" calcext:value-type="float">
            <text:p>32</text:p>
          </table:table-cell>
          <table:table-cell office:value-type="float" office:value="0.788117170333862" calcext:value-type="float">
            <text:p>0,78811717033386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32" calcext:value-type="float">
            <text:p>32</text:p>
          </table:table-cell>
          <table:table-cell office:value-type="float" office:value="0.852154970169067" calcext:value-type="float">
            <text:p>0,85215497016906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32" calcext:value-type="float">
            <text:p>32</text:p>
          </table:table-cell>
          <table:table-cell office:value-type="float" office:value="0.8039231300354" calcext:value-type="float">
            <text:p>0,8039231300354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32" calcext:value-type="float">
            <text:p>32</text:p>
          </table:table-cell>
          <table:table-cell table:formula="of:=SUM([.C17];[.G17];[.K17];[.O17];[.S17];[.W17];[.AA17];[.AE17];[.AI17];[.AM17];[.AQ17]) / [.AW2]" office:value-type="float" office:value="0.8659179427407" calcext:value-type="float">
            <text:p>0,8659179427407</text:p>
          </table:table-cell>
          <table:table-cell table:number-columns-repeated="3"/>
          <table:table-cell table:formula="of:=MAX([.C17];[.G17];[.K17];[.O17];[.S17];[.W17];[.AA17];[.AE17];[.AI17];[.AM17];[.AQ17])" office:value-type="float" office:value="1.01114273071289" calcext:value-type="float">
            <text:p>1,01114273071289</text:p>
          </table:table-cell>
          <table:table-cell table:formula="of:=MIN([.C17];[.G17];[.K17];[.O17];[.S17];[.W17];[.AA17];[.AE17];[.AI17];[.AM17];[.AQ17])" office:value-type="float" office:value="0.788117170333862" calcext:value-type="float">
            <text:p>0,788117170333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23" calcext:value-type="float">
            <text:p>23</text:p>
          </table:table-cell>
          <table:table-cell office:value-type="float" office:value="0.784795045852661" calcext:value-type="float">
            <text:p>0,78479504585266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23" calcext:value-type="float">
            <text:p>23</text:p>
          </table:table-cell>
          <table:table-cell office:value-type="float" office:value="0.810062170028687" calcext:value-type="float">
            <text:p>0,81006217002868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23" calcext:value-type="float">
            <text:p>23</text:p>
          </table:table-cell>
          <table:table-cell office:value-type="float" office:value="0.886202812194824" calcext:value-type="float">
            <text:p>0,88620281219482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23" calcext:value-type="float">
            <text:p>23</text:p>
          </table:table-cell>
          <table:table-cell office:value-type="float" office:value="0.799429655075073" calcext:value-type="float">
            <text:p>0,79942965507507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23" calcext:value-type="float">
            <text:p>23</text:p>
          </table:table-cell>
          <table:table-cell office:value-type="float" office:value="0.736942291259766" calcext:value-type="float">
            <text:p>0,73694229125976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23" calcext:value-type="float">
            <text:p>23</text:p>
          </table:table-cell>
          <table:table-cell office:value-type="float" office:value="0.727258205413818" calcext:value-type="float">
            <text:p>0,72725820541381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23" calcext:value-type="float">
            <text:p>23</text:p>
          </table:table-cell>
          <table:table-cell office:value-type="float" office:value="0.765190362930298" calcext:value-type="float">
            <text:p>0,76519036293029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23" calcext:value-type="float">
            <text:p>23</text:p>
          </table:table-cell>
          <table:table-cell office:value-type="float" office:value="0.768471002578735" calcext:value-type="float">
            <text:p>0,76847100257873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23" calcext:value-type="float">
            <text:p>23</text:p>
          </table:table-cell>
          <table:table-cell office:value-type="float" office:value="0.71458888053894" calcext:value-type="float">
            <text:p>0,7145888805389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23" calcext:value-type="float">
            <text:p>23</text:p>
          </table:table-cell>
          <table:table-cell office:value-type="float" office:value="0.807960033416748" calcext:value-type="float">
            <text:p>0,80796003341674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23" calcext:value-type="float">
            <text:p>23</text:p>
          </table:table-cell>
          <table:table-cell office:value-type="float" office:value="0.876137256622314" calcext:value-type="float">
            <text:p>0,87613725662231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23" calcext:value-type="float">
            <text:p>23</text:p>
          </table:table-cell>
          <table:table-cell table:formula="of:=SUM([.C18];[.G18];[.K18];[.O18];[.S18];[.W18];[.AA18];[.AE18];[.AI18];[.AM18];[.AQ18]) / [.AW2]" office:value-type="float" office:value="0.788821610537442" calcext:value-type="float">
            <text:p>0,788821610537442</text:p>
          </table:table-cell>
          <table:table-cell table:number-columns-repeated="3"/>
          <table:table-cell table:formula="of:=MAX([.C18];[.G18];[.K18];[.O18];[.S18];[.W18];[.AA18];[.AE18];[.AI18];[.AM18];[.AQ18])" office:value-type="float" office:value="0.886202812194824" calcext:value-type="float">
            <text:p>0,886202812194824</text:p>
          </table:table-cell>
          <table:table-cell table:formula="of:=MIN([.C18];[.G18];[.K18];[.O18];[.S18];[.W18];[.AA18];[.AE18];[.AI18];[.AM18];[.AQ18])" office:value-type="float" office:value="0.71458888053894" calcext:value-type="float">
            <text:p>0,714588880538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40" calcext:value-type="float">
            <text:p>40</text:p>
          </table:table-cell>
          <table:table-cell office:value-type="float" office:value="0.990014314651489" calcext:value-type="float">
            <text:p>0,99001431465148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" calcext:value-type="float">
            <text:p>40</text:p>
          </table:table-cell>
          <table:table-cell office:value-type="float" office:value="0.944655895233154" calcext:value-type="float">
            <text:p>0,94465589523315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" calcext:value-type="float">
            <text:p>40</text:p>
          </table:table-cell>
          <table:table-cell office:value-type="float" office:value="0.87853217124939" calcext:value-type="float">
            <text:p>0,8785321712493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" calcext:value-type="float">
            <text:p>40</text:p>
          </table:table-cell>
          <table:table-cell office:value-type="float" office:value="0.94523549079895" calcext:value-type="float">
            <text:p>0,9452354907989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" calcext:value-type="float">
            <text:p>40</text:p>
          </table:table-cell>
          <table:table-cell office:value-type="float" office:value="0.915764570236206" calcext:value-type="float">
            <text:p>0,91576457023620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" calcext:value-type="float">
            <text:p>40</text:p>
          </table:table-cell>
          <table:table-cell office:value-type="float" office:value="1.06894898414612" calcext:value-type="float">
            <text:p>1,0689489841461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" calcext:value-type="float">
            <text:p>40</text:p>
          </table:table-cell>
          <table:table-cell office:value-type="float" office:value="0.953904628753662" calcext:value-type="float">
            <text:p>0,95390462875366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" calcext:value-type="float">
            <text:p>40</text:p>
          </table:table-cell>
          <table:table-cell office:value-type="float" office:value="0.885168075561523" calcext:value-type="float">
            <text:p>0,88516807556152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" calcext:value-type="float">
            <text:p>40</text:p>
          </table:table-cell>
          <table:table-cell office:value-type="float" office:value="0.836940765380859" calcext:value-type="float">
            <text:p>0,83694076538085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" calcext:value-type="float">
            <text:p>40</text:p>
          </table:table-cell>
          <table:table-cell office:value-type="float" office:value="0.891218423843384" calcext:value-type="float">
            <text:p>0,89121842384338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" calcext:value-type="float">
            <text:p>40</text:p>
          </table:table-cell>
          <table:table-cell office:value-type="float" office:value="0.985051870346069" calcext:value-type="float">
            <text:p>0,98505187034606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40" calcext:value-type="float">
            <text:p>40</text:p>
          </table:table-cell>
          <table:table-cell table:formula="of:=SUM([.C19];[.G19];[.K19];[.O19];[.S19];[.W19];[.AA19];[.AE19];[.AI19];[.AM19];[.AQ19]) / [.AW2]" office:value-type="float" office:value="0.935948653654619" calcext:value-type="float">
            <text:p>0,935948653654619</text:p>
          </table:table-cell>
          <table:table-cell table:number-columns-repeated="3"/>
          <table:table-cell table:formula="of:=MAX([.C19];[.G19];[.K19];[.O19];[.S19];[.W19];[.AA19];[.AE19];[.AI19];[.AM19];[.AQ19])" office:value-type="float" office:value="1.06894898414612" calcext:value-type="float">
            <text:p>1,06894898414612</text:p>
          </table:table-cell>
          <table:table-cell table:formula="of:=MIN([.C19];[.G19];[.K19];[.O19];[.S19];[.W19];[.AA19];[.AE19];[.AI19];[.AM19];[.AQ19])" office:value-type="float" office:value="0.836940765380859" calcext:value-type="float">
            <text:p>0,8369407653808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19" calcext:value-type="float">
            <text:p>19</text:p>
          </table:table-cell>
          <table:table-cell office:value-type="float" office:value="2.08904385566711" calcext:value-type="float">
            <text:p>2,0890438556671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9" calcext:value-type="float">
            <text:p>19</text:p>
          </table:table-cell>
          <table:table-cell office:value-type="float" office:value="1.74734544754028" calcext:value-type="float">
            <text:p>1,7473454475402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9" calcext:value-type="float">
            <text:p>19</text:p>
          </table:table-cell>
          <table:table-cell office:value-type="float" office:value="1.82742404937744" calcext:value-type="float">
            <text:p>1,8274240493774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9" calcext:value-type="float">
            <text:p>19</text:p>
          </table:table-cell>
          <table:table-cell office:value-type="float" office:value="2.00626587867737" calcext:value-type="float">
            <text:p>2,0062658786773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9" calcext:value-type="float">
            <text:p>19</text:p>
          </table:table-cell>
          <table:table-cell office:value-type="float" office:value="2.12155890464783" calcext:value-type="float">
            <text:p>2,1215589046478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9" calcext:value-type="float">
            <text:p>19</text:p>
          </table:table-cell>
          <table:table-cell office:value-type="float" office:value="1.83244061470032" calcext:value-type="float">
            <text:p>1,8324406147003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9" calcext:value-type="float">
            <text:p>19</text:p>
          </table:table-cell>
          <table:table-cell office:value-type="float" office:value="1.87964177131653" calcext:value-type="float">
            <text:p>1,8796417713165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9" calcext:value-type="float">
            <text:p>19</text:p>
          </table:table-cell>
          <table:table-cell office:value-type="float" office:value="1.75842928886414" calcext:value-type="float">
            <text:p>1,7584292888641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9" calcext:value-type="float">
            <text:p>19</text:p>
          </table:table-cell>
          <table:table-cell office:value-type="float" office:value="1.95153546333313" calcext:value-type="float">
            <text:p>1,9515354633331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9" calcext:value-type="float">
            <text:p>19</text:p>
          </table:table-cell>
          <table:table-cell office:value-type="float" office:value="1.77848267555237" calcext:value-type="float">
            <text:p>1,7784826755523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9" calcext:value-type="float">
            <text:p>19</text:p>
          </table:table-cell>
          <table:table-cell office:value-type="float" office:value="1.94238376617432" calcext:value-type="float">
            <text:p>1,9423837661743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9" calcext:value-type="float">
            <text:p>19</text:p>
          </table:table-cell>
          <table:table-cell table:formula="of:=SUM([.C20];[.G20];[.K20];[.O20];[.S20];[.W20];[.AA20];[.AE20];[.AI20];[.AM20];[.AQ20]) / [.AW2]" office:value-type="float" office:value="1.90314106507735" calcext:value-type="float">
            <text:p>1,90314106507735</text:p>
          </table:table-cell>
          <table:table-cell table:number-columns-repeated="3"/>
          <table:table-cell table:formula="of:=MAX([.C20];[.G20];[.K20];[.O20];[.S20];[.W20];[.AA20];[.AE20];[.AI20];[.AM20];[.AQ20])" office:value-type="float" office:value="2.12155890464783" calcext:value-type="float">
            <text:p>2,12155890464783</text:p>
          </table:table-cell>
          <table:table-cell table:formula="of:=MIN([.C20];[.G20];[.K20];[.O20];[.S20];[.W20];[.AA20];[.AE20];[.AI20];[.AM20];[.AQ20])" office:value-type="float" office:value="1.74734544754028" calcext:value-type="float">
            <text:p>1,74734544754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1.718097448349" calcext:value-type="float">
            <text:p>1,718097448349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1.63412213325501" calcext:value-type="float">
            <text:p>1,6341221332550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1.77429723739624" calcext:value-type="float">
            <text:p>1,7742972373962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1.61831378936768" calcext:value-type="float">
            <text:p>1,6183137893676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1.78560161590576" calcext:value-type="float">
            <text:p>1,7856016159057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1.77958607673645" calcext:value-type="float">
            <text:p>1,7795860767364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1.54526948928833" calcext:value-type="float">
            <text:p>1,5452694892883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1.79720139503479" calcext:value-type="float">
            <text:p>1,79720139503479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1.67807817459106" calcext:value-type="float">
            <text:p>1,6780781745910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1.6751697063446" calcext:value-type="float">
            <text:p>1,675169706344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1.63279128074646" calcext:value-type="float">
            <text:p>1,6327912807464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table:formula="of:=SUM([.C21];[.G21];[.K21];[.O21];[.S21];[.W21];[.AA21];[.AE21];[.AI21];[.AM21];[.AQ21]) / [.AW2]" office:value-type="float" office:value="1.69441166791049" calcext:value-type="float">
            <text:p>1,69441166791049</text:p>
          </table:table-cell>
          <table:table-cell table:number-columns-repeated="3"/>
          <table:table-cell table:formula="of:=MAX([.C21];[.G21];[.K21];[.O21];[.S21];[.W21];[.AA21];[.AE21];[.AI21];[.AM21];[.AQ21])" office:value-type="float" office:value="1.79720139503479" calcext:value-type="float">
            <text:p>1,79720139503479</text:p>
          </table:table-cell>
          <table:table-cell table:formula="of:=MIN([.C21];[.G21];[.K21];[.O21];[.S21];[.W21];[.AA21];[.AE21];[.AI21];[.AM21];[.AQ21])" office:value-type="float" office:value="1.54526948928833" calcext:value-type="float">
            <text:p>1,54526948928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34" calcext:value-type="float">
            <text:p>34</text:p>
          </table:table-cell>
          <table:table-cell office:value-type="float" office:value="1.83574414253235" calcext:value-type="float">
            <text:p>1,8357441425323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4" calcext:value-type="float">
            <text:p>34</text:p>
          </table:table-cell>
          <table:table-cell office:value-type="float" office:value="1.59113144874573" calcext:value-type="float">
            <text:p>1,5911314487457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4" calcext:value-type="float">
            <text:p>34</text:p>
          </table:table-cell>
          <table:table-cell office:value-type="float" office:value="1.66439127922058" calcext:value-type="float">
            <text:p>1,6643912792205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4" calcext:value-type="float">
            <text:p>34</text:p>
          </table:table-cell>
          <table:table-cell office:value-type="float" office:value="1.59811854362488" calcext:value-type="float">
            <text:p>1,5981185436248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4" calcext:value-type="float">
            <text:p>34</text:p>
          </table:table-cell>
          <table:table-cell office:value-type="float" office:value="1.61811137199402" calcext:value-type="float">
            <text:p>1,6181113719940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4" calcext:value-type="float">
            <text:p>34</text:p>
          </table:table-cell>
          <table:table-cell office:value-type="float" office:value="1.59815168380737" calcext:value-type="float">
            <text:p>1,5981516838073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4" calcext:value-type="float">
            <text:p>34</text:p>
          </table:table-cell>
          <table:table-cell office:value-type="float" office:value="1.69602131843567" calcext:value-type="float">
            <text:p>1,6960213184356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4" calcext:value-type="float">
            <text:p>34</text:p>
          </table:table-cell>
          <table:table-cell office:value-type="float" office:value="1.57651972770691" calcext:value-type="float">
            <text:p>1,5765197277069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4" calcext:value-type="float">
            <text:p>34</text:p>
          </table:table-cell>
          <table:table-cell office:value-type="float" office:value="1.52569007873535" calcext:value-type="float">
            <text:p>1,5256900787353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4" calcext:value-type="float">
            <text:p>34</text:p>
          </table:table-cell>
          <table:table-cell office:value-type="float" office:value="1.66326189041138" calcext:value-type="float">
            <text:p>1,6632618904113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4" calcext:value-type="float">
            <text:p>34</text:p>
          </table:table-cell>
          <table:table-cell office:value-type="float" office:value="1.79629874229431" calcext:value-type="float">
            <text:p>1,7962987422943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34" calcext:value-type="float">
            <text:p>34</text:p>
          </table:table-cell>
          <table:table-cell table:formula="of:=SUM([.C22];[.G22];[.K22];[.O22];[.S22];[.W22];[.AA22];[.AE22];[.AI22];[.AM22];[.AQ22]) / [.AW2]" office:value-type="float" office:value="1.65122183886441" calcext:value-type="float">
            <text:p>1,65122183886441</text:p>
          </table:table-cell>
          <table:table-cell table:number-columns-repeated="3"/>
          <table:table-cell table:formula="of:=MAX([.C22];[.G22];[.K22];[.O22];[.S22];[.W22];[.AA22];[.AE22];[.AI22];[.AM22];[.AQ22])" office:value-type="float" office:value="1.83574414253235" calcext:value-type="float">
            <text:p>1,83574414253235</text:p>
          </table:table-cell>
          <table:table-cell table:formula="of:=MIN([.C22];[.G22];[.K22];[.O22];[.S22];[.W22];[.AA22];[.AE22];[.AI22];[.AM22];[.AQ22])" office:value-type="float" office:value="1.52569007873535" calcext:value-type="float">
            <text:p>1,52569007873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1317" calcext:value-type="float">
            <text:p>1317</text:p>
          </table:table-cell>
          <table:table-cell office:value-type="float" office:value="2.07469940185547" calcext:value-type="float">
            <text:p>2,0746994018554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17" calcext:value-type="float">
            <text:p>1317</text:p>
          </table:table-cell>
          <table:table-cell office:value-type="float" office:value="1.83567547798157" calcext:value-type="float">
            <text:p>1,8356754779815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17" calcext:value-type="float">
            <text:p>1317</text:p>
          </table:table-cell>
          <table:table-cell office:value-type="float" office:value="1.81580901145935" calcext:value-type="float">
            <text:p>1,8158090114593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17" calcext:value-type="float">
            <text:p>1317</text:p>
          </table:table-cell>
          <table:table-cell office:value-type="float" office:value="1.81581521034241" calcext:value-type="float">
            <text:p>1,8158152103424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17" calcext:value-type="float">
            <text:p>1317</text:p>
          </table:table-cell>
          <table:table-cell office:value-type="float" office:value="1.98961877822876" calcext:value-type="float">
            <text:p>1,9896187782287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17" calcext:value-type="float">
            <text:p>1317</text:p>
          </table:table-cell>
          <table:table-cell office:value-type="float" office:value="1.91450476646423" calcext:value-type="float">
            <text:p>1,91450476646423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17" calcext:value-type="float">
            <text:p>1317</text:p>
          </table:table-cell>
          <table:table-cell office:value-type="float" office:value="2.07568216323853" calcext:value-type="float">
            <text:p>2,07568216323853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17" calcext:value-type="float">
            <text:p>1317</text:p>
          </table:table-cell>
          <table:table-cell office:value-type="float" office:value="1.82069945335388" calcext:value-type="float">
            <text:p>1,8206994533538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17" calcext:value-type="float">
            <text:p>1317</text:p>
          </table:table-cell>
          <table:table-cell office:value-type="float" office:value="1.92218327522278" calcext:value-type="float">
            <text:p>1,9221832752227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17" calcext:value-type="float">
            <text:p>1317</text:p>
          </table:table-cell>
          <table:table-cell office:value-type="float" office:value="2.38566160202026" calcext:value-type="float">
            <text:p>2,3856616020202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17" calcext:value-type="float">
            <text:p>1317</text:p>
          </table:table-cell>
          <table:table-cell office:value-type="float" office:value="2.0806987285614" calcext:value-type="float">
            <text:p>2,080698728561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17" calcext:value-type="float">
            <text:p>1317</text:p>
          </table:table-cell>
          <table:table-cell table:formula="of:=SUM([.C23];[.G23];[.K23];[.O23];[.S23];[.W23];[.AA23];[.AE23];[.AI23];[.AM23];[.AQ23]) / [.AW2]" office:value-type="float" office:value="1.97554980624806" calcext:value-type="float">
            <text:p>1,97554980624806</text:p>
          </table:table-cell>
          <table:table-cell table:number-columns-repeated="3"/>
          <table:table-cell table:formula="of:=MAX([.C23];[.G23];[.K23];[.O23];[.S23];[.W23];[.AA23];[.AE23];[.AI23];[.AM23];[.AQ23])" office:value-type="float" office:value="2.38566160202026" calcext:value-type="float">
            <text:p>2,38566160202026</text:p>
          </table:table-cell>
          <table:table-cell table:formula="of:=MIN([.C23];[.G23];[.K23];[.O23];[.S23];[.W23];[.AA23];[.AE23];[.AI23];[.AM23];[.AQ23])" office:value-type="float" office:value="1.81580901145935" calcext:value-type="float">
            <text:p>1,815809011459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1485" calcext:value-type="float">
            <text:p>1485</text:p>
          </table:table-cell>
          <table:table-cell office:value-type="float" office:value="1.90658402442932" calcext:value-type="float">
            <text:p>1,9065840244293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485" calcext:value-type="float">
            <text:p>1485</text:p>
          </table:table-cell>
          <table:table-cell office:value-type="float" office:value="1.73598599433899" calcext:value-type="float">
            <text:p>1,7359859943389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485" calcext:value-type="float">
            <text:p>1485</text:p>
          </table:table-cell>
          <table:table-cell office:value-type="float" office:value="2.0983099937439" calcext:value-type="float">
            <text:p>2,098309993743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485" calcext:value-type="float">
            <text:p>1485</text:p>
          </table:table-cell>
          <table:table-cell office:value-type="float" office:value="1.81385612487793" calcext:value-type="float">
            <text:p>1,8138561248779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485" calcext:value-type="float">
            <text:p>1485</text:p>
          </table:table-cell>
          <table:table-cell office:value-type="float" office:value="2.01089549064636" calcext:value-type="float">
            <text:p>2,0108954906463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485" calcext:value-type="float">
            <text:p>1485</text:p>
          </table:table-cell>
          <table:table-cell office:value-type="float" office:value="1.82848858833313" calcext:value-type="float">
            <text:p>1,8284885883331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485" calcext:value-type="float">
            <text:p>1485</text:p>
          </table:table-cell>
          <table:table-cell office:value-type="float" office:value="1.90360021591187" calcext:value-type="float">
            <text:p>1,9036002159118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485" calcext:value-type="float">
            <text:p>1485</text:p>
          </table:table-cell>
          <table:table-cell office:value-type="float" office:value="1.88991355895996" calcext:value-type="float">
            <text:p>1,8899135589599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485" calcext:value-type="float">
            <text:p>1485</text:p>
          </table:table-cell>
          <table:table-cell office:value-type="float" office:value="1.74435067176819" calcext:value-type="float">
            <text:p>1,7443506717681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485" calcext:value-type="float">
            <text:p>1485</text:p>
          </table:table-cell>
          <table:table-cell office:value-type="float" office:value="1.82044076919556" calcext:value-type="float">
            <text:p>1,8204407691955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485" calcext:value-type="float">
            <text:p>1485</text:p>
          </table:table-cell>
          <table:table-cell office:value-type="float" office:value="2.06455779075623" calcext:value-type="float">
            <text:p>2,0645577907562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485" calcext:value-type="float">
            <text:p>1485</text:p>
          </table:table-cell>
          <table:table-cell table:formula="of:=SUM([.C24];[.G24];[.K24];[.O24];[.S24];[.W24];[.AA24];[.AE24];[.AI24];[.AM24];[.AQ24]) / [.AW2]" office:value-type="float" office:value="1.89245302026922" calcext:value-type="float">
            <text:p>1,89245302026922</text:p>
          </table:table-cell>
          <table:table-cell table:number-columns-repeated="3"/>
          <table:table-cell table:formula="of:=MAX([.C24];[.G24];[.K24];[.O24];[.S24];[.W24];[.AA24];[.AE24];[.AI24];[.AM24];[.AQ24])" office:value-type="float" office:value="2.0983099937439" calcext:value-type="float">
            <text:p>2,0983099937439</text:p>
          </table:table-cell>
          <table:table-cell table:formula="of:=MIN([.C24];[.G24];[.K24];[.O24];[.S24];[.W24];[.AA24];[.AE24];[.AI24];[.AM24];[.AQ24])" office:value-type="float" office:value="1.73598599433899" calcext:value-type="float">
            <text:p>1,73598599433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24" calcext:value-type="float">
            <text:p>24</text:p>
          </table:table-cell>
          <table:table-cell office:value-type="float" office:value="1.16293954849243" calcext:value-type="float">
            <text:p>1,1629395484924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4" calcext:value-type="float">
            <text:p>24</text:p>
          </table:table-cell>
          <table:table-cell office:value-type="float" office:value="1.24547529220581" calcext:value-type="float">
            <text:p>1,2454752922058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4" calcext:value-type="float">
            <text:p>24</text:p>
          </table:table-cell>
          <table:table-cell office:value-type="float" office:value="1.08692479133606" calcext:value-type="float">
            <text:p>1,0869247913360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4" calcext:value-type="float">
            <text:p>24</text:p>
          </table:table-cell>
          <table:table-cell office:value-type="float" office:value="1.18996739387512" calcext:value-type="float">
            <text:p>1,1899673938751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4" calcext:value-type="float">
            <text:p>24</text:p>
          </table:table-cell>
          <table:table-cell office:value-type="float" office:value="1.07993173599243" calcext:value-type="float">
            <text:p>1,0799317359924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4" calcext:value-type="float">
            <text:p>24</text:p>
          </table:table-cell>
          <table:table-cell office:value-type="float" office:value="1.09626388549805" calcext:value-type="float">
            <text:p>1,0962638854980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4" calcext:value-type="float">
            <text:p>24</text:p>
          </table:table-cell>
          <table:table-cell office:value-type="float" office:value="1.04863929748535" calcext:value-type="float">
            <text:p>1,0486392974853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4" calcext:value-type="float">
            <text:p>24</text:p>
          </table:table-cell>
          <table:table-cell office:value-type="float" office:value="1.20758748054504" calcext:value-type="float">
            <text:p>1,2075874805450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4" calcext:value-type="float">
            <text:p>24</text:p>
          </table:table-cell>
          <table:table-cell office:value-type="float" office:value="1.12146544456482" calcext:value-type="float">
            <text:p>1,1214654445648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4" calcext:value-type="float">
            <text:p>24</text:p>
          </table:table-cell>
          <table:table-cell office:value-type="float" office:value="1.123530626297" calcext:value-type="float">
            <text:p>1,12353062629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4" calcext:value-type="float">
            <text:p>24</text:p>
          </table:table-cell>
          <table:table-cell office:value-type="float" office:value="1.24923348426819" calcext:value-type="float">
            <text:p>1,24923348426819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24" calcext:value-type="float">
            <text:p>24</text:p>
          </table:table-cell>
          <table:table-cell table:formula="of:=SUM([.C25];[.G25];[.K25];[.O25];[.S25];[.W25];[.AA25];[.AE25];[.AI25];[.AM25];[.AQ25]) / [.AW2]" office:value-type="float" office:value="1.14654172550548" calcext:value-type="float">
            <text:p>1,14654172550548</text:p>
          </table:table-cell>
          <table:table-cell table:number-columns-repeated="3"/>
          <table:table-cell table:formula="of:=MAX([.C25];[.G25];[.K25];[.O25];[.S25];[.W25];[.AA25];[.AE25];[.AI25];[.AM25];[.AQ25])" office:value-type="float" office:value="1.24923348426819" calcext:value-type="float">
            <text:p>1,24923348426819</text:p>
          </table:table-cell>
          <table:table-cell table:formula="of:=MIN([.C25];[.G25];[.K25];[.O25];[.S25];[.W25];[.AA25];[.AE25];[.AI25];[.AM25];[.AQ25])" office:value-type="float" office:value="1.04863929748535" calcext:value-type="float">
            <text:p>1,04863929748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31" calcext:value-type="float">
            <text:p>31</text:p>
          </table:table-cell>
          <table:table-cell office:value-type="float" office:value="1.78160929679871" calcext:value-type="float">
            <text:p>1,7816092967987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1" calcext:value-type="float">
            <text:p>31</text:p>
          </table:table-cell>
          <table:table-cell office:value-type="float" office:value="1.53994059562683" calcext:value-type="float">
            <text:p>1,5399405956268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1" calcext:value-type="float">
            <text:p>31</text:p>
          </table:table-cell>
          <table:table-cell office:value-type="float" office:value="1.80634307861328" calcext:value-type="float">
            <text:p>1,8063430786132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1" calcext:value-type="float">
            <text:p>31</text:p>
          </table:table-cell>
          <table:table-cell office:value-type="float" office:value="1.66575217247009" calcext:value-type="float">
            <text:p>1,6657521724700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1" calcext:value-type="float">
            <text:p>31</text:p>
          </table:table-cell>
          <table:table-cell office:value-type="float" office:value="1.55025744438171" calcext:value-type="float">
            <text:p>1,5502574443817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1" calcext:value-type="float">
            <text:p>31</text:p>
          </table:table-cell>
          <table:table-cell office:value-type="float" office:value="1.71222996711731" calcext:value-type="float">
            <text:p>1,7122299671173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1" calcext:value-type="float">
            <text:p>31</text:p>
          </table:table-cell>
          <table:table-cell office:value-type="float" office:value="1.65025496482849" calcext:value-type="float">
            <text:p>1,6502549648284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1" calcext:value-type="float">
            <text:p>31</text:p>
          </table:table-cell>
          <table:table-cell office:value-type="float" office:value="2.21603202819824" calcext:value-type="float">
            <text:p>2,2160320281982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1" calcext:value-type="float">
            <text:p>31</text:p>
          </table:table-cell>
          <table:table-cell office:value-type="float" office:value="1.64942646026611" calcext:value-type="float">
            <text:p>1,6494264602661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1" calcext:value-type="float">
            <text:p>31</text:p>
          </table:table-cell>
          <table:table-cell office:value-type="float" office:value="1.61162185668945" calcext:value-type="float">
            <text:p>1,6116218566894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1" calcext:value-type="float">
            <text:p>31</text:p>
          </table:table-cell>
          <table:table-cell office:value-type="float" office:value="1.71005082130432" calcext:value-type="float">
            <text:p>1,7100508213043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1" calcext:value-type="float">
            <text:p>31</text:p>
          </table:table-cell>
          <table:table-cell table:formula="of:=SUM([.C26];[.G26];[.K26];[.O26];[.S26];[.W26];[.AA26];[.AE26];[.AI26];[.AM26];[.AQ26]) / [.AW2]" office:value-type="float" office:value="1.71759260784496" calcext:value-type="float">
            <text:p>1,71759260784496</text:p>
          </table:table-cell>
          <table:table-cell table:number-columns-repeated="3"/>
          <table:table-cell table:formula="of:=MAX([.C26];[.G26];[.K26];[.O26];[.S26];[.W26];[.AA26];[.AE26];[.AI26];[.AM26];[.AQ26])" office:value-type="float" office:value="2.21603202819824" calcext:value-type="float">
            <text:p>2,21603202819824</text:p>
          </table:table-cell>
          <table:table-cell table:formula="of:=MIN([.C26];[.G26];[.K26];[.O26];[.S26];[.W26];[.AA26];[.AE26];[.AI26];[.AM26];[.AQ26])" office:value-type="float" office:value="1.53994059562683" calcext:value-type="float">
            <text:p>1,539940595626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35" calcext:value-type="float">
            <text:p>35</text:p>
          </table:table-cell>
          <table:table-cell office:value-type="float" office:value="3.79975295066833" calcext:value-type="float">
            <text:p>3,7997529506683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35" calcext:value-type="float">
            <text:p>35</text:p>
          </table:table-cell>
          <table:table-cell office:value-type="float" office:value="3.34571194648743" calcext:value-type="float">
            <text:p>3,3457119464874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35" calcext:value-type="float">
            <text:p>35</text:p>
          </table:table-cell>
          <table:table-cell office:value-type="float" office:value="2.82624626159668" calcext:value-type="float">
            <text:p>2,8262462615966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35" calcext:value-type="float">
            <text:p>35</text:p>
          </table:table-cell>
          <table:table-cell office:value-type="float" office:value="3.37093329429626" calcext:value-type="float">
            <text:p>3,3709332942962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35" calcext:value-type="float">
            <text:p>35</text:p>
          </table:table-cell>
          <table:table-cell office:value-type="float" office:value="2.86244750022888" calcext:value-type="float">
            <text:p>2,8624475002288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35" calcext:value-type="float">
            <text:p>35</text:p>
          </table:table-cell>
          <table:table-cell office:value-type="float" office:value="3.13427805900574" calcext:value-type="float">
            <text:p>3,1342780590057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35" calcext:value-type="float">
            <text:p>35</text:p>
          </table:table-cell>
          <table:table-cell office:value-type="float" office:value="2.95963549613953" calcext:value-type="float">
            <text:p>2,9596354961395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35" calcext:value-type="float">
            <text:p>35</text:p>
          </table:table-cell>
          <table:table-cell office:value-type="float" office:value="2.97209143638611" calcext:value-type="float">
            <text:p>2,9720914363861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35" calcext:value-type="float">
            <text:p>35</text:p>
          </table:table-cell>
          <table:table-cell office:value-type="float" office:value="2.8771116733551" calcext:value-type="float">
            <text:p>2,877111673355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35" calcext:value-type="float">
            <text:p>35</text:p>
          </table:table-cell>
          <table:table-cell office:value-type="float" office:value="2.91726160049438" calcext:value-type="float">
            <text:p>2,9172616004943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35" calcext:value-type="float">
            <text:p>35</text:p>
          </table:table-cell>
          <table:table-cell office:value-type="float" office:value="2.75719141960144" calcext:value-type="float">
            <text:p>2,7571914196014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35" calcext:value-type="float">
            <text:p>35</text:p>
          </table:table-cell>
          <table:table-cell table:formula="of:=SUM([.C27];[.G27];[.K27];[.O27];[.S27];[.W27];[.AA27];[.AE27];[.AI27];[.AM27];[.AQ27]) / [.AW2]" office:value-type="float" office:value="3.07478742165999" calcext:value-type="float">
            <text:p>3,07478742165999</text:p>
          </table:table-cell>
          <table:table-cell table:number-columns-repeated="3"/>
          <table:table-cell table:formula="of:=MAX([.C27];[.G27];[.K27];[.O27];[.S27];[.W27];[.AA27];[.AE27];[.AI27];[.AM27];[.AQ27])" office:value-type="float" office:value="3.79975295066833" calcext:value-type="float">
            <text:p>3,79975295066833</text:p>
          </table:table-cell>
          <table:table-cell table:formula="of:=MIN([.C27];[.G27];[.K27];[.O27];[.S27];[.W27];[.AA27];[.AE27];[.AI27];[.AM27];[.AQ27])" office:value-type="float" office:value="2.75719141960144" calcext:value-type="float">
            <text:p>2,75719141960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61154" calcext:value-type="float">
            <text:p>61154</text:p>
          </table:table-cell>
          <table:table-cell office:value-type="float" office:value="4.256502866745" calcext:value-type="float">
            <text:p>4,25650286674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1154" calcext:value-type="float">
            <text:p>61154</text:p>
          </table:table-cell>
          <table:table-cell office:value-type="float" office:value="3.97599816322327" calcext:value-type="float">
            <text:p>3,9759981632232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1154" calcext:value-type="float">
            <text:p>61154</text:p>
          </table:table-cell>
          <table:table-cell office:value-type="float" office:value="4.11778402328491" calcext:value-type="float">
            <text:p>4,1177840232849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1154" calcext:value-type="float">
            <text:p>61154</text:p>
          </table:table-cell>
          <table:table-cell office:value-type="float" office:value="4.07196235656738" calcext:value-type="float">
            <text:p>4,0719623565673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1154" calcext:value-type="float">
            <text:p>61154</text:p>
          </table:table-cell>
          <table:table-cell office:value-type="float" office:value="3.88301563262939" calcext:value-type="float">
            <text:p>3,8830156326293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1154" calcext:value-type="float">
            <text:p>61154</text:p>
          </table:table-cell>
          <table:table-cell office:value-type="float" office:value="4.00753164291382" calcext:value-type="float">
            <text:p>4,0075316429138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1154" calcext:value-type="float">
            <text:p>61154</text:p>
          </table:table-cell>
          <table:table-cell office:value-type="float" office:value="4.17298364639282" calcext:value-type="float">
            <text:p>4,1729836463928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1154" calcext:value-type="float">
            <text:p>61154</text:p>
          </table:table-cell>
          <table:table-cell office:value-type="float" office:value="4.06732249259949" calcext:value-type="float">
            <text:p>4,0673224925994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1154" calcext:value-type="float">
            <text:p>61154</text:p>
          </table:table-cell>
          <table:table-cell office:value-type="float" office:value="4.10235619544983" calcext:value-type="float">
            <text:p>4,1023561954498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1154" calcext:value-type="float">
            <text:p>61154</text:p>
          </table:table-cell>
          <table:table-cell office:value-type="float" office:value="4.15360045433044" calcext:value-type="float">
            <text:p>4,15360045433044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1154" calcext:value-type="float">
            <text:p>61154</text:p>
          </table:table-cell>
          <table:table-cell office:value-type="float" office:value="4.24382638931274" calcext:value-type="float">
            <text:p>4,24382638931274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61154" calcext:value-type="float">
            <text:p>61154</text:p>
          </table:table-cell>
          <table:table-cell table:formula="of:=SUM([.C28];[.G28];[.K28];[.O28];[.S28];[.W28];[.AA28];[.AE28];[.AI28];[.AM28];[.AQ28]) / [.AW2]" office:value-type="float" office:value="4.09571671485901" calcext:value-type="float">
            <text:p>4,09571671485901</text:p>
          </table:table-cell>
          <table:table-cell table:number-columns-repeated="3"/>
          <table:table-cell table:formula="of:=MAX([.C28];[.G28];[.K28];[.O28];[.S28];[.W28];[.AA28];[.AE28];[.AI28];[.AM28];[.AQ28])" office:value-type="float" office:value="4.256502866745" calcext:value-type="float">
            <text:p>4,256502866745</text:p>
          </table:table-cell>
          <table:table-cell table:formula="of:=MIN([.C28];[.G28];[.K28];[.O28];[.S28];[.W28];[.AA28];[.AE28];[.AI28];[.AM28];[.AQ28])" office:value-type="float" office:value="3.88301563262939" calcext:value-type="float">
            <text:p>3,883015632629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39" calcext:value-type="float">
            <text:p>39</text:p>
          </table:table-cell>
          <table:table-cell office:value-type="float" office:value="1.51464986801147" calcext:value-type="float">
            <text:p>1,5146498680114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9" calcext:value-type="float">
            <text:p>39</text:p>
          </table:table-cell>
          <table:table-cell office:value-type="float" office:value="1.56690669059753" calcext:value-type="float">
            <text:p>1,5669066905975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9" calcext:value-type="float">
            <text:p>39</text:p>
          </table:table-cell>
          <table:table-cell office:value-type="float" office:value="1.57954072952271" calcext:value-type="float">
            <text:p>1,5795407295227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9" calcext:value-type="float">
            <text:p>39</text:p>
          </table:table-cell>
          <table:table-cell office:value-type="float" office:value="1.44854760169983" calcext:value-type="float">
            <text:p>1,4485476016998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9" calcext:value-type="float">
            <text:p>39</text:p>
          </table:table-cell>
          <table:table-cell office:value-type="float" office:value="1.31718921661377" calcext:value-type="float">
            <text:p>1,3171892166137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9" calcext:value-type="float">
            <text:p>39</text:p>
          </table:table-cell>
          <table:table-cell office:value-type="float" office:value="1.45275926589966" calcext:value-type="float">
            <text:p>1,4527592658996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9" calcext:value-type="float">
            <text:p>39</text:p>
          </table:table-cell>
          <table:table-cell office:value-type="float" office:value="1.53165173530579" calcext:value-type="float">
            <text:p>1,5316517353057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9" calcext:value-type="float">
            <text:p>39</text:p>
          </table:table-cell>
          <table:table-cell office:value-type="float" office:value="1.36695694923401" calcext:value-type="float">
            <text:p>1,3669569492340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9" calcext:value-type="float">
            <text:p>39</text:p>
          </table:table-cell>
          <table:table-cell office:value-type="float" office:value="1.30499505996704" calcext:value-type="float">
            <text:p>1,3049950599670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9" calcext:value-type="float">
            <text:p>39</text:p>
          </table:table-cell>
          <table:table-cell office:value-type="float" office:value="1.44263935089111" calcext:value-type="float">
            <text:p>1,4426393508911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9" calcext:value-type="float">
            <text:p>39</text:p>
          </table:table-cell>
          <table:table-cell office:value-type="float" office:value="1.46817088127136" calcext:value-type="float">
            <text:p>1,4681708812713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39" calcext:value-type="float">
            <text:p>39</text:p>
          </table:table-cell>
          <table:table-cell table:formula="of:=SUM([.C29];[.G29];[.K29];[.O29];[.S29];[.W29];[.AA29];[.AE29];[.AI29];[.AM29];[.AQ29]) / [.AW2]" office:value-type="float" office:value="1.45400066809221" calcext:value-type="float">
            <text:p>1,45400066809221</text:p>
          </table:table-cell>
          <table:table-cell table:number-columns-repeated="3"/>
          <table:table-cell table:formula="of:=MAX([.C29];[.G29];[.K29];[.O29];[.S29];[.W29];[.AA29];[.AE29];[.AI29];[.AM29];[.AQ29])" office:value-type="float" office:value="1.57954072952271" calcext:value-type="float">
            <text:p>1,57954072952271</text:p>
          </table:table-cell>
          <table:table-cell table:formula="of:=MIN([.C29];[.G29];[.K29];[.O29];[.S29];[.W29];[.AA29];[.AE29];[.AI29];[.AM29];[.AQ29])" office:value-type="float" office:value="1.30499505996704" calcext:value-type="float">
            <text:p>1,30499505996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39" calcext:value-type="float">
            <text:p>39</text:p>
          </table:table-cell>
          <table:table-cell office:value-type="float" office:value="2.21497225761414" calcext:value-type="float">
            <text:p>2,2149722576141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9" calcext:value-type="float">
            <text:p>39</text:p>
          </table:table-cell>
          <table:table-cell office:value-type="float" office:value="2.09098672866821" calcext:value-type="float">
            <text:p>2,0909867286682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9" calcext:value-type="float">
            <text:p>39</text:p>
          </table:table-cell>
          <table:table-cell office:value-type="float" office:value="2.04714035987854" calcext:value-type="float">
            <text:p>2,0471403598785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9" calcext:value-type="float">
            <text:p>39</text:p>
          </table:table-cell>
          <table:table-cell office:value-type="float" office:value="2.13790988922119" calcext:value-type="float">
            <text:p>2,1379098892211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9" calcext:value-type="float">
            <text:p>39</text:p>
          </table:table-cell>
          <table:table-cell office:value-type="float" office:value="2.05495524406433" calcext:value-type="float">
            <text:p>2,0549552440643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9" calcext:value-type="float">
            <text:p>39</text:p>
          </table:table-cell>
          <table:table-cell office:value-type="float" office:value="2.3033344745636" calcext:value-type="float">
            <text:p>2,303334474563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9" calcext:value-type="float">
            <text:p>39</text:p>
          </table:table-cell>
          <table:table-cell office:value-type="float" office:value="2.11187672615051" calcext:value-type="float">
            <text:p>2,1118767261505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9" calcext:value-type="float">
            <text:p>39</text:p>
          </table:table-cell>
          <table:table-cell office:value-type="float" office:value="2.16391754150391" calcext:value-type="float">
            <text:p>2,1639175415039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9" calcext:value-type="float">
            <text:p>39</text:p>
          </table:table-cell>
          <table:table-cell office:value-type="float" office:value="2.06179928779602" calcext:value-type="float">
            <text:p>2,0617992877960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9" calcext:value-type="float">
            <text:p>39</text:p>
          </table:table-cell>
          <table:table-cell office:value-type="float" office:value="2.05636978149414" calcext:value-type="float">
            <text:p>2,0563697814941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9" calcext:value-type="float">
            <text:p>39</text:p>
          </table:table-cell>
          <table:table-cell office:value-type="float" office:value="2.31937336921692" calcext:value-type="float">
            <text:p>2,3193733692169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39" calcext:value-type="float">
            <text:p>39</text:p>
          </table:table-cell>
          <table:table-cell table:formula="of:=SUM([.C30];[.G30];[.K30];[.O30];[.S30];[.W30];[.AA30];[.AE30];[.AI30];[.AM30];[.AQ30]) / [.AW2]" office:value-type="float" office:value="2.14205778728832" calcext:value-type="float">
            <text:p>2,14205778728832</text:p>
          </table:table-cell>
          <table:table-cell table:number-columns-repeated="3"/>
          <table:table-cell table:formula="of:=MAX([.C30];[.G30];[.K30];[.O30];[.S30];[.W30];[.AA30];[.AE30];[.AI30];[.AM30];[.AQ30])" office:value-type="float" office:value="2.31937336921692" calcext:value-type="float">
            <text:p>2,31937336921692</text:p>
          </table:table-cell>
          <table:table-cell table:formula="of:=MIN([.C30];[.G30];[.K30];[.O30];[.S30];[.W30];[.AA30];[.AE30];[.AI30];[.AM30];[.AQ30])" office:value-type="float" office:value="2.04714035987854" calcext:value-type="float">
            <text:p>2,04714035987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27" calcext:value-type="float">
            <text:p>27</text:p>
          </table:table-cell>
          <table:table-cell office:value-type="float" office:value="1.61742830276489" calcext:value-type="float">
            <text:p>1,6174283027648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7" calcext:value-type="float">
            <text:p>27</text:p>
          </table:table-cell>
          <table:table-cell office:value-type="float" office:value="1.45556282997131" calcext:value-type="float">
            <text:p>1,4555628299713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7" calcext:value-type="float">
            <text:p>27</text:p>
          </table:table-cell>
          <table:table-cell office:value-type="float" office:value="1.63156509399414" calcext:value-type="float">
            <text:p>1,6315650939941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7" calcext:value-type="float">
            <text:p>27</text:p>
          </table:table-cell>
          <table:table-cell office:value-type="float" office:value="1.46520376205444" calcext:value-type="float">
            <text:p>1,4652037620544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7" calcext:value-type="float">
            <text:p>27</text:p>
          </table:table-cell>
          <table:table-cell office:value-type="float" office:value="1.42228627204895" calcext:value-type="float">
            <text:p>1,4222862720489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7" calcext:value-type="float">
            <text:p>27</text:p>
          </table:table-cell>
          <table:table-cell office:value-type="float" office:value="1.54553818702698" calcext:value-type="float">
            <text:p>1,54553818702698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7" calcext:value-type="float">
            <text:p>27</text:p>
          </table:table-cell>
          <table:table-cell office:value-type="float" office:value="1.46217203140259" calcext:value-type="float">
            <text:p>1,4621720314025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7" calcext:value-type="float">
            <text:p>27</text:p>
          </table:table-cell>
          <table:table-cell office:value-type="float" office:value="1.4138331413269" calcext:value-type="float">
            <text:p>1,413833141326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7" calcext:value-type="float">
            <text:p>27</text:p>
          </table:table-cell>
          <table:table-cell office:value-type="float" office:value="1.46056985855103" calcext:value-type="float">
            <text:p>1,4605698585510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7" calcext:value-type="float">
            <text:p>27</text:p>
          </table:table-cell>
          <table:table-cell office:value-type="float" office:value="1.60527181625366" calcext:value-type="float">
            <text:p>1,6052718162536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7" calcext:value-type="float">
            <text:p>27</text:p>
          </table:table-cell>
          <table:table-cell office:value-type="float" office:value="1.47093725204468" calcext:value-type="float">
            <text:p>1,47093725204468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27" calcext:value-type="float">
            <text:p>27</text:p>
          </table:table-cell>
          <table:table-cell table:formula="of:=SUM([.C31];[.G31];[.K31];[.O31];[.S31];[.W31];[.AA31];[.AE31];[.AI31];[.AM31];[.AQ31]) / [.AW2]" office:value-type="float" office:value="1.50457895885814" calcext:value-type="float">
            <text:p>1,50457895885814</text:p>
          </table:table-cell>
          <table:table-cell table:number-columns-repeated="3"/>
          <table:table-cell table:formula="of:=MAX([.C31];[.G31];[.K31];[.O31];[.S31];[.W31];[.AA31];[.AE31];[.AI31];[.AM31];[.AQ31])" office:value-type="float" office:value="1.63156509399414" calcext:value-type="float">
            <text:p>1,63156509399414</text:p>
          </table:table-cell>
          <table:table-cell table:formula="of:=MIN([.C31];[.G31];[.K31];[.O31];[.S31];[.W31];[.AA31];[.AE31];[.AI31];[.AM31];[.AQ31])" office:value-type="float" office:value="1.4138331413269" calcext:value-type="float">
            <text:p>1,41383314132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31" calcext:value-type="float">
            <text:p>31</text:p>
          </table:table-cell>
          <table:table-cell office:value-type="float" office:value="2.59986662864685" calcext:value-type="float">
            <text:p>2,5998666286468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31" calcext:value-type="float">
            <text:p>31</text:p>
          </table:table-cell>
          <table:table-cell office:value-type="float" office:value="2.35022473335266" calcext:value-type="float">
            <text:p>2,3502247333526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31" calcext:value-type="float">
            <text:p>31</text:p>
          </table:table-cell>
          <table:table-cell office:value-type="float" office:value="2.49716806411743" calcext:value-type="float">
            <text:p>2,4971680641174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31" calcext:value-type="float">
            <text:p>31</text:p>
          </table:table-cell>
          <table:table-cell office:value-type="float" office:value="2.50970983505249" calcext:value-type="float">
            <text:p>2,5097098350524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31" calcext:value-type="float">
            <text:p>31</text:p>
          </table:table-cell>
          <table:table-cell office:value-type="float" office:value="2.41623473167419" calcext:value-type="float">
            <text:p>2,4162347316741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31" calcext:value-type="float">
            <text:p>31</text:p>
          </table:table-cell>
          <table:table-cell office:value-type="float" office:value="2.36654758453369" calcext:value-type="float">
            <text:p>2,3665475845336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31" calcext:value-type="float">
            <text:p>31</text:p>
          </table:table-cell>
          <table:table-cell office:value-type="float" office:value="2.35957598686218" calcext:value-type="float">
            <text:p>2,3595759868621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31" calcext:value-type="float">
            <text:p>31</text:p>
          </table:table-cell>
          <table:table-cell office:value-type="float" office:value="2.41045117378235" calcext:value-type="float">
            <text:p>2,4104511737823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31" calcext:value-type="float">
            <text:p>31</text:p>
          </table:table-cell>
          <table:table-cell office:value-type="float" office:value="2.41241598129272" calcext:value-type="float">
            <text:p>2,4124159812927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31" calcext:value-type="float">
            <text:p>31</text:p>
          </table:table-cell>
          <table:table-cell office:value-type="float" office:value="2.36074471473694" calcext:value-type="float">
            <text:p>2,3607447147369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31" calcext:value-type="float">
            <text:p>31</text:p>
          </table:table-cell>
          <table:table-cell office:value-type="float" office:value="2.55758666992187" calcext:value-type="float">
            <text:p>2,5575866699218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31" calcext:value-type="float">
            <text:p>31</text:p>
          </table:table-cell>
          <table:table-cell table:formula="of:=SUM([.C32];[.G32];[.K32];[.O32];[.S32];[.W32];[.AA32];[.AE32];[.AI32];[.AM32];[.AQ32]) / [.AW2]" office:value-type="float" office:value="2.44004782763394" calcext:value-type="float">
            <text:p>2,44004782763394</text:p>
          </table:table-cell>
          <table:table-cell table:number-columns-repeated="3"/>
          <table:table-cell table:formula="of:=MAX([.C32];[.G32];[.K32];[.O32];[.S32];[.W32];[.AA32];[.AE32];[.AI32];[.AM32];[.AQ32])" office:value-type="float" office:value="2.59986662864685" calcext:value-type="float">
            <text:p>2,59986662864685</text:p>
          </table:table-cell>
          <table:table-cell table:formula="of:=MIN([.C32];[.G32];[.K32];[.O32];[.S32];[.W32];[.AA32];[.AE32];[.AI32];[.AM32];[.AQ32])" office:value-type="float" office:value="2.35022473335266" calcext:value-type="float">
            <text:p>2,35022473335266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32])" office:value-type="float" office:value="49.2917630672455" calcext:value-type="float">
            <text:p>49,291763067245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32])" office:value-type="float" office:value="45.9161715507507" calcext:value-type="float">
            <text:p>45,916171550750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32])" office:value-type="float" office:value="47.1835918426514" calcext:value-type="float">
            <text:p>47,183591842651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32])" office:value-type="float" office:value="46.7978899478912" calcext:value-type="float">
            <text:p>46,797889947891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32])" office:value-type="float" office:value="46.3343832492828" calcext:value-type="float">
            <text:p>46,334383249282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32])" office:value-type="float" office:value="45.9662220478058" calcext:value-type="float">
            <text:p>45,966222047805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32])" office:value-type="float" office:value="46.4299108982086" calcext:value-type="float">
            <text:p>46,429910898208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32])" office:value-type="float" office:value="46.3550672531128" calcext:value-type="float">
            <text:p>46,355067253112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32])" office:value-type="float" office:value="45.3633155822754" calcext:value-type="float">
            <text:p>45,363315582275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32])" office:value-type="float" office:value="46.0818490982056" calcext:value-type="float">
            <text:p>46,081849098205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32])" office:value-type="float" office:value="47.6529507637024" calcext:value-type="float">
            <text:p>47,652950763702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32])" office:value-type="float" office:value="46.6702832091938" calcext:value-type="float">
            <text:p>46,6702832091938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32])" office:value-type="float" office:value="52.3868782520294" calcext:value-type="float">
            <text:p>52,3868782520294</text:p>
          </table:table-cell>
          <table:table-cell table:formula="of:=SUM([.AZ3:.AZ32])" office:value-type="float" office:value="43.056615114212" calcext:value-type="float">
            <text:p>43,056615114212</text:p>
          </table:table-cell>
          <table:table-cell table:number-columns-repeated="8"/>
        </table:table-row>
      </table:table>
      <table:table table:name="50_Janelas sup_0.0049&amp;conf_0.9" table:style-name="ta1"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6.3069155216217" calcext:value-type="float">
            <text:p>46,306915521621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6.0631005764008" calcext:value-type="float">
            <text:p>46,063100576400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4.5349626541138" calcext:value-type="float">
            <text:p>44,534962654113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4.8639023303986" calcext:value-type="float">
            <text:p>44,863902330398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5.4652287960053" calcext:value-type="float">
            <text:p>45,465228796005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4.521199464798" calcext:value-type="float">
            <text:p>44,52119946479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3.8851978778839" calcext:value-type="float">
            <text:p>43,885197877883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3.4433007240295" calcext:value-type="float">
            <text:p>43,443300724029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4.3392841815949" calcext:value-type="float">
            <text:p>44,339284181594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3.7132129669189" calcext:value-type="float">
            <text:p>43,713212966918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office:value-type="float" office:value="45.6741774082184" calcext:value-type="float">
            <text:p>45,674177408218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1" calcext:value-type="float">
            <text:p>1</text:p>
          </table:table-cell>
          <table:table-cell table:formula="of:=SUM([.C2];[.G2];[.K2];[.O2];[.S2];[.W2];[.AA2];[.AE2];[.AI2];[.AM2];[.AQ2]) / [.AW2]" office:value-type="float" office:value="44.8009529547258" calcext:value-type="float">
            <text:p>44,8009529547258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46.3069155216217" calcext:value-type="float">
            <text:p>46,3069155216217</text:p>
          </table:table-cell>
          <table:table-cell table:formula="of:=MIN([.C2];[.G2];[.K2];[.O2];[.S2];[.W2];[.AA2];[.AE2];[.AI2];[.AM2];[.AQ2])" office:value-type="float" office:value="43.4433007240295" calcext:value-type="float">
            <text:p>43,4433007240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36749" calcext:value-type="float">
            <text:p>36749</text:p>
          </table:table-cell>
          <table:table-cell office:value-type="float" office:value="1.7310209274292" calcext:value-type="float">
            <text:p>1,731020927429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6749" calcext:value-type="float">
            <text:p>36749</text:p>
          </table:table-cell>
          <table:table-cell office:value-type="float" office:value="1.70246410369873" calcext:value-type="float">
            <text:p>1,7024641036987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6749" calcext:value-type="float">
            <text:p>36749</text:p>
          </table:table-cell>
          <table:table-cell office:value-type="float" office:value="1.87928533554077" calcext:value-type="float">
            <text:p>1,8792853355407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6749" calcext:value-type="float">
            <text:p>36749</text:p>
          </table:table-cell>
          <table:table-cell office:value-type="float" office:value="1.65597772598267" calcext:value-type="float">
            <text:p>1,6559777259826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6749" calcext:value-type="float">
            <text:p>36749</text:p>
          </table:table-cell>
          <table:table-cell office:value-type="float" office:value="1.67499685287476" calcext:value-type="float">
            <text:p>1,6749968528747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6749" calcext:value-type="float">
            <text:p>36749</text:p>
          </table:table-cell>
          <table:table-cell office:value-type="float" office:value="1.61038374900818" calcext:value-type="float">
            <text:p>1,6103837490081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6749" calcext:value-type="float">
            <text:p>36749</text:p>
          </table:table-cell>
          <table:table-cell office:value-type="float" office:value="1.62628555297852" calcext:value-type="float">
            <text:p>1,6262855529785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6749" calcext:value-type="float">
            <text:p>36749</text:p>
          </table:table-cell>
          <table:table-cell office:value-type="float" office:value="1.63263559341431" calcext:value-type="float">
            <text:p>1,6326355934143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6749" calcext:value-type="float">
            <text:p>36749</text:p>
          </table:table-cell>
          <table:table-cell office:value-type="float" office:value="1.85961866378784" calcext:value-type="float">
            <text:p>1,8596186637878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6749" calcext:value-type="float">
            <text:p>36749</text:p>
          </table:table-cell>
          <table:table-cell office:value-type="float" office:value="1.73120164871216" calcext:value-type="float">
            <text:p>1,7312016487121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6749" calcext:value-type="float">
            <text:p>36749</text:p>
          </table:table-cell>
          <table:table-cell office:value-type="float" office:value="1.75508093833923" calcext:value-type="float">
            <text:p>1,7550809383392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36749" calcext:value-type="float">
            <text:p>36749</text:p>
          </table:table-cell>
          <table:table-cell table:formula="of:=SUM([.C3];[.G3];[.K3];[.O3];[.S3];[.W3];[.AA3];[.AE3];[.AI3];[.AM3];[.AQ3]) / [.AW2]" office:value-type="float" office:value="1.71445009925149" calcext:value-type="float">
            <text:p>1,71445009925149</text:p>
          </table:table-cell>
          <table:table-cell table:number-columns-repeated="3"/>
          <table:table-cell table:formula="of:=MAX([.C3];[.G3];[.K3];[.O3];[.S3];[.W3];[.AA3];[.AE3];[.AI3];[.AM3];[.AQ3])" office:value-type="float" office:value="1.87928533554077" calcext:value-type="float">
            <text:p>1,87928533554077</text:p>
          </table:table-cell>
          <table:table-cell table:formula="of:=MIN([.C3];[.G3];[.K3];[.O3];[.S3];[.W3];[.AA3];[.AE3];[.AI3];[.AM3];[.AQ3])" office:value-type="float" office:value="1.61038374900818" calcext:value-type="float">
            <text:p>1,61038374900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9" calcext:value-type="float">
            <text:p>9</text:p>
          </table:table-cell>
          <table:table-cell office:value-type="float" office:value="0.668657302856445" calcext:value-type="float">
            <text:p>0,66865730285644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" calcext:value-type="float">
            <text:p>9</text:p>
          </table:table-cell>
          <table:table-cell office:value-type="float" office:value="0.776437997817993" calcext:value-type="float">
            <text:p>0,77643799781799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" calcext:value-type="float">
            <text:p>9</text:p>
          </table:table-cell>
          <table:table-cell office:value-type="float" office:value="1.07700705528259" calcext:value-type="float">
            <text:p>1,0770070552825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" calcext:value-type="float">
            <text:p>9</text:p>
          </table:table-cell>
          <table:table-cell office:value-type="float" office:value="0.673832178115845" calcext:value-type="float">
            <text:p>0,67383217811584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" calcext:value-type="float">
            <text:p>9</text:p>
          </table:table-cell>
          <table:table-cell office:value-type="float" office:value="0.728844165802002" calcext:value-type="float">
            <text:p>0,72884416580200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" calcext:value-type="float">
            <text:p>9</text:p>
          </table:table-cell>
          <table:table-cell office:value-type="float" office:value="0.72761082649231" calcext:value-type="float">
            <text:p>0,7276108264923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" calcext:value-type="float">
            <text:p>9</text:p>
          </table:table-cell>
          <table:table-cell office:value-type="float" office:value="0.702716112136841" calcext:value-type="float">
            <text:p>0,70271611213684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" calcext:value-type="float">
            <text:p>9</text:p>
          </table:table-cell>
          <table:table-cell office:value-type="float" office:value="0.693431615829468" calcext:value-type="float">
            <text:p>0,69343161582946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" calcext:value-type="float">
            <text:p>9</text:p>
          </table:table-cell>
          <table:table-cell office:value-type="float" office:value="0.749776601791382" calcext:value-type="float">
            <text:p>0,74977660179138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" calcext:value-type="float">
            <text:p>9</text:p>
          </table:table-cell>
          <table:table-cell office:value-type="float" office:value="0.750667810440064" calcext:value-type="float">
            <text:p>0,75066781044006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" calcext:value-type="float">
            <text:p>9</text:p>
          </table:table-cell>
          <table:table-cell office:value-type="float" office:value="0.722033739089966" calcext:value-type="float">
            <text:p>0,72203373908996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" calcext:value-type="float">
            <text:p>9</text:p>
          </table:table-cell>
          <table:table-cell table:formula="of:=SUM([.C4];[.G4];[.K4];[.O4];[.S4];[.W4];[.AA4];[.AE4];[.AI4];[.AM4];[.AQ4]) / [.AW2]" office:value-type="float" office:value="0.751910491423173" calcext:value-type="float">
            <text:p>0,751910491423173</text:p>
          </table:table-cell>
          <table:table-cell table:number-columns-repeated="3"/>
          <table:table-cell table:formula="of:=MAX([.C4];[.G4];[.K4];[.O4];[.S4];[.W4];[.AA4];[.AE4];[.AI4];[.AM4];[.AQ4])" office:value-type="float" office:value="1.07700705528259" calcext:value-type="float">
            <text:p>1,07700705528259</text:p>
          </table:table-cell>
          <table:table-cell table:formula="of:=MIN([.C4];[.G4];[.K4];[.O4];[.S4];[.W4];[.AA4];[.AE4];[.AI4];[.AM4];[.AQ4])" office:value-type="float" office:value="0.668657302856445" calcext:value-type="float">
            <text:p>0,6686573028564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551132917404175" calcext:value-type="float">
            <text:p>0,55113291740417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548518419265747" calcext:value-type="float">
            <text:p>0,54851841926574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503092527389526" calcext:value-type="float">
            <text:p>0,50309252738952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510353088378906" calcext:value-type="float">
            <text:p>0,51035308837890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452423810958862" calcext:value-type="float">
            <text:p>0,45242381095886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540518522262573" calcext:value-type="float">
            <text:p>0,54051852226257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464944839477539" calcext:value-type="float">
            <text:p>0,46494483947753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454464435577393" calcext:value-type="float">
            <text:p>0,45446443557739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485336542129517" calcext:value-type="float">
            <text:p>0,48533654212951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722973346710205" calcext:value-type="float">
            <text:p>0,72297334671020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office:value-type="float" office:value="0.503251075744629" calcext:value-type="float">
            <text:p>0,50325107574462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" calcext:value-type="float">
            <text:p>1</text:p>
          </table:table-cell>
          <table:table-cell table:formula="of:=SUM([.C5];[.G5];[.K5];[.O5];[.S5];[.W5];[.AA5];[.AE5];[.AI5];[.AM5];[.AQ5]) / [.AW2]" office:value-type="float" office:value="0.521546320481734" calcext:value-type="float">
            <text:p>0,521546320481734</text:p>
          </table:table-cell>
          <table:table-cell table:number-columns-repeated="3"/>
          <table:table-cell table:formula="of:=MAX([.C5];[.G5];[.K5];[.O5];[.S5];[.W5];[.AA5];[.AE5];[.AI5];[.AM5];[.AQ5])" office:value-type="float" office:value="0.722973346710205" calcext:value-type="float">
            <text:p>0,722973346710205</text:p>
          </table:table-cell>
          <table:table-cell table:formula="of:=MIN([.C5];[.G5];[.K5];[.O5];[.S5];[.W5];[.AA5];[.AE5];[.AI5];[.AM5];[.AQ5])" office:value-type="float" office:value="0.452423810958862" calcext:value-type="float">
            <text:p>0,452423810958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60" calcext:value-type="float">
            <text:p>60</text:p>
          </table:table-cell>
          <table:table-cell office:value-type="float" office:value="0.603340864181519" calcext:value-type="float">
            <text:p>0,60334086418151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60" calcext:value-type="float">
            <text:p>60</text:p>
          </table:table-cell>
          <table:table-cell office:value-type="float" office:value="0.617145299911499" calcext:value-type="float">
            <text:p>0,61714529991149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60" calcext:value-type="float">
            <text:p>60</text:p>
          </table:table-cell>
          <table:table-cell office:value-type="float" office:value="0.610923528671265" calcext:value-type="float">
            <text:p>0,61092352867126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60" calcext:value-type="float">
            <text:p>60</text:p>
          </table:table-cell>
          <table:table-cell office:value-type="float" office:value="0.615552663803101" calcext:value-type="float">
            <text:p>0,61555266380310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60" calcext:value-type="float">
            <text:p>60</text:p>
          </table:table-cell>
          <table:table-cell office:value-type="float" office:value="0.628595113754272" calcext:value-type="float">
            <text:p>0,62859511375427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60" calcext:value-type="float">
            <text:p>60</text:p>
          </table:table-cell>
          <table:table-cell office:value-type="float" office:value="0.615857839584351" calcext:value-type="float">
            <text:p>0,61585783958435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60" calcext:value-type="float">
            <text:p>60</text:p>
          </table:table-cell>
          <table:table-cell office:value-type="float" office:value="0.565084934234619" calcext:value-type="float">
            <text:p>0,56508493423461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60" calcext:value-type="float">
            <text:p>60</text:p>
          </table:table-cell>
          <table:table-cell office:value-type="float" office:value="0.645365476608276" calcext:value-type="float">
            <text:p>0,64536547660827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60" calcext:value-type="float">
            <text:p>60</text:p>
          </table:table-cell>
          <table:table-cell office:value-type="float" office:value="0.642808198928833" calcext:value-type="float">
            <text:p>0,64280819892883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60" calcext:value-type="float">
            <text:p>60</text:p>
          </table:table-cell>
          <table:table-cell office:value-type="float" office:value="0.65743350982666" calcext:value-type="float">
            <text:p>0,6574335098266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60" calcext:value-type="float">
            <text:p>60</text:p>
          </table:table-cell>
          <table:table-cell office:value-type="float" office:value="0.575310230255127" calcext:value-type="float">
            <text:p>0,57531023025512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60" calcext:value-type="float">
            <text:p>60</text:p>
          </table:table-cell>
          <table:table-cell table:formula="of:=SUM([.C6];[.G6];[.K6];[.O6];[.S6];[.W6];[.AA6];[.AE6];[.AI6];[.AM6];[.AQ6]) / [.AW2]" office:value-type="float" office:value="0.616128878159957" calcext:value-type="float">
            <text:p>0,616128878159957</text:p>
          </table:table-cell>
          <table:table-cell table:number-columns-repeated="3"/>
          <table:table-cell table:formula="of:=MAX([.C6];[.G6];[.K6];[.O6];[.S6];[.W6];[.AA6];[.AE6];[.AI6];[.AM6];[.AQ6])" office:value-type="float" office:value="0.65743350982666" calcext:value-type="float">
            <text:p>0,65743350982666</text:p>
          </table:table-cell>
          <table:table-cell table:formula="of:=MIN([.C6];[.G6];[.K6];[.O6];[.S6];[.W6];[.AA6];[.AE6];[.AI6];[.AM6];[.AQ6])" office:value-type="float" office:value="0.565084934234619" calcext:value-type="float">
            <text:p>0,56508493423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44" calcext:value-type="float">
            <text:p>144</text:p>
          </table:table-cell>
          <table:table-cell office:value-type="float" office:value="0.850953340530396" calcext:value-type="float">
            <text:p>0,85095334053039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4" calcext:value-type="float">
            <text:p>144</text:p>
          </table:table-cell>
          <table:table-cell office:value-type="float" office:value="0.950570106506348" calcext:value-type="float">
            <text:p>0,95057010650634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4" calcext:value-type="float">
            <text:p>144</text:p>
          </table:table-cell>
          <table:table-cell office:value-type="float" office:value="0.815805196762085" calcext:value-type="float">
            <text:p>0,81580519676208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4" calcext:value-type="float">
            <text:p>144</text:p>
          </table:table-cell>
          <table:table-cell office:value-type="float" office:value="0.865281105041504" calcext:value-type="float">
            <text:p>0,86528110504150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4" calcext:value-type="float">
            <text:p>144</text:p>
          </table:table-cell>
          <table:table-cell office:value-type="float" office:value="0.964313507080078" calcext:value-type="float">
            <text:p>0,96431350708007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4" calcext:value-type="float">
            <text:p>144</text:p>
          </table:table-cell>
          <table:table-cell office:value-type="float" office:value="0.840095520019531" calcext:value-type="float">
            <text:p>0,84009552001953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4" calcext:value-type="float">
            <text:p>144</text:p>
          </table:table-cell>
          <table:table-cell office:value-type="float" office:value="0.974278688430786" calcext:value-type="float">
            <text:p>0,97427868843078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4" calcext:value-type="float">
            <text:p>144</text:p>
          </table:table-cell>
          <table:table-cell office:value-type="float" office:value="0.944202661514282" calcext:value-type="float">
            <text:p>0,94420266151428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4" calcext:value-type="float">
            <text:p>144</text:p>
          </table:table-cell>
          <table:table-cell office:value-type="float" office:value="0.859370231628418" calcext:value-type="float">
            <text:p>0,85937023162841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4" calcext:value-type="float">
            <text:p>144</text:p>
          </table:table-cell>
          <table:table-cell office:value-type="float" office:value="0.859884262084961" calcext:value-type="float">
            <text:p>0,85988426208496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4" calcext:value-type="float">
            <text:p>144</text:p>
          </table:table-cell>
          <table:table-cell office:value-type="float" office:value="0.932193756103516" calcext:value-type="float">
            <text:p>0,93219375610351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4" calcext:value-type="float">
            <text:p>144</text:p>
          </table:table-cell>
          <table:table-cell table:formula="of:=SUM([.C7];[.G7];[.K7];[.O7];[.S7];[.W7];[.AA7];[.AE7];[.AI7];[.AM7];[.AQ7]) / [.AW2]" office:value-type="float" office:value="0.8960862159729" calcext:value-type="float">
            <text:p>0,8960862159729</text:p>
          </table:table-cell>
          <table:table-cell table:number-columns-repeated="3"/>
          <table:table-cell table:formula="of:=MAX([.C7];[.G7];[.K7];[.O7];[.S7];[.W7];[.AA7];[.AE7];[.AI7];[.AM7];[.AQ7])" office:value-type="float" office:value="0.974278688430786" calcext:value-type="float">
            <text:p>0,974278688430786</text:p>
          </table:table-cell>
          <table:table-cell table:formula="of:=MIN([.C7];[.G7];[.K7];[.O7];[.S7];[.W7];[.AA7];[.AE7];[.AI7];[.AM7];[.AQ7])" office:value-type="float" office:value="0.815805196762085" calcext:value-type="float">
            <text:p>0,815805196762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80" calcext:value-type="float">
            <text:p>180</text:p>
          </table:table-cell>
          <table:table-cell office:value-type="float" office:value="1.0992374420166" calcext:value-type="float">
            <text:p>1,099237442016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80" calcext:value-type="float">
            <text:p>180</text:p>
          </table:table-cell>
          <table:table-cell office:value-type="float" office:value="1.20984387397766" calcext:value-type="float">
            <text:p>1,2098438739776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80" calcext:value-type="float">
            <text:p>180</text:p>
          </table:table-cell>
          <table:table-cell office:value-type="float" office:value="1.19007658958435" calcext:value-type="float">
            <text:p>1,1900765895843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80" calcext:value-type="float">
            <text:p>180</text:p>
          </table:table-cell>
          <table:table-cell office:value-type="float" office:value="1.18791556358337" calcext:value-type="float">
            <text:p>1,1879155635833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80" calcext:value-type="float">
            <text:p>180</text:p>
          </table:table-cell>
          <table:table-cell office:value-type="float" office:value="1.13644242286682" calcext:value-type="float">
            <text:p>1,1364424228668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80" calcext:value-type="float">
            <text:p>180</text:p>
          </table:table-cell>
          <table:table-cell office:value-type="float" office:value="1.13137030601501" calcext:value-type="float">
            <text:p>1,1313703060150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80" calcext:value-type="float">
            <text:p>180</text:p>
          </table:table-cell>
          <table:table-cell office:value-type="float" office:value="1.06354713439941" calcext:value-type="float">
            <text:p>1,0635471343994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80" calcext:value-type="float">
            <text:p>180</text:p>
          </table:table-cell>
          <table:table-cell office:value-type="float" office:value="1.14480876922607" calcext:value-type="float">
            <text:p>1,1448087692260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80" calcext:value-type="float">
            <text:p>180</text:p>
          </table:table-cell>
          <table:table-cell office:value-type="float" office:value="1.02346444129944" calcext:value-type="float">
            <text:p>1,0234644412994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80" calcext:value-type="float">
            <text:p>180</text:p>
          </table:table-cell>
          <table:table-cell office:value-type="float" office:value="1.11661386489868" calcext:value-type="float">
            <text:p>1,1166138648986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80" calcext:value-type="float">
            <text:p>180</text:p>
          </table:table-cell>
          <table:table-cell office:value-type="float" office:value="1.16684174537659" calcext:value-type="float">
            <text:p>1,1668417453765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80" calcext:value-type="float">
            <text:p>180</text:p>
          </table:table-cell>
          <table:table-cell table:formula="of:=SUM([.C8];[.G8];[.K8];[.O8];[.S8];[.W8];[.AA8];[.AE8];[.AI8];[.AM8];[.AQ8]) / [.AW2]" office:value-type="float" office:value="1.13365110484036" calcext:value-type="float">
            <text:p>1,13365110484036</text:p>
          </table:table-cell>
          <table:table-cell table:number-columns-repeated="3"/>
          <table:table-cell table:formula="of:=MAX([.C8];[.G8];[.K8];[.O8];[.S8];[.W8];[.AA8];[.AE8];[.AI8];[.AM8];[.AQ8])" office:value-type="float" office:value="1.20984387397766" calcext:value-type="float">
            <text:p>1,20984387397766</text:p>
          </table:table-cell>
          <table:table-cell table:formula="of:=MIN([.C8];[.G8];[.K8];[.O8];[.S8];[.W8];[.AA8];[.AE8];[.AI8];[.AM8];[.AQ8])" office:value-type="float" office:value="1.02346444129944" calcext:value-type="float">
            <text:p>1,02346444129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100219" calcext:value-type="float">
            <text:p>100219</text:p>
          </table:table-cell>
          <table:table-cell office:value-type="float" office:value="2.57224631309509" calcext:value-type="float">
            <text:p>2,5722463130950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0219" calcext:value-type="float">
            <text:p>100219</text:p>
          </table:table-cell>
          <table:table-cell office:value-type="float" office:value="2.70925211906433" calcext:value-type="float">
            <text:p>2,7092521190643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0219" calcext:value-type="float">
            <text:p>100219</text:p>
          </table:table-cell>
          <table:table-cell office:value-type="float" office:value="2.68260431289673" calcext:value-type="float">
            <text:p>2,6826043128967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0219" calcext:value-type="float">
            <text:p>100219</text:p>
          </table:table-cell>
          <table:table-cell office:value-type="float" office:value="2.9068591594696" calcext:value-type="float">
            <text:p>2,906859159469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0219" calcext:value-type="float">
            <text:p>100219</text:p>
          </table:table-cell>
          <table:table-cell office:value-type="float" office:value="2.73612380027771" calcext:value-type="float">
            <text:p>2,7361238002777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0219" calcext:value-type="float">
            <text:p>100219</text:p>
          </table:table-cell>
          <table:table-cell office:value-type="float" office:value="2.58783459663391" calcext:value-type="float">
            <text:p>2,5878345966339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0219" calcext:value-type="float">
            <text:p>100219</text:p>
          </table:table-cell>
          <table:table-cell office:value-type="float" office:value="2.71593284606934" calcext:value-type="float">
            <text:p>2,7159328460693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0219" calcext:value-type="float">
            <text:p>100219</text:p>
          </table:table-cell>
          <table:table-cell office:value-type="float" office:value="2.61480975151062" calcext:value-type="float">
            <text:p>2,6148097515106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0219" calcext:value-type="float">
            <text:p>100219</text:p>
          </table:table-cell>
          <table:table-cell office:value-type="float" office:value="2.64199590682983" calcext:value-type="float">
            <text:p>2,6419959068298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0219" calcext:value-type="float">
            <text:p>100219</text:p>
          </table:table-cell>
          <table:table-cell office:value-type="float" office:value="2.6192467212677" calcext:value-type="float">
            <text:p>2,619246721267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0219" calcext:value-type="float">
            <text:p>100219</text:p>
          </table:table-cell>
          <table:table-cell office:value-type="float" office:value="2.74726295471191" calcext:value-type="float">
            <text:p>2,7472629547119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0219" calcext:value-type="float">
            <text:p>100219</text:p>
          </table:table-cell>
          <table:table-cell table:formula="of:=SUM([.C9];[.G9];[.K9];[.O9];[.S9];[.W9];[.AA9];[.AE9];[.AI9];[.AM9];[.AQ9]) / [.AW2]" office:value-type="float" office:value="2.6849244074388" calcext:value-type="float">
            <text:p>2,6849244074388</text:p>
          </table:table-cell>
          <table:table-cell table:number-columns-repeated="3"/>
          <table:table-cell table:formula="of:=MAX([.C9];[.G9];[.K9];[.O9];[.S9];[.W9];[.AA9];[.AE9];[.AI9];[.AM9];[.AQ9])" office:value-type="float" office:value="2.9068591594696" calcext:value-type="float">
            <text:p>2,9068591594696</text:p>
          </table:table-cell>
          <table:table-cell table:formula="of:=MIN([.C9];[.G9];[.K9];[.O9];[.S9];[.W9];[.AA9];[.AE9];[.AI9];[.AM9];[.AQ9])" office:value-type="float" office:value="2.57224631309509" calcext:value-type="float">
            <text:p>2,57224631309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1.10585522651672" calcext:value-type="float">
            <text:p>1,1058552265167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957799673080444" calcext:value-type="float">
            <text:p>0,95779967308044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913641452789306" calcext:value-type="float">
            <text:p>0,91364145278930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92623233795166" calcext:value-type="float">
            <text:p>0,9262323379516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842555046081543" calcext:value-type="float">
            <text:p>0,84255504608154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904522180557251" calcext:value-type="float">
            <text:p>0,90452218055725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950193643569946" calcext:value-type="float">
            <text:p>0,95019364356994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982576370239258" calcext:value-type="float">
            <text:p>0,98257637023925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996886491775513" calcext:value-type="float">
            <text:p>0,99688649177551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972214460372925" calcext:value-type="float">
            <text:p>0,97221446037292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office:value-type="float" office:value="0.93953275680542" calcext:value-type="float">
            <text:p>0,9395327568054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3" calcext:value-type="float">
            <text:p>3</text:p>
          </table:table-cell>
          <table:table-cell table:formula="of:=SUM([.C10];[.G10];[.K10];[.O10];[.S10];[.W10];[.AA10];[.AE10];[.AI10];[.AM10];[.AQ10]) / [.AW2]" office:value-type="float" office:value="0.953819058158181" calcext:value-type="float">
            <text:p>0,953819058158181</text:p>
          </table:table-cell>
          <table:table-cell table:number-columns-repeated="3"/>
          <table:table-cell table:formula="of:=MAX([.C10];[.G10];[.K10];[.O10];[.S10];[.W10];[.AA10];[.AE10];[.AI10];[.AM10];[.AQ10])" office:value-type="float" office:value="1.10585522651672" calcext:value-type="float">
            <text:p>1,10585522651672</text:p>
          </table:table-cell>
          <table:table-cell table:formula="of:=MIN([.C10];[.G10];[.K10];[.O10];[.S10];[.W10];[.AA10];[.AE10];[.AI10];[.AM10];[.AQ10])" office:value-type="float" office:value="0.842555046081543" calcext:value-type="float">
            <text:p>0,8425550460815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1" calcext:value-type="float">
            <text:p>1</text:p>
          </table:table-cell>
          <table:table-cell office:value-type="float" office:value="1.00750684738159" calcext:value-type="float">
            <text:p>1,0075068473815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" calcext:value-type="float">
            <text:p>1</text:p>
          </table:table-cell>
          <table:table-cell office:value-type="float" office:value="0.798247814178467" calcext:value-type="float">
            <text:p>0,79824781417846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" calcext:value-type="float">
            <text:p>1</text:p>
          </table:table-cell>
          <table:table-cell office:value-type="float" office:value="0.792466640472412" calcext:value-type="float">
            <text:p>0,79246664047241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" calcext:value-type="float">
            <text:p>1</text:p>
          </table:table-cell>
          <table:table-cell office:value-type="float" office:value="0.836090564727783" calcext:value-type="float">
            <text:p>0,83609056472778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" calcext:value-type="float">
            <text:p>1</text:p>
          </table:table-cell>
          <table:table-cell office:value-type="float" office:value="0.774107456207275" calcext:value-type="float">
            <text:p>0,77410745620727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" calcext:value-type="float">
            <text:p>1</text:p>
          </table:table-cell>
          <table:table-cell office:value-type="float" office:value="0.784211158752441" calcext:value-type="float">
            <text:p>0,78421115875244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" calcext:value-type="float">
            <text:p>1</text:p>
          </table:table-cell>
          <table:table-cell office:value-type="float" office:value="0.827050447463989" calcext:value-type="float">
            <text:p>0,82705044746398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" calcext:value-type="float">
            <text:p>1</text:p>
          </table:table-cell>
          <table:table-cell office:value-type="float" office:value="1.00309753417969" calcext:value-type="float">
            <text:p>1,0030975341796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" calcext:value-type="float">
            <text:p>1</text:p>
          </table:table-cell>
          <table:table-cell office:value-type="float" office:value="0.803887844085693" calcext:value-type="float">
            <text:p>0,80388784408569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" calcext:value-type="float">
            <text:p>1</text:p>
          </table:table-cell>
          <table:table-cell office:value-type="float" office:value="0.824501037597656" calcext:value-type="float">
            <text:p>0,82450103759765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" calcext:value-type="float">
            <text:p>1</text:p>
          </table:table-cell>
          <table:table-cell office:value-type="float" office:value="0.849182367324829" calcext:value-type="float">
            <text:p>0,84918236732482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" calcext:value-type="float">
            <text:p>1</text:p>
          </table:table-cell>
          <table:table-cell table:formula="of:=SUM([.C11];[.G11];[.K11];[.O11];[.S11];[.W11];[.AA11];[.AE11];[.AI11];[.AM11];[.AQ11]) / [.AW2]" office:value-type="float" office:value="0.845486337488348" calcext:value-type="float">
            <text:p>0,845486337488348</text:p>
          </table:table-cell>
          <table:table-cell table:number-columns-repeated="3"/>
          <table:table-cell table:formula="of:=MAX([.C11];[.G11];[.K11];[.O11];[.S11];[.W11];[.AA11];[.AE11];[.AI11];[.AM11];[.AQ11])" office:value-type="float" office:value="1.00750684738159" calcext:value-type="float">
            <text:p>1,00750684738159</text:p>
          </table:table-cell>
          <table:table-cell table:formula="of:=MIN([.C11];[.G11];[.K11];[.O11];[.S11];[.W11];[.AA11];[.AE11];[.AI11];[.AM11];[.AQ11])" office:value-type="float" office:value="0.774107456207275" calcext:value-type="float">
            <text:p>0,7741074562072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3" calcext:value-type="float">
            <text:p>3</text:p>
          </table:table-cell>
          <table:table-cell office:value-type="float" office:value="1.01845717430115" calcext:value-type="float">
            <text:p>1,0184571743011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3" calcext:value-type="float">
            <text:p>3</text:p>
          </table:table-cell>
          <table:table-cell office:value-type="float" office:value="0.974487543106079" calcext:value-type="float">
            <text:p>0,97448754310607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3" calcext:value-type="float">
            <text:p>3</text:p>
          </table:table-cell>
          <table:table-cell office:value-type="float" office:value="1.03105664253235" calcext:value-type="float">
            <text:p>1,0310566425323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3" calcext:value-type="float">
            <text:p>3</text:p>
          </table:table-cell>
          <table:table-cell office:value-type="float" office:value="0.999564170837402" calcext:value-type="float">
            <text:p>0,99956417083740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3" calcext:value-type="float">
            <text:p>3</text:p>
          </table:table-cell>
          <table:table-cell office:value-type="float" office:value="0.991497993469238" calcext:value-type="float">
            <text:p>0,99149799346923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3" calcext:value-type="float">
            <text:p>3</text:p>
          </table:table-cell>
          <table:table-cell office:value-type="float" office:value="0.979636430740356" calcext:value-type="float">
            <text:p>0,97963643074035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3" calcext:value-type="float">
            <text:p>3</text:p>
          </table:table-cell>
          <table:table-cell office:value-type="float" office:value="1.02047777175903" calcext:value-type="float">
            <text:p>1,0204777717590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3" calcext:value-type="float">
            <text:p>3</text:p>
          </table:table-cell>
          <table:table-cell office:value-type="float" office:value="1.21619701385498" calcext:value-type="float">
            <text:p>1,2161970138549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3" calcext:value-type="float">
            <text:p>3</text:p>
          </table:table-cell>
          <table:table-cell office:value-type="float" office:value="1.07380533218384" calcext:value-type="float">
            <text:p>1,0738053321838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3" calcext:value-type="float">
            <text:p>3</text:p>
          </table:table-cell>
          <table:table-cell office:value-type="float" office:value="1.04823923110962" calcext:value-type="float">
            <text:p>1,0482392311096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3" calcext:value-type="float">
            <text:p>3</text:p>
          </table:table-cell>
          <table:table-cell office:value-type="float" office:value="1.01583099365234" calcext:value-type="float">
            <text:p>1,0158309936523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3" calcext:value-type="float">
            <text:p>3</text:p>
          </table:table-cell>
          <table:table-cell table:formula="of:=SUM([.C12];[.G12];[.K12];[.O12];[.S12];[.W12];[.AA12];[.AE12];[.AI12];[.AM12];[.AQ12]) / [.AW2]" office:value-type="float" office:value="1.03356820886785" calcext:value-type="float">
            <text:p>1,03356820886785</text:p>
          </table:table-cell>
          <table:table-cell table:number-columns-repeated="3"/>
          <table:table-cell table:formula="of:=MAX([.C12];[.G12];[.K12];[.O12];[.S12];[.W12];[.AA12];[.AE12];[.AI12];[.AM12];[.AQ12])" office:value-type="float" office:value="1.21619701385498" calcext:value-type="float">
            <text:p>1,21619701385498</text:p>
          </table:table-cell>
          <table:table-cell table:formula="of:=MIN([.C12];[.G12];[.K12];[.O12];[.S12];[.W12];[.AA12];[.AE12];[.AI12];[.AM12];[.AQ12])" office:value-type="float" office:value="0.974487543106079" calcext:value-type="float">
            <text:p>0,974487543106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2" calcext:value-type="float">
            <text:p>2</text:p>
          </table:table-cell>
          <table:table-cell office:value-type="float" office:value="0.969263315200806" calcext:value-type="float">
            <text:p>0,96926331520080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2" calcext:value-type="float">
            <text:p>2</text:p>
          </table:table-cell>
          <table:table-cell office:value-type="float" office:value="0.884131669998169" calcext:value-type="float">
            <text:p>0,88413166999816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2" calcext:value-type="float">
            <text:p>2</text:p>
          </table:table-cell>
          <table:table-cell office:value-type="float" office:value="1.01922011375427" calcext:value-type="float">
            <text:p>1,0192201137542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2" calcext:value-type="float">
            <text:p>2</text:p>
          </table:table-cell>
          <table:table-cell office:value-type="float" office:value="0.941213607788086" calcext:value-type="float">
            <text:p>0,94121360778808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2" calcext:value-type="float">
            <text:p>2</text:p>
          </table:table-cell>
          <table:table-cell office:value-type="float" office:value="0.88386607170105" calcext:value-type="float">
            <text:p>0,8838660717010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2" calcext:value-type="float">
            <text:p>2</text:p>
          </table:table-cell>
          <table:table-cell office:value-type="float" office:value="0.948246002197266" calcext:value-type="float">
            <text:p>0,94824600219726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2" calcext:value-type="float">
            <text:p>2</text:p>
          </table:table-cell>
          <table:table-cell office:value-type="float" office:value="0.934796571731567" calcext:value-type="float">
            <text:p>0,93479657173156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2" calcext:value-type="float">
            <text:p>2</text:p>
          </table:table-cell>
          <table:table-cell office:value-type="float" office:value="0.904116153717041" calcext:value-type="float">
            <text:p>0,90411615371704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2" calcext:value-type="float">
            <text:p>2</text:p>
          </table:table-cell>
          <table:table-cell office:value-type="float" office:value="0.954587936401367" calcext:value-type="float">
            <text:p>0,95458793640136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2" calcext:value-type="float">
            <text:p>2</text:p>
          </table:table-cell>
          <table:table-cell office:value-type="float" office:value="1.00336599349976" calcext:value-type="float">
            <text:p>1,0033659934997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2" calcext:value-type="float">
            <text:p>2</text:p>
          </table:table-cell>
          <table:table-cell office:value-type="float" office:value="0.949841737747192" calcext:value-type="float">
            <text:p>0,94984173774719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2" calcext:value-type="float">
            <text:p>2</text:p>
          </table:table-cell>
          <table:table-cell table:formula="of:=SUM([.C13];[.G13];[.K13];[.O13];[.S13];[.W13];[.AA13];[.AE13];[.AI13];[.AM13];[.AQ13]) / [.AW2]" office:value-type="float" office:value="0.944786288521507" calcext:value-type="float">
            <text:p>0,944786288521507</text:p>
          </table:table-cell>
          <table:table-cell table:number-columns-repeated="3"/>
          <table:table-cell table:formula="of:=MAX([.C13];[.G13];[.K13];[.O13];[.S13];[.W13];[.AA13];[.AE13];[.AI13];[.AM13];[.AQ13])" office:value-type="float" office:value="1.01922011375427" calcext:value-type="float">
            <text:p>1,01922011375427</text:p>
          </table:table-cell>
          <table:table-cell table:formula="of:=MIN([.C13];[.G13];[.K13];[.O13];[.S13];[.W13];[.AA13];[.AE13];[.AI13];[.AM13];[.AQ13])" office:value-type="float" office:value="0.88386607170105" calcext:value-type="float">
            <text:p>0,88386607170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4" calcext:value-type="float">
            <text:p>4</text:p>
          </table:table-cell>
          <table:table-cell office:value-type="float" office:value="0.630147457122803" calcext:value-type="float">
            <text:p>0,63014745712280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4" calcext:value-type="float">
            <text:p>4</text:p>
          </table:table-cell>
          <table:table-cell office:value-type="float" office:value="0.703951358795166" calcext:value-type="float">
            <text:p>0,70395135879516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4" calcext:value-type="float">
            <text:p>4</text:p>
          </table:table-cell>
          <table:table-cell office:value-type="float" office:value="0.704908847808838" calcext:value-type="float">
            <text:p>0,70490884780883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4" calcext:value-type="float">
            <text:p>4</text:p>
          </table:table-cell>
          <table:table-cell office:value-type="float" office:value="0.711037635803223" calcext:value-type="float">
            <text:p>0,71103763580322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4" calcext:value-type="float">
            <text:p>4</text:p>
          </table:table-cell>
          <table:table-cell office:value-type="float" office:value="0.614028453826904" calcext:value-type="float">
            <text:p>0,61402845382690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4" calcext:value-type="float">
            <text:p>4</text:p>
          </table:table-cell>
          <table:table-cell office:value-type="float" office:value="0.611452102661133" calcext:value-type="float">
            <text:p>0,61145210266113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4" calcext:value-type="float">
            <text:p>4</text:p>
          </table:table-cell>
          <table:table-cell office:value-type="float" office:value="0.633288145065308" calcext:value-type="float">
            <text:p>0,63328814506530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4" calcext:value-type="float">
            <text:p>4</text:p>
          </table:table-cell>
          <table:table-cell office:value-type="float" office:value="0.644552707672119" calcext:value-type="float">
            <text:p>0,64455270767211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4" calcext:value-type="float">
            <text:p>4</text:p>
          </table:table-cell>
          <table:table-cell office:value-type="float" office:value="0.656130790710449" calcext:value-type="float">
            <text:p>0,65613079071044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4" calcext:value-type="float">
            <text:p>4</text:p>
          </table:table-cell>
          <table:table-cell office:value-type="float" office:value="0.756234645843506" calcext:value-type="float">
            <text:p>0,75623464584350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4" calcext:value-type="float">
            <text:p>4</text:p>
          </table:table-cell>
          <table:table-cell office:value-type="float" office:value="0.730204582214356" calcext:value-type="float">
            <text:p>0,73020458221435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4" calcext:value-type="float">
            <text:p>4</text:p>
          </table:table-cell>
          <table:table-cell table:formula="of:=SUM([.C14];[.G14];[.K14];[.O14];[.S14];[.W14];[.AA14];[.AE14];[.AI14];[.AM14];[.AQ14]) / [.AW2]" office:value-type="float" office:value="0.672357884320346" calcext:value-type="float">
            <text:p>0,672357884320346</text:p>
          </table:table-cell>
          <table:table-cell table:number-columns-repeated="3"/>
          <table:table-cell table:formula="of:=MAX([.C14];[.G14];[.K14];[.O14];[.S14];[.W14];[.AA14];[.AE14];[.AI14];[.AM14];[.AQ14])" office:value-type="float" office:value="0.756234645843506" calcext:value-type="float">
            <text:p>0,756234645843506</text:p>
          </table:table-cell>
          <table:table-cell table:formula="of:=MIN([.C14];[.G14];[.K14];[.O14];[.S14];[.W14];[.AA14];[.AE14];[.AI14];[.AM14];[.AQ14])" office:value-type="float" office:value="0.611452102661133" calcext:value-type="float">
            <text:p>0,611452102661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14" calcext:value-type="float">
            <text:p>14</text:p>
          </table:table-cell>
          <table:table-cell office:value-type="float" office:value="0.698378086090088" calcext:value-type="float">
            <text:p>0,69837808609008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" calcext:value-type="float">
            <text:p>14</text:p>
          </table:table-cell>
          <table:table-cell office:value-type="float" office:value="0.731094121932983" calcext:value-type="float">
            <text:p>0,73109412193298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" calcext:value-type="float">
            <text:p>14</text:p>
          </table:table-cell>
          <table:table-cell office:value-type="float" office:value="0.65839147567749" calcext:value-type="float">
            <text:p>0,6583914756774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" calcext:value-type="float">
            <text:p>14</text:p>
          </table:table-cell>
          <table:table-cell office:value-type="float" office:value="0.635068893432617" calcext:value-type="float">
            <text:p>0,63506889343261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" calcext:value-type="float">
            <text:p>14</text:p>
          </table:table-cell>
          <table:table-cell office:value-type="float" office:value="0.719549655914306" calcext:value-type="float">
            <text:p>0,71954965591430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" calcext:value-type="float">
            <text:p>14</text:p>
          </table:table-cell>
          <table:table-cell office:value-type="float" office:value="0.75825047492981" calcext:value-type="float">
            <text:p>0,75825047492981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" calcext:value-type="float">
            <text:p>14</text:p>
          </table:table-cell>
          <table:table-cell office:value-type="float" office:value="0.665507316589356" calcext:value-type="float">
            <text:p>0,66550731658935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" calcext:value-type="float">
            <text:p>14</text:p>
          </table:table-cell>
          <table:table-cell office:value-type="float" office:value="0.646138668060303" calcext:value-type="float">
            <text:p>0,64613866806030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" calcext:value-type="float">
            <text:p>14</text:p>
          </table:table-cell>
          <table:table-cell office:value-type="float" office:value="0.664402484893799" calcext:value-type="float">
            <text:p>0,66440248489379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" calcext:value-type="float">
            <text:p>14</text:p>
          </table:table-cell>
          <table:table-cell office:value-type="float" office:value="0.724792718887329" calcext:value-type="float">
            <text:p>0,72479271888732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" calcext:value-type="float">
            <text:p>14</text:p>
          </table:table-cell>
          <table:table-cell office:value-type="float" office:value="0.75199556350708" calcext:value-type="float">
            <text:p>0,7519955635070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" calcext:value-type="float">
            <text:p>14</text:p>
          </table:table-cell>
          <table:table-cell table:formula="of:=SUM([.C15];[.G15];[.K15];[.O15];[.S15];[.W15];[.AA15];[.AE15];[.AI15];[.AM15];[.AQ15]) / [.AW2]" office:value-type="float" office:value="0.695779041810469" calcext:value-type="float">
            <text:p>0,695779041810469</text:p>
          </table:table-cell>
          <table:table-cell table:number-columns-repeated="3"/>
          <table:table-cell table:formula="of:=MAX([.C15];[.G15];[.K15];[.O15];[.S15];[.W15];[.AA15];[.AE15];[.AI15];[.AM15];[.AQ15])" office:value-type="float" office:value="0.75825047492981" calcext:value-type="float">
            <text:p>0,75825047492981</text:p>
          </table:table-cell>
          <table:table-cell table:formula="of:=MIN([.C15];[.G15];[.K15];[.O15];[.S15];[.W15];[.AA15];[.AE15];[.AI15];[.AM15];[.AQ15])" office:value-type="float" office:value="0.635068893432617" calcext:value-type="float">
            <text:p>0,6350688934326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7" calcext:value-type="float">
            <text:p>7</text:p>
          </table:table-cell>
          <table:table-cell office:value-type="float" office:value="0.618620157241821" calcext:value-type="float">
            <text:p>0,61862015724182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7" calcext:value-type="float">
            <text:p>7</text:p>
          </table:table-cell>
          <table:table-cell office:value-type="float" office:value="0.670549631118774" calcext:value-type="float">
            <text:p>0,67054963111877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7" calcext:value-type="float">
            <text:p>7</text:p>
          </table:table-cell>
          <table:table-cell office:value-type="float" office:value="0.625804424285889" calcext:value-type="float">
            <text:p>0,62580442428588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7" calcext:value-type="float">
            <text:p>7</text:p>
          </table:table-cell>
          <table:table-cell office:value-type="float" office:value="0.620595455169678" calcext:value-type="float">
            <text:p>0,62059545516967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7" calcext:value-type="float">
            <text:p>7</text:p>
          </table:table-cell>
          <table:table-cell office:value-type="float" office:value="0.686472415924072" calcext:value-type="float">
            <text:p>0,68647241592407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7" calcext:value-type="float">
            <text:p>7</text:p>
          </table:table-cell>
          <table:table-cell office:value-type="float" office:value="0.620635509490967" calcext:value-type="float">
            <text:p>0,62063550949096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7" calcext:value-type="float">
            <text:p>7</text:p>
          </table:table-cell>
          <table:table-cell office:value-type="float" office:value="0.655099868774414" calcext:value-type="float">
            <text:p>0,65509986877441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7" calcext:value-type="float">
            <text:p>7</text:p>
          </table:table-cell>
          <table:table-cell office:value-type="float" office:value="0.708728551864624" calcext:value-type="float">
            <text:p>0,70872855186462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7" calcext:value-type="float">
            <text:p>7</text:p>
          </table:table-cell>
          <table:table-cell office:value-type="float" office:value="0.635475873947144" calcext:value-type="float">
            <text:p>0,63547587394714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7" calcext:value-type="float">
            <text:p>7</text:p>
          </table:table-cell>
          <table:table-cell office:value-type="float" office:value="0.624492883682251" calcext:value-type="float">
            <text:p>0,62449288368225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7" calcext:value-type="float">
            <text:p>7</text:p>
          </table:table-cell>
          <table:table-cell office:value-type="float" office:value="0.610929489135742" calcext:value-type="float">
            <text:p>0,61092948913574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7" calcext:value-type="float">
            <text:p>7</text:p>
          </table:table-cell>
          <table:table-cell table:formula="of:=SUM([.C16];[.G16];[.K16];[.O16];[.S16];[.W16];[.AA16];[.AE16];[.AI16];[.AM16];[.AQ16]) / [.AW2]" office:value-type="float" office:value="0.643400387330489" calcext:value-type="float">
            <text:p>0,643400387330489</text:p>
          </table:table-cell>
          <table:table-cell table:number-columns-repeated="3"/>
          <table:table-cell table:formula="of:=MAX([.C16];[.G16];[.K16];[.O16];[.S16];[.W16];[.AA16];[.AE16];[.AI16];[.AM16];[.AQ16])" office:value-type="float" office:value="0.708728551864624" calcext:value-type="float">
            <text:p>0,708728551864624</text:p>
          </table:table-cell>
          <table:table-cell table:formula="of:=MIN([.C16];[.G16];[.K16];[.O16];[.S16];[.W16];[.AA16];[.AE16];[.AI16];[.AM16];[.AQ16])" office:value-type="float" office:value="0.610929489135742" calcext:value-type="float">
            <text:p>0,610929489135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12" calcext:value-type="float">
            <text:p>12</text:p>
          </table:table-cell>
          <table:table-cell office:value-type="float" office:value="0.779783725738525" calcext:value-type="float">
            <text:p>0,77978372573852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" calcext:value-type="float">
            <text:p>12</text:p>
          </table:table-cell>
          <table:table-cell office:value-type="float" office:value="0.785555124282837" calcext:value-type="float">
            <text:p>0,78555512428283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" calcext:value-type="float">
            <text:p>12</text:p>
          </table:table-cell>
          <table:table-cell office:value-type="float" office:value="0.712205648422241" calcext:value-type="float">
            <text:p>0,71220564842224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" calcext:value-type="float">
            <text:p>12</text:p>
          </table:table-cell>
          <table:table-cell office:value-type="float" office:value="0.67782998085022" calcext:value-type="float">
            <text:p>0,6778299808502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" calcext:value-type="float">
            <text:p>12</text:p>
          </table:table-cell>
          <table:table-cell office:value-type="float" office:value="0.715142011642456" calcext:value-type="float">
            <text:p>0,71514201164245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" calcext:value-type="float">
            <text:p>12</text:p>
          </table:table-cell>
          <table:table-cell office:value-type="float" office:value="0.749543428421021" calcext:value-type="float">
            <text:p>0,74954342842102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" calcext:value-type="float">
            <text:p>12</text:p>
          </table:table-cell>
          <table:table-cell office:value-type="float" office:value="0.744874000549316" calcext:value-type="float">
            <text:p>0,74487400054931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" calcext:value-type="float">
            <text:p>12</text:p>
          </table:table-cell>
          <table:table-cell office:value-type="float" office:value="0.647480726242065" calcext:value-type="float">
            <text:p>0,64748072624206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" calcext:value-type="float">
            <text:p>12</text:p>
          </table:table-cell>
          <table:table-cell office:value-type="float" office:value="0.697994709014893" calcext:value-type="float">
            <text:p>0,69799470901489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" calcext:value-type="float">
            <text:p>12</text:p>
          </table:table-cell>
          <table:table-cell office:value-type="float" office:value="0.704302310943604" calcext:value-type="float">
            <text:p>0,704302310943604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" calcext:value-type="float">
            <text:p>12</text:p>
          </table:table-cell>
          <table:table-cell office:value-type="float" office:value="0.703659296035767" calcext:value-type="float">
            <text:p>0,70365929603576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" calcext:value-type="float">
            <text:p>12</text:p>
          </table:table-cell>
          <table:table-cell table:formula="of:=SUM([.C17];[.G17];[.K17];[.O17];[.S17];[.W17];[.AA17];[.AE17];[.AI17];[.AM17];[.AQ17]) / [.AW2]" office:value-type="float" office:value="0.719851905649359" calcext:value-type="float">
            <text:p>0,719851905649359</text:p>
          </table:table-cell>
          <table:table-cell table:number-columns-repeated="3"/>
          <table:table-cell table:formula="of:=MAX([.C17];[.G17];[.K17];[.O17];[.S17];[.W17];[.AA17];[.AE17];[.AI17];[.AM17];[.AQ17])" office:value-type="float" office:value="0.785555124282837" calcext:value-type="float">
            <text:p>0,785555124282837</text:p>
          </table:table-cell>
          <table:table-cell table:formula="of:=MIN([.C17];[.G17];[.K17];[.O17];[.S17];[.W17];[.AA17];[.AE17];[.AI17];[.AM17];[.AQ17])" office:value-type="float" office:value="0.647480726242065" calcext:value-type="float">
            <text:p>0,6474807262420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551153421401978" calcext:value-type="float">
            <text:p>0,55115342140197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574902057647705" calcext:value-type="float">
            <text:p>0,57490205764770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531946659088135" calcext:value-type="float">
            <text:p>0,53194665908813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478200912475586" calcext:value-type="float">
            <text:p>0,47820091247558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48035454750061" calcext:value-type="float">
            <text:p>0,4803545475006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424540758132935" calcext:value-type="float">
            <text:p>0,42454075813293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472723245620728" calcext:value-type="float">
            <text:p>0,47272324562072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47912859916687" calcext:value-type="float">
            <text:p>0,4791285991668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471665620803833" calcext:value-type="float">
            <text:p>0,47166562080383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446683168411255" calcext:value-type="float">
            <text:p>0,44668316841125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office:value-type="float" office:value="0.484645128250122" calcext:value-type="float">
            <text:p>0,48464512825012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" calcext:value-type="float">
            <text:p>1</text:p>
          </table:table-cell>
          <table:table-cell table:formula="of:=SUM([.C18];[.G18];[.K18];[.O18];[.S18];[.W18];[.AA18];[.AE18];[.AI18];[.AM18];[.AQ18]) / [.AW2]" office:value-type="float" office:value="0.490540374409069" calcext:value-type="float">
            <text:p>0,490540374409069</text:p>
          </table:table-cell>
          <table:table-cell table:number-columns-repeated="3"/>
          <table:table-cell table:formula="of:=MAX([.C18];[.G18];[.K18];[.O18];[.S18];[.W18];[.AA18];[.AE18];[.AI18];[.AM18];[.AQ18])" office:value-type="float" office:value="0.574902057647705" calcext:value-type="float">
            <text:p>0,574902057647705</text:p>
          </table:table-cell>
          <table:table-cell table:formula="of:=MIN([.C18];[.G18];[.K18];[.O18];[.S18];[.W18];[.AA18];[.AE18];[.AI18];[.AM18];[.AQ18])" office:value-type="float" office:value="0.424540758132935" calcext:value-type="float">
            <text:p>0,4245407581329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55" calcext:value-type="float">
            <text:p>55</text:p>
          </table:table-cell>
          <table:table-cell office:value-type="float" office:value="0.857993841171265" calcext:value-type="float">
            <text:p>0,85799384117126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55" calcext:value-type="float">
            <text:p>55</text:p>
          </table:table-cell>
          <table:table-cell office:value-type="float" office:value="0.779946565628052" calcext:value-type="float">
            <text:p>0,77994656562805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55" calcext:value-type="float">
            <text:p>55</text:p>
          </table:table-cell>
          <table:table-cell office:value-type="float" office:value="0.826899766921997" calcext:value-type="float">
            <text:p>0,82689976692199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55" calcext:value-type="float">
            <text:p>55</text:p>
          </table:table-cell>
          <table:table-cell office:value-type="float" office:value="0.847725868225098" calcext:value-type="float">
            <text:p>0,84772586822509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55" calcext:value-type="float">
            <text:p>55</text:p>
          </table:table-cell>
          <table:table-cell office:value-type="float" office:value="0.968515634536743" calcext:value-type="float">
            <text:p>0,96851563453674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55" calcext:value-type="float">
            <text:p>55</text:p>
          </table:table-cell>
          <table:table-cell office:value-type="float" office:value="0.892177820205689" calcext:value-type="float">
            <text:p>0,89217782020568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55" calcext:value-type="float">
            <text:p>55</text:p>
          </table:table-cell>
          <table:table-cell office:value-type="float" office:value="0.820286512374878" calcext:value-type="float">
            <text:p>0,82028651237487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55" calcext:value-type="float">
            <text:p>55</text:p>
          </table:table-cell>
          <table:table-cell office:value-type="float" office:value="0.911913633346558" calcext:value-type="float">
            <text:p>0,91191363334655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55" calcext:value-type="float">
            <text:p>55</text:p>
          </table:table-cell>
          <table:table-cell office:value-type="float" office:value="0.856887817382813" calcext:value-type="float">
            <text:p>0,85688781738281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55" calcext:value-type="float">
            <text:p>55</text:p>
          </table:table-cell>
          <table:table-cell office:value-type="float" office:value="0.955675840377808" calcext:value-type="float">
            <text:p>0,95567584037780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55" calcext:value-type="float">
            <text:p>55</text:p>
          </table:table-cell>
          <table:table-cell office:value-type="float" office:value="0.758419275283814" calcext:value-type="float">
            <text:p>0,75841927528381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55" calcext:value-type="float">
            <text:p>55</text:p>
          </table:table-cell>
          <table:table-cell table:formula="of:=SUM([.C19];[.G19];[.K19];[.O19];[.S19];[.W19];[.AA19];[.AE19];[.AI19];[.AM19];[.AQ19]) / [.AW2]" office:value-type="float" office:value="0.861494779586792" calcext:value-type="float">
            <text:p>0,861494779586792</text:p>
          </table:table-cell>
          <table:table-cell table:number-columns-repeated="3"/>
          <table:table-cell table:formula="of:=MAX([.C19];[.G19];[.K19];[.O19];[.S19];[.W19];[.AA19];[.AE19];[.AI19];[.AM19];[.AQ19])" office:value-type="float" office:value="0.968515634536743" calcext:value-type="float">
            <text:p>0,968515634536743</text:p>
          </table:table-cell>
          <table:table-cell table:formula="of:=MIN([.C19];[.G19];[.K19];[.O19];[.S19];[.W19];[.AA19];[.AE19];[.AI19];[.AM19];[.AQ19])" office:value-type="float" office:value="0.758419275283814" calcext:value-type="float">
            <text:p>0,758419275283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15" calcext:value-type="float">
            <text:p>15</text:p>
          </table:table-cell>
          <table:table-cell office:value-type="float" office:value="0.749826669692993" calcext:value-type="float">
            <text:p>0,74982666969299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5" calcext:value-type="float">
            <text:p>15</text:p>
          </table:table-cell>
          <table:table-cell office:value-type="float" office:value="0.538702011108398" calcext:value-type="float">
            <text:p>0,53870201110839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5" calcext:value-type="float">
            <text:p>15</text:p>
          </table:table-cell>
          <table:table-cell office:value-type="float" office:value="0.630984544754028" calcext:value-type="float">
            <text:p>0,63098454475402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5" calcext:value-type="float">
            <text:p>15</text:p>
          </table:table-cell>
          <table:table-cell office:value-type="float" office:value="0.559033393859863" calcext:value-type="float">
            <text:p>0,55903339385986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5" calcext:value-type="float">
            <text:p>15</text:p>
          </table:table-cell>
          <table:table-cell office:value-type="float" office:value="0.589133977890015" calcext:value-type="float">
            <text:p>0,58913397789001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5" calcext:value-type="float">
            <text:p>15</text:p>
          </table:table-cell>
          <table:table-cell office:value-type="float" office:value="0.707125902175903" calcext:value-type="float">
            <text:p>0,70712590217590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5" calcext:value-type="float">
            <text:p>15</text:p>
          </table:table-cell>
          <table:table-cell office:value-type="float" office:value="0.565014839172363" calcext:value-type="float">
            <text:p>0,56501483917236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5" calcext:value-type="float">
            <text:p>15</text:p>
          </table:table-cell>
          <table:table-cell office:value-type="float" office:value="0.537603616714478" calcext:value-type="float">
            <text:p>0,53760361671447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5" calcext:value-type="float">
            <text:p>15</text:p>
          </table:table-cell>
          <table:table-cell office:value-type="float" office:value="0.649254322052002" calcext:value-type="float">
            <text:p>0,64925432205200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5" calcext:value-type="float">
            <text:p>15</text:p>
          </table:table-cell>
          <table:table-cell office:value-type="float" office:value="0.606873273849487" calcext:value-type="float">
            <text:p>0,60687327384948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5" calcext:value-type="float">
            <text:p>15</text:p>
          </table:table-cell>
          <table:table-cell office:value-type="float" office:value="0.580785751342773" calcext:value-type="float">
            <text:p>0,58078575134277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5" calcext:value-type="float">
            <text:p>15</text:p>
          </table:table-cell>
          <table:table-cell table:formula="of:=SUM([.C20];[.G20];[.K20];[.O20];[.S20];[.W20];[.AA20];[.AE20];[.AI20];[.AM20];[.AQ20]) / [.AW2]" office:value-type="float" office:value="0.610394391146573" calcext:value-type="float">
            <text:p>0,610394391146573</text:p>
          </table:table-cell>
          <table:table-cell table:number-columns-repeated="3"/>
          <table:table-cell table:formula="of:=MAX([.C20];[.G20];[.K20];[.O20];[.S20];[.W20];[.AA20];[.AE20];[.AI20];[.AM20];[.AQ20])" office:value-type="float" office:value="0.749826669692993" calcext:value-type="float">
            <text:p>0,749826669692993</text:p>
          </table:table-cell>
          <table:table-cell table:formula="of:=MIN([.C20];[.G20];[.K20];[.O20];[.S20];[.W20];[.AA20];[.AE20];[.AI20];[.AM20];[.AQ20])" office:value-type="float" office:value="0.537603616714478" calcext:value-type="float">
            <text:p>0,537603616714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0.65979528427124" calcext:value-type="float">
            <text:p>0,6597952842712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0.573761224746704" calcext:value-type="float">
            <text:p>0,57376122474670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0.583860874176025" calcext:value-type="float">
            <text:p>0,58386087417602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0.620101928710938" calcext:value-type="float">
            <text:p>0,62010192871093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0.635432958602905" calcext:value-type="float">
            <text:p>0,63543295860290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0.84505558013916" calcext:value-type="float">
            <text:p>0,8450555801391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0.567485332489014" calcext:value-type="float">
            <text:p>0,56748533248901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0.553387880325317" calcext:value-type="float">
            <text:p>0,55338788032531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0.530566930770874" calcext:value-type="float">
            <text:p>0,53056693077087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0.662539482116699" calcext:value-type="float">
            <text:p>0,662539482116699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office:value-type="float" office:value="0.536785840988159" calcext:value-type="float">
            <text:p>0,536785840988159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47" calcext:value-type="float">
            <text:p>47</text:p>
          </table:table-cell>
          <table:table-cell table:formula="of:=SUM([.C21];[.G21];[.K21];[.O21];[.S21];[.W21];[.AA21];[.AE21];[.AI21];[.AM21];[.AQ21]) / [.AW2]" office:value-type="float" office:value="0.615343028848822" calcext:value-type="float">
            <text:p>0,615343028848822</text:p>
          </table:table-cell>
          <table:table-cell table:number-columns-repeated="3"/>
          <table:table-cell table:formula="of:=MAX([.C21];[.G21];[.K21];[.O21];[.S21];[.W21];[.AA21];[.AE21];[.AI21];[.AM21];[.AQ21])" office:value-type="float" office:value="0.84505558013916" calcext:value-type="float">
            <text:p>0,84505558013916</text:p>
          </table:table-cell>
          <table:table-cell table:formula="of:=MIN([.C21];[.G21];[.K21];[.O21];[.S21];[.W21];[.AA21];[.AE21];[.AI21];[.AM21];[.AQ21])" office:value-type="float" office:value="0.530566930770874" calcext:value-type="float">
            <text:p>0,5305669307708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26" calcext:value-type="float">
            <text:p>26</text:p>
          </table:table-cell>
          <table:table-cell office:value-type="float" office:value="0.412647008895874" calcext:value-type="float">
            <text:p>0,41264700889587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" calcext:value-type="float">
            <text:p>26</text:p>
          </table:table-cell>
          <table:table-cell office:value-type="float" office:value="0.419847011566162" calcext:value-type="float">
            <text:p>0,41984701156616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" calcext:value-type="float">
            <text:p>26</text:p>
          </table:table-cell>
          <table:table-cell office:value-type="float" office:value="0.449274778366089" calcext:value-type="float">
            <text:p>0,44927477836608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" calcext:value-type="float">
            <text:p>26</text:p>
          </table:table-cell>
          <table:table-cell office:value-type="float" office:value="0.349210023880005" calcext:value-type="float">
            <text:p>0,34921002388000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" calcext:value-type="float">
            <text:p>26</text:p>
          </table:table-cell>
          <table:table-cell office:value-type="float" office:value="0.37593150138855" calcext:value-type="float">
            <text:p>0,3759315013885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" calcext:value-type="float">
            <text:p>26</text:p>
          </table:table-cell>
          <table:table-cell office:value-type="float" office:value="0.480203628540039" calcext:value-type="float">
            <text:p>0,48020362854003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" calcext:value-type="float">
            <text:p>26</text:p>
          </table:table-cell>
          <table:table-cell office:value-type="float" office:value="0.395453691482544" calcext:value-type="float">
            <text:p>0,39545369148254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" calcext:value-type="float">
            <text:p>26</text:p>
          </table:table-cell>
          <table:table-cell office:value-type="float" office:value="0.351926803588867" calcext:value-type="float">
            <text:p>0,35192680358886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" calcext:value-type="float">
            <text:p>26</text:p>
          </table:table-cell>
          <table:table-cell office:value-type="float" office:value="0.368007659912109" calcext:value-type="float">
            <text:p>0,36800765991210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" calcext:value-type="float">
            <text:p>26</text:p>
          </table:table-cell>
          <table:table-cell office:value-type="float" office:value="0.36886191368103" calcext:value-type="float">
            <text:p>0,3688619136810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" calcext:value-type="float">
            <text:p>26</text:p>
          </table:table-cell>
          <table:table-cell office:value-type="float" office:value="0.428739070892334" calcext:value-type="float">
            <text:p>0,42873907089233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26" calcext:value-type="float">
            <text:p>26</text:p>
          </table:table-cell>
          <table:table-cell table:formula="of:=SUM([.C22];[.G22];[.K22];[.O22];[.S22];[.W22];[.AA22];[.AE22];[.AI22];[.AM22];[.AQ22]) / [.AW2]" office:value-type="float" office:value="0.4000093720176" calcext:value-type="float">
            <text:p>0,4000093720176</text:p>
          </table:table-cell>
          <table:table-cell table:number-columns-repeated="3"/>
          <table:table-cell table:formula="of:=MAX([.C22];[.G22];[.K22];[.O22];[.S22];[.W22];[.AA22];[.AE22];[.AI22];[.AM22];[.AQ22])" office:value-type="float" office:value="0.480203628540039" calcext:value-type="float">
            <text:p>0,480203628540039</text:p>
          </table:table-cell>
          <table:table-cell table:formula="of:=MIN([.C22];[.G22];[.K22];[.O22];[.S22];[.W22];[.AA22];[.AE22];[.AI22];[.AM22];[.AQ22])" office:value-type="float" office:value="0.349210023880005" calcext:value-type="float">
            <text:p>0,349210023880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22" calcext:value-type="float">
            <text:p>22</text:p>
          </table:table-cell>
          <table:table-cell office:value-type="float" office:value="0.165913820266724" calcext:value-type="float">
            <text:p>0,16591382026672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2" calcext:value-type="float">
            <text:p>22</text:p>
          </table:table-cell>
          <table:table-cell office:value-type="float" office:value="0.133024215698242" calcext:value-type="float">
            <text:p>0,13302421569824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2" calcext:value-type="float">
            <text:p>22</text:p>
          </table:table-cell>
          <table:table-cell office:value-type="float" office:value="0.203095436096191" calcext:value-type="float">
            <text:p>0,20309543609619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2" calcext:value-type="float">
            <text:p>22</text:p>
          </table:table-cell>
          <table:table-cell office:value-type="float" office:value="0.149520874023438" calcext:value-type="float">
            <text:p>0,14952087402343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2" calcext:value-type="float">
            <text:p>22</text:p>
          </table:table-cell>
          <table:table-cell office:value-type="float" office:value="0.139621257781982" calcext:value-type="float">
            <text:p>0,13962125778198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2" calcext:value-type="float">
            <text:p>22</text:p>
          </table:table-cell>
          <table:table-cell office:value-type="float" office:value="0.186474084854126" calcext:value-type="float">
            <text:p>0,18647408485412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2" calcext:value-type="float">
            <text:p>22</text:p>
          </table:table-cell>
          <table:table-cell office:value-type="float" office:value="0.150628089904785" calcext:value-type="float">
            <text:p>0,15062808990478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2" calcext:value-type="float">
            <text:p>22</text:p>
          </table:table-cell>
          <table:table-cell office:value-type="float" office:value="0.148102998733521" calcext:value-type="float">
            <text:p>0,14810299873352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2" calcext:value-type="float">
            <text:p>22</text:p>
          </table:table-cell>
          <table:table-cell office:value-type="float" office:value="0.150272130966187" calcext:value-type="float">
            <text:p>0,15027213096618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2" calcext:value-type="float">
            <text:p>22</text:p>
          </table:table-cell>
          <table:table-cell office:value-type="float" office:value="0.152296781539917" calcext:value-type="float">
            <text:p>0,15229678153991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2" calcext:value-type="float">
            <text:p>22</text:p>
          </table:table-cell>
          <table:table-cell office:value-type="float" office:value="0.143645524978638" calcext:value-type="float">
            <text:p>0,14364552497863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22" calcext:value-type="float">
            <text:p>22</text:p>
          </table:table-cell>
          <table:table-cell table:formula="of:=SUM([.C23];[.G23];[.K23];[.O23];[.S23];[.W23];[.AA23];[.AE23];[.AI23];[.AM23];[.AQ23]) / [.AW2]" office:value-type="float" office:value="0.156599564985796" calcext:value-type="float">
            <text:p>0,156599564985796</text:p>
          </table:table-cell>
          <table:table-cell table:number-columns-repeated="3"/>
          <table:table-cell table:formula="of:=MAX([.C23];[.G23];[.K23];[.O23];[.S23];[.W23];[.AA23];[.AE23];[.AI23];[.AM23];[.AQ23])" office:value-type="float" office:value="0.203095436096191" calcext:value-type="float">
            <text:p>0,203095436096191</text:p>
          </table:table-cell>
          <table:table-cell table:formula="of:=MIN([.C23];[.G23];[.K23];[.O23];[.S23];[.W23];[.AA23];[.AE23];[.AI23];[.AM23];[.AQ23])" office:value-type="float" office:value="0.133024215698242" calcext:value-type="float">
            <text:p>0,133024215698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56" calcext:value-type="float">
            <text:p>56</text:p>
          </table:table-cell>
          <table:table-cell office:value-type="float" office:value="0.779154777526856" calcext:value-type="float">
            <text:p>0,77915477752685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56" calcext:value-type="float">
            <text:p>56</text:p>
          </table:table-cell>
          <table:table-cell office:value-type="float" office:value="0.884255170822144" calcext:value-type="float">
            <text:p>0,88425517082214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56" calcext:value-type="float">
            <text:p>56</text:p>
          </table:table-cell>
          <table:table-cell office:value-type="float" office:value="0.839016914367676" calcext:value-type="float">
            <text:p>0,83901691436767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56" calcext:value-type="float">
            <text:p>56</text:p>
          </table:table-cell>
          <table:table-cell office:value-type="float" office:value="0.865784406661987" calcext:value-type="float">
            <text:p>0,86578440666198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56" calcext:value-type="float">
            <text:p>56</text:p>
          </table:table-cell>
          <table:table-cell office:value-type="float" office:value="0.851779699325562" calcext:value-type="float">
            <text:p>0,85177969932556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56" calcext:value-type="float">
            <text:p>56</text:p>
          </table:table-cell>
          <table:table-cell office:value-type="float" office:value="0.870706558227539" calcext:value-type="float">
            <text:p>0,87070655822753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56" calcext:value-type="float">
            <text:p>56</text:p>
          </table:table-cell>
          <table:table-cell office:value-type="float" office:value="0.80277156829834" calcext:value-type="float">
            <text:p>0,8027715682983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56" calcext:value-type="float">
            <text:p>56</text:p>
          </table:table-cell>
          <table:table-cell office:value-type="float" office:value="0.84900975227356" calcext:value-type="float">
            <text:p>0,8490097522735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56" calcext:value-type="float">
            <text:p>56</text:p>
          </table:table-cell>
          <table:table-cell office:value-type="float" office:value="0.877344608306885" calcext:value-type="float">
            <text:p>0,87734460830688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56" calcext:value-type="float">
            <text:p>56</text:p>
          </table:table-cell>
          <table:table-cell office:value-type="float" office:value="0.819993019104004" calcext:value-type="float">
            <text:p>0,81999301910400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56" calcext:value-type="float">
            <text:p>56</text:p>
          </table:table-cell>
          <table:table-cell office:value-type="float" office:value="0.827977895736694" calcext:value-type="float">
            <text:p>0,82797789573669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56" calcext:value-type="float">
            <text:p>56</text:p>
          </table:table-cell>
          <table:table-cell table:formula="of:=SUM([.C24];[.G24];[.K24];[.O24];[.S24];[.W24];[.AA24];[.AE24];[.AI24];[.AM24];[.AQ24]) / [.AW2]" office:value-type="float" office:value="0.842526760968295" calcext:value-type="float">
            <text:p>0,842526760968295</text:p>
          </table:table-cell>
          <table:table-cell table:number-columns-repeated="3"/>
          <table:table-cell table:formula="of:=MAX([.C24];[.G24];[.K24];[.O24];[.S24];[.W24];[.AA24];[.AE24];[.AI24];[.AM24];[.AQ24])" office:value-type="float" office:value="0.884255170822144" calcext:value-type="float">
            <text:p>0,884255170822144</text:p>
          </table:table-cell>
          <table:table-cell table:formula="of:=MIN([.C24];[.G24];[.K24];[.O24];[.S24];[.W24];[.AA24];[.AE24];[.AI24];[.AM24];[.AQ24])" office:value-type="float" office:value="0.779154777526856" calcext:value-type="float">
            <text:p>0,7791547775268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180" calcext:value-type="float">
            <text:p>180</text:p>
          </table:table-cell>
          <table:table-cell office:value-type="float" office:value="0.500653028488159" calcext:value-type="float">
            <text:p>0,500653028488159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80" calcext:value-type="float">
            <text:p>180</text:p>
          </table:table-cell>
          <table:table-cell office:value-type="float" office:value="0.455146312713623" calcext:value-type="float">
            <text:p>0,45514631271362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80" calcext:value-type="float">
            <text:p>180</text:p>
          </table:table-cell>
          <table:table-cell office:value-type="float" office:value="0.537436008453369" calcext:value-type="float">
            <text:p>0,537436008453369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80" calcext:value-type="float">
            <text:p>180</text:p>
          </table:table-cell>
          <table:table-cell office:value-type="float" office:value="0.538372993469238" calcext:value-type="float">
            <text:p>0,53837299346923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80" calcext:value-type="float">
            <text:p>180</text:p>
          </table:table-cell>
          <table:table-cell office:value-type="float" office:value="0.454281091690064" calcext:value-type="float">
            <text:p>0,45428109169006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80" calcext:value-type="float">
            <text:p>180</text:p>
          </table:table-cell>
          <table:table-cell office:value-type="float" office:value="0.558807373046875" calcext:value-type="float">
            <text:p>0,55880737304687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80" calcext:value-type="float">
            <text:p>180</text:p>
          </table:table-cell>
          <table:table-cell office:value-type="float" office:value="0.518315553665161" calcext:value-type="float">
            <text:p>0,51831555366516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80" calcext:value-type="float">
            <text:p>180</text:p>
          </table:table-cell>
          <table:table-cell office:value-type="float" office:value="0.505438566207886" calcext:value-type="float">
            <text:p>0,50543856620788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80" calcext:value-type="float">
            <text:p>180</text:p>
          </table:table-cell>
          <table:table-cell office:value-type="float" office:value="0.452293872833252" calcext:value-type="float">
            <text:p>0,45229387283325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80" calcext:value-type="float">
            <text:p>180</text:p>
          </table:table-cell>
          <table:table-cell office:value-type="float" office:value="0.544105529785156" calcext:value-type="float">
            <text:p>0,54410552978515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80" calcext:value-type="float">
            <text:p>180</text:p>
          </table:table-cell>
          <table:table-cell office:value-type="float" office:value="0.469892978668213" calcext:value-type="float">
            <text:p>0,46989297866821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80" calcext:value-type="float">
            <text:p>180</text:p>
          </table:table-cell>
          <table:table-cell table:formula="of:=SUM([.C25];[.G25];[.K25];[.O25];[.S25];[.W25];[.AA25];[.AE25];[.AI25];[.AM25];[.AQ25]) / [.AW2]" office:value-type="float" office:value="0.503158482638272" calcext:value-type="float">
            <text:p>0,503158482638272</text:p>
          </table:table-cell>
          <table:table-cell table:number-columns-repeated="3"/>
          <table:table-cell table:formula="of:=MAX([.C25];[.G25];[.K25];[.O25];[.S25];[.W25];[.AA25];[.AE25];[.AI25];[.AM25];[.AQ25])" office:value-type="float" office:value="0.558807373046875" calcext:value-type="float">
            <text:p>0,558807373046875</text:p>
          </table:table-cell>
          <table:table-cell table:formula="of:=MIN([.C25];[.G25];[.K25];[.O25];[.S25];[.W25];[.AA25];[.AE25];[.AI25];[.AM25];[.AQ25])" office:value-type="float" office:value="0.452293872833252" calcext:value-type="float">
            <text:p>0,4522938728332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30" calcext:value-type="float">
            <text:p>30</text:p>
          </table:table-cell>
          <table:table-cell office:value-type="float" office:value="0.401563167572022" calcext:value-type="float">
            <text:p>0,40156316757202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0" calcext:value-type="float">
            <text:p>30</text:p>
          </table:table-cell>
          <table:table-cell office:value-type="float" office:value="0.429376840591431" calcext:value-type="float">
            <text:p>0,42937684059143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0" calcext:value-type="float">
            <text:p>30</text:p>
          </table:table-cell>
          <table:table-cell office:value-type="float" office:value="0.42691445350647" calcext:value-type="float">
            <text:p>0,4269144535064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0" calcext:value-type="float">
            <text:p>30</text:p>
          </table:table-cell>
          <table:table-cell office:value-type="float" office:value="0.41060209274292" calcext:value-type="float">
            <text:p>0,4106020927429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0" calcext:value-type="float">
            <text:p>30</text:p>
          </table:table-cell>
          <table:table-cell office:value-type="float" office:value="0.400616407394409" calcext:value-type="float">
            <text:p>0,40061640739440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0" calcext:value-type="float">
            <text:p>30</text:p>
          </table:table-cell>
          <table:table-cell office:value-type="float" office:value="0.38134503364563" calcext:value-type="float">
            <text:p>0,3813450336456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0" calcext:value-type="float">
            <text:p>30</text:p>
          </table:table-cell>
          <table:table-cell office:value-type="float" office:value="0.430594921112061" calcext:value-type="float">
            <text:p>0,43059492111206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0" calcext:value-type="float">
            <text:p>30</text:p>
          </table:table-cell>
          <table:table-cell office:value-type="float" office:value="0.387691497802734" calcext:value-type="float">
            <text:p>0,38769149780273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0" calcext:value-type="float">
            <text:p>30</text:p>
          </table:table-cell>
          <table:table-cell office:value-type="float" office:value="0.446772575378418" calcext:value-type="float">
            <text:p>0,44677257537841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0" calcext:value-type="float">
            <text:p>30</text:p>
          </table:table-cell>
          <table:table-cell office:value-type="float" office:value="0.447125911712647" calcext:value-type="float">
            <text:p>0,44712591171264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0" calcext:value-type="float">
            <text:p>30</text:p>
          </table:table-cell>
          <table:table-cell office:value-type="float" office:value="0.386059999465942" calcext:value-type="float">
            <text:p>0,38605999946594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30" calcext:value-type="float">
            <text:p>30</text:p>
          </table:table-cell>
          <table:table-cell table:formula="of:=SUM([.C26];[.G26];[.K26];[.O26];[.S26];[.W26];[.AA26];[.AE26];[.AI26];[.AM26];[.AQ26]) / [.AW2]" office:value-type="float" office:value="0.413514809174971" calcext:value-type="float">
            <text:p>0,413514809174971</text:p>
          </table:table-cell>
          <table:table-cell table:number-columns-repeated="3"/>
          <table:table-cell table:formula="of:=MAX([.C26];[.G26];[.K26];[.O26];[.S26];[.W26];[.AA26];[.AE26];[.AI26];[.AM26];[.AQ26])" office:value-type="float" office:value="0.447125911712647" calcext:value-type="float">
            <text:p>0,447125911712647</text:p>
          </table:table-cell>
          <table:table-cell table:formula="of:=MIN([.C26];[.G26];[.K26];[.O26];[.S26];[.W26];[.AA26];[.AE26];[.AI26];[.AM26];[.AQ26])" office:value-type="float" office:value="0.38134503364563" calcext:value-type="float">
            <text:p>0,38134503364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46" calcext:value-type="float">
            <text:p>46</text:p>
          </table:table-cell>
          <table:table-cell office:value-type="float" office:value="0.60930871963501" calcext:value-type="float">
            <text:p>0,6093087196350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46" calcext:value-type="float">
            <text:p>46</text:p>
          </table:table-cell>
          <table:table-cell office:value-type="float" office:value="0.687937498092651" calcext:value-type="float">
            <text:p>0,68793749809265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46" calcext:value-type="float">
            <text:p>46</text:p>
          </table:table-cell>
          <table:table-cell office:value-type="float" office:value="0.586916208267212" calcext:value-type="float">
            <text:p>0,58691620826721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46" calcext:value-type="float">
            <text:p>46</text:p>
          </table:table-cell>
          <table:table-cell office:value-type="float" office:value="0.559894323348999" calcext:value-type="float">
            <text:p>0,55989432334899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46" calcext:value-type="float">
            <text:p>46</text:p>
          </table:table-cell>
          <table:table-cell office:value-type="float" office:value="0.607043743133545" calcext:value-type="float">
            <text:p>0,60704374313354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46" calcext:value-type="float">
            <text:p>46</text:p>
          </table:table-cell>
          <table:table-cell office:value-type="float" office:value="0.588244915008545" calcext:value-type="float">
            <text:p>0,58824491500854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46" calcext:value-type="float">
            <text:p>46</text:p>
          </table:table-cell>
          <table:table-cell office:value-type="float" office:value="0.640991687774658" calcext:value-type="float">
            <text:p>0,64099168777465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46" calcext:value-type="float">
            <text:p>46</text:p>
          </table:table-cell>
          <table:table-cell office:value-type="float" office:value="0.573316335678101" calcext:value-type="float">
            <text:p>0,57331633567810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46" calcext:value-type="float">
            <text:p>46</text:p>
          </table:table-cell>
          <table:table-cell office:value-type="float" office:value="0.537707805633545" calcext:value-type="float">
            <text:p>0,53770780563354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46" calcext:value-type="float">
            <text:p>46</text:p>
          </table:table-cell>
          <table:table-cell office:value-type="float" office:value="0.594399690628052" calcext:value-type="float">
            <text:p>0,59439969062805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46" calcext:value-type="float">
            <text:p>46</text:p>
          </table:table-cell>
          <table:table-cell office:value-type="float" office:value="0.575894594192505" calcext:value-type="float">
            <text:p>0,57589459419250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46" calcext:value-type="float">
            <text:p>46</text:p>
          </table:table-cell>
          <table:table-cell table:formula="of:=SUM([.C27];[.G27];[.K27];[.O27];[.S27];[.W27];[.AA27];[.AE27];[.AI27];[.AM27];[.AQ27]) / [.AW2]" office:value-type="float" office:value="0.596514138308439" calcext:value-type="float">
            <text:p>0,596514138308439</text:p>
          </table:table-cell>
          <table:table-cell table:number-columns-repeated="3"/>
          <table:table-cell table:formula="of:=MAX([.C27];[.G27];[.K27];[.O27];[.S27];[.W27];[.AA27];[.AE27];[.AI27];[.AM27];[.AQ27])" office:value-type="float" office:value="0.687937498092651" calcext:value-type="float">
            <text:p>0,687937498092651</text:p>
          </table:table-cell>
          <table:table-cell table:formula="of:=MIN([.C27];[.G27];[.K27];[.O27];[.S27];[.W27];[.AA27];[.AE27];[.AI27];[.AM27];[.AQ27])" office:value-type="float" office:value="0.537707805633545" calcext:value-type="float">
            <text:p>0,5377078056335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35" calcext:value-type="float">
            <text:p>35</text:p>
          </table:table-cell>
          <table:table-cell office:value-type="float" office:value="0.551184177398682" calcext:value-type="float">
            <text:p>0,55118417739868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5" calcext:value-type="float">
            <text:p>35</text:p>
          </table:table-cell>
          <table:table-cell office:value-type="float" office:value="0.462807893753052" calcext:value-type="float">
            <text:p>0,46280789375305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5" calcext:value-type="float">
            <text:p>35</text:p>
          </table:table-cell>
          <table:table-cell office:value-type="float" office:value="0.468780994415283" calcext:value-type="float">
            <text:p>0,46878099441528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5" calcext:value-type="float">
            <text:p>35</text:p>
          </table:table-cell>
          <table:table-cell office:value-type="float" office:value="0.493309259414673" calcext:value-type="float">
            <text:p>0,49330925941467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5" calcext:value-type="float">
            <text:p>35</text:p>
          </table:table-cell>
          <table:table-cell office:value-type="float" office:value="0.490873098373413" calcext:value-type="float">
            <text:p>0,49087309837341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5" calcext:value-type="float">
            <text:p>35</text:p>
          </table:table-cell>
          <table:table-cell office:value-type="float" office:value="0.548493146896362" calcext:value-type="float">
            <text:p>0,54849314689636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5" calcext:value-type="float">
            <text:p>35</text:p>
          </table:table-cell>
          <table:table-cell office:value-type="float" office:value="0.467438697814941" calcext:value-type="float">
            <text:p>0,46743869781494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5" calcext:value-type="float">
            <text:p>35</text:p>
          </table:table-cell>
          <table:table-cell office:value-type="float" office:value="0.479090929031372" calcext:value-type="float">
            <text:p>0,47909092903137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5" calcext:value-type="float">
            <text:p>35</text:p>
          </table:table-cell>
          <table:table-cell office:value-type="float" office:value="0.469958782196045" calcext:value-type="float">
            <text:p>0,46995878219604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5" calcext:value-type="float">
            <text:p>35</text:p>
          </table:table-cell>
          <table:table-cell office:value-type="float" office:value="0.495980978012085" calcext:value-type="float">
            <text:p>0,49598097801208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5" calcext:value-type="float">
            <text:p>35</text:p>
          </table:table-cell>
          <table:table-cell office:value-type="float" office:value="0.467795610427856" calcext:value-type="float">
            <text:p>0,46779561042785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35" calcext:value-type="float">
            <text:p>35</text:p>
          </table:table-cell>
          <table:table-cell table:formula="of:=SUM([.C28];[.G28];[.K28];[.O28];[.S28];[.W28];[.AA28];[.AE28];[.AI28];[.AM28];[.AQ28]) / [.AW2]" office:value-type="float" office:value="0.490519415248524" calcext:value-type="float">
            <text:p>0,490519415248524</text:p>
          </table:table-cell>
          <table:table-cell table:number-columns-repeated="3"/>
          <table:table-cell table:formula="of:=MAX([.C28];[.G28];[.K28];[.O28];[.S28];[.W28];[.AA28];[.AE28];[.AI28];[.AM28];[.AQ28])" office:value-type="float" office:value="0.551184177398682" calcext:value-type="float">
            <text:p>0,551184177398682</text:p>
          </table:table-cell>
          <table:table-cell table:formula="of:=MIN([.C28];[.G28];[.K28];[.O28];[.S28];[.W28];[.AA28];[.AE28];[.AI28];[.AM28];[.AQ28])" office:value-type="float" office:value="0.462807893753052" calcext:value-type="float">
            <text:p>0,462807893753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62" calcext:value-type="float">
            <text:p>62</text:p>
          </table:table-cell>
          <table:table-cell office:value-type="float" office:value="0.655518293380737" calcext:value-type="float">
            <text:p>0,65551829338073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62" calcext:value-type="float">
            <text:p>62</text:p>
          </table:table-cell>
          <table:table-cell office:value-type="float" office:value="0.649223327636719" calcext:value-type="float">
            <text:p>0,64922332763671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62" calcext:value-type="float">
            <text:p>62</text:p>
          </table:table-cell>
          <table:table-cell office:value-type="float" office:value="0.653004884719849" calcext:value-type="float">
            <text:p>0,65300488471984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62" calcext:value-type="float">
            <text:p>62</text:p>
          </table:table-cell>
          <table:table-cell office:value-type="float" office:value="0.714911222457886" calcext:value-type="float">
            <text:p>0,71491122245788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62" calcext:value-type="float">
            <text:p>62</text:p>
          </table:table-cell>
          <table:table-cell office:value-type="float" office:value="0.661526203155518" calcext:value-type="float">
            <text:p>0,66152620315551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62" calcext:value-type="float">
            <text:p>62</text:p>
          </table:table-cell>
          <table:table-cell office:value-type="float" office:value="0.785057544708252" calcext:value-type="float">
            <text:p>0,785057544708252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62" calcext:value-type="float">
            <text:p>62</text:p>
          </table:table-cell>
          <table:table-cell office:value-type="float" office:value="0.671509981155396" calcext:value-type="float">
            <text:p>0,67150998115539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62" calcext:value-type="float">
            <text:p>62</text:p>
          </table:table-cell>
          <table:table-cell office:value-type="float" office:value="0.640530824661255" calcext:value-type="float">
            <text:p>0,64053082466125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62" calcext:value-type="float">
            <text:p>62</text:p>
          </table:table-cell>
          <table:table-cell office:value-type="float" office:value="0.671813726425171" calcext:value-type="float">
            <text:p>0,67181372642517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62" calcext:value-type="float">
            <text:p>62</text:p>
          </table:table-cell>
          <table:table-cell office:value-type="float" office:value="0.764481782913208" calcext:value-type="float">
            <text:p>0,76448178291320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62" calcext:value-type="float">
            <text:p>62</text:p>
          </table:table-cell>
          <table:table-cell office:value-type="float" office:value="0.618261337280273" calcext:value-type="float">
            <text:p>0,61826133728027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62" calcext:value-type="float">
            <text:p>62</text:p>
          </table:table-cell>
          <table:table-cell table:formula="of:=SUM([.C29];[.G29];[.K29];[.O29];[.S29];[.W29];[.AA29];[.AE29];[.AI29];[.AM29];[.AQ29]) / [.AW2]" office:value-type="float" office:value="0.680530829863115" calcext:value-type="float">
            <text:p>0,680530829863115</text:p>
          </table:table-cell>
          <table:table-cell table:number-columns-repeated="3"/>
          <table:table-cell table:formula="of:=MAX([.C29];[.G29];[.K29];[.O29];[.S29];[.W29];[.AA29];[.AE29];[.AI29];[.AM29];[.AQ29])" office:value-type="float" office:value="0.785057544708252" calcext:value-type="float">
            <text:p>0,785057544708252</text:p>
          </table:table-cell>
          <table:table-cell table:formula="of:=MIN([.C29];[.G29];[.K29];[.O29];[.S29];[.W29];[.AA29];[.AE29];[.AI29];[.AM29];[.AQ29])" office:value-type="float" office:value="0.618261337280273" calcext:value-type="float">
            <text:p>0,6182613372802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29" calcext:value-type="float">
            <text:p>29</text:p>
          </table:table-cell>
          <table:table-cell office:value-type="float" office:value="0.578019618988037" calcext:value-type="float">
            <text:p>0,57801961898803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29" calcext:value-type="float">
            <text:p>29</text:p>
          </table:table-cell>
          <table:table-cell office:value-type="float" office:value="0.550032138824463" calcext:value-type="float">
            <text:p>0,55003213882446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29" calcext:value-type="float">
            <text:p>29</text:p>
          </table:table-cell>
          <table:table-cell office:value-type="float" office:value="0.581358909606934" calcext:value-type="float">
            <text:p>0,58135890960693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29" calcext:value-type="float">
            <text:p>29</text:p>
          </table:table-cell>
          <table:table-cell office:value-type="float" office:value="0.560676097869873" calcext:value-type="float">
            <text:p>0,56067609786987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29" calcext:value-type="float">
            <text:p>29</text:p>
          </table:table-cell>
          <table:table-cell office:value-type="float" office:value="0.558414459228516" calcext:value-type="float">
            <text:p>0,55841445922851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29" calcext:value-type="float">
            <text:p>29</text:p>
          </table:table-cell>
          <table:table-cell office:value-type="float" office:value="0.576715230941772" calcext:value-type="float">
            <text:p>0,57671523094177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29" calcext:value-type="float">
            <text:p>29</text:p>
          </table:table-cell>
          <table:table-cell office:value-type="float" office:value="0.545433759689331" calcext:value-type="float">
            <text:p>0,54543375968933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29" calcext:value-type="float">
            <text:p>29</text:p>
          </table:table-cell>
          <table:table-cell office:value-type="float" office:value="0.57569432258606" calcext:value-type="float">
            <text:p>0,5756943225860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29" calcext:value-type="float">
            <text:p>29</text:p>
          </table:table-cell>
          <table:table-cell office:value-type="float" office:value="0.51186728477478" calcext:value-type="float">
            <text:p>0,5118672847747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29" calcext:value-type="float">
            <text:p>29</text:p>
          </table:table-cell>
          <table:table-cell office:value-type="float" office:value="0.513498067855835" calcext:value-type="float">
            <text:p>0,51349806785583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29" calcext:value-type="float">
            <text:p>29</text:p>
          </table:table-cell>
          <table:table-cell office:value-type="float" office:value="0.581448793411255" calcext:value-type="float">
            <text:p>0,58144879341125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29" calcext:value-type="float">
            <text:p>29</text:p>
          </table:table-cell>
          <table:table-cell table:formula="of:=SUM([.C30];[.G30];[.K30];[.O30];[.S30];[.W30];[.AA30];[.AE30];[.AI30];[.AM30];[.AQ30]) / [.AW2]" office:value-type="float" office:value="0.557559880343351" calcext:value-type="float">
            <text:p>0,557559880343351</text:p>
          </table:table-cell>
          <table:table-cell table:number-columns-repeated="3"/>
          <table:table-cell table:formula="of:=MAX([.C30];[.G30];[.K30];[.O30];[.S30];[.W30];[.AA30];[.AE30];[.AI30];[.AM30];[.AQ30])" office:value-type="float" office:value="0.581448793411255" calcext:value-type="float">
            <text:p>0,581448793411255</text:p>
          </table:table-cell>
          <table:table-cell table:formula="of:=MIN([.C30];[.G30];[.K30];[.O30];[.S30];[.W30];[.AA30];[.AE30];[.AI30];[.AM30];[.AQ30])" office:value-type="float" office:value="0.51186728477478" calcext:value-type="float">
            <text:p>0,51186728477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754" calcext:value-type="float">
            <text:p>754</text:p>
          </table:table-cell>
          <table:table-cell office:value-type="float" office:value="1.16501474380493" calcext:value-type="float">
            <text:p>1,1650147438049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54" calcext:value-type="float">
            <text:p>754</text:p>
          </table:table-cell>
          <table:table-cell office:value-type="float" office:value="1.0948657989502" calcext:value-type="float">
            <text:p>1,094865798950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54" calcext:value-type="float">
            <text:p>754</text:p>
          </table:table-cell>
          <table:table-cell office:value-type="float" office:value="1.1001079082489" calcext:value-type="float">
            <text:p>1,100107908248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54" calcext:value-type="float">
            <text:p>754</text:p>
          </table:table-cell>
          <table:table-cell office:value-type="float" office:value="1.10718750953674" calcext:value-type="float">
            <text:p>1,1071875095367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54" calcext:value-type="float">
            <text:p>754</text:p>
          </table:table-cell>
          <table:table-cell office:value-type="float" office:value="1.12401580810547" calcext:value-type="float">
            <text:p>1,1240158081054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54" calcext:value-type="float">
            <text:p>754</text:p>
          </table:table-cell>
          <table:table-cell office:value-type="float" office:value="1.11503863334656" calcext:value-type="float">
            <text:p>1,1150386333465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54" calcext:value-type="float">
            <text:p>754</text:p>
          </table:table-cell>
          <table:table-cell office:value-type="float" office:value="1.08377599716187" calcext:value-type="float">
            <text:p>1,0837759971618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54" calcext:value-type="float">
            <text:p>754</text:p>
          </table:table-cell>
          <table:table-cell office:value-type="float" office:value="1.12876629829407" calcext:value-type="float">
            <text:p>1,1287662982940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54" calcext:value-type="float">
            <text:p>754</text:p>
          </table:table-cell>
          <table:table-cell office:value-type="float" office:value="1.07429027557373" calcext:value-type="float">
            <text:p>1,0742902755737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54" calcext:value-type="float">
            <text:p>754</text:p>
          </table:table-cell>
          <table:table-cell office:value-type="float" office:value="1.11702752113342" calcext:value-type="float">
            <text:p>1,1170275211334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54" calcext:value-type="float">
            <text:p>754</text:p>
          </table:table-cell>
          <table:table-cell office:value-type="float" office:value="1.05261373519897" calcext:value-type="float">
            <text:p>1,0526137351989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754" calcext:value-type="float">
            <text:p>754</text:p>
          </table:table-cell>
          <table:table-cell table:formula="of:=SUM([.C31];[.G31];[.K31];[.O31];[.S31];[.W31];[.AA31];[.AE31];[.AI31];[.AM31];[.AQ31]) / [.AW2]" office:value-type="float" office:value="1.10570038448681" calcext:value-type="float">
            <text:p>1,10570038448681</text:p>
          </table:table-cell>
          <table:table-cell table:number-columns-repeated="3"/>
          <table:table-cell table:formula="of:=MAX([.C31];[.G31];[.K31];[.O31];[.S31];[.W31];[.AA31];[.AE31];[.AI31];[.AM31];[.AQ31])" office:value-type="float" office:value="1.16501474380493" calcext:value-type="float">
            <text:p>1,16501474380493</text:p>
          </table:table-cell>
          <table:table-cell table:formula="of:=MIN([.C31];[.G31];[.K31];[.O31];[.S31];[.W31];[.AA31];[.AE31];[.AI31];[.AM31];[.AQ31])" office:value-type="float" office:value="1.05261373519897" calcext:value-type="float">
            <text:p>1,05261373519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62" calcext:value-type="float">
            <text:p>62</text:p>
          </table:table-cell>
          <table:table-cell office:value-type="float" office:value="1.3641049861908" calcext:value-type="float">
            <text:p>1,364104986190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2" calcext:value-type="float">
            <text:p>62</text:p>
          </table:table-cell>
          <table:table-cell office:value-type="float" office:value="1.21070098876953" calcext:value-type="float">
            <text:p>1,2107009887695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2" calcext:value-type="float">
            <text:p>62</text:p>
          </table:table-cell>
          <table:table-cell office:value-type="float" office:value="1.22128701210022" calcext:value-type="float">
            <text:p>1,2212870121002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2" calcext:value-type="float">
            <text:p>62</text:p>
          </table:table-cell>
          <table:table-cell office:value-type="float" office:value="1.14591479301453" calcext:value-type="float">
            <text:p>1,1459147930145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2" calcext:value-type="float">
            <text:p>62</text:p>
          </table:table-cell>
          <table:table-cell office:value-type="float" office:value="1.17375421524048" calcext:value-type="float">
            <text:p>1,1737542152404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2" calcext:value-type="float">
            <text:p>62</text:p>
          </table:table-cell>
          <table:table-cell office:value-type="float" office:value="1.22423410415649" calcext:value-type="float">
            <text:p>1,2242341041564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2" calcext:value-type="float">
            <text:p>62</text:p>
          </table:table-cell>
          <table:table-cell office:value-type="float" office:value="1.20790648460388" calcext:value-type="float">
            <text:p>1,2079064846038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2" calcext:value-type="float">
            <text:p>62</text:p>
          </table:table-cell>
          <table:table-cell office:value-type="float" office:value="1.36990094184875" calcext:value-type="float">
            <text:p>1,3699009418487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2" calcext:value-type="float">
            <text:p>62</text:p>
          </table:table-cell>
          <table:table-cell office:value-type="float" office:value="1.17786169052124" calcext:value-type="float">
            <text:p>1,1778616905212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2" calcext:value-type="float">
            <text:p>62</text:p>
          </table:table-cell>
          <table:table-cell office:value-type="float" office:value="1.339111328125" calcext:value-type="float">
            <text:p>1,33911132812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2" calcext:value-type="float">
            <text:p>62</text:p>
          </table:table-cell>
          <table:table-cell office:value-type="float" office:value="1.21887493133545" calcext:value-type="float">
            <text:p>1,2188749313354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62" calcext:value-type="float">
            <text:p>62</text:p>
          </table:table-cell>
          <table:table-cell table:formula="of:=SUM([.C32];[.G32];[.K32];[.O32];[.S32];[.W32];[.AA32];[.AE32];[.AI32];[.AM32];[.AQ32]) / [.AW2]" office:value-type="float" office:value="1.24124104326422" calcext:value-type="float">
            <text:p>1,24124104326422</text:p>
          </table:table-cell>
          <table:table-cell table:number-columns-repeated="3"/>
          <table:table-cell table:formula="of:=MAX([.C32];[.G32];[.K32];[.O32];[.S32];[.W32];[.AA32];[.AE32];[.AI32];[.AM32];[.AQ32])" office:value-type="float" office:value="1.36990094184875" calcext:value-type="float">
            <text:p>1,36990094184875</text:p>
          </table:table-cell>
          <table:table-cell table:formula="of:=MIN([.C32];[.G32];[.K32];[.O32];[.S32];[.W32];[.AA32];[.AE32];[.AI32];[.AM32];[.AQ32])" office:value-type="float" office:value="1.14591479301453" calcext:value-type="float">
            <text:p>1,14591479301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1</text:p>
          </table:table-cell>
          <table:table-cell office:value-type="float" office:value="69" calcext:value-type="float">
            <text:p>69</text:p>
          </table:table-cell>
          <table:table-cell office:value-type="float" office:value="1.08894801139832" calcext:value-type="float">
            <text:p>1,08894801139832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" calcext:value-type="float">
            <text:p>69</text:p>
          </table:table-cell>
          <table:table-cell office:value-type="float" office:value="1.16181492805481" calcext:value-type="float">
            <text:p>1,16181492805481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" calcext:value-type="float">
            <text:p>69</text:p>
          </table:table-cell>
          <table:table-cell office:value-type="float" office:value="1.17903804779053" calcext:value-type="float">
            <text:p>1,17903804779053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" calcext:value-type="float">
            <text:p>69</text:p>
          </table:table-cell>
          <table:table-cell office:value-type="float" office:value="1.08329296112061" calcext:value-type="float">
            <text:p>1,08329296112061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" calcext:value-type="float">
            <text:p>69</text:p>
          </table:table-cell>
          <table:table-cell office:value-type="float" office:value="1.09297513961792" calcext:value-type="float">
            <text:p>1,09297513961792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" calcext:value-type="float">
            <text:p>69</text:p>
          </table:table-cell>
          <table:table-cell office:value-type="float" office:value="1.15580630302429" calcext:value-type="float">
            <text:p>1,15580630302429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" calcext:value-type="float">
            <text:p>69</text:p>
          </table:table-cell>
          <table:table-cell office:value-type="float" office:value="1.08667325973511" calcext:value-type="float">
            <text:p>1,08667325973511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" calcext:value-type="float">
            <text:p>69</text:p>
          </table:table-cell>
          <table:table-cell office:value-type="float" office:value="1.13921999931335" calcext:value-type="float">
            <text:p>1,13921999931335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" calcext:value-type="float">
            <text:p>69</text:p>
          </table:table-cell>
          <table:table-cell office:value-type="float" office:value="1.14264750480652" calcext:value-type="float">
            <text:p>1,14264750480652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" calcext:value-type="float">
            <text:p>69</text:p>
          </table:table-cell>
          <table:table-cell office:value-type="float" office:value="1.14823174476624" calcext:value-type="float">
            <text:p>1,14823174476624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" calcext:value-type="float">
            <text:p>69</text:p>
          </table:table-cell>
          <table:table-cell office:value-type="float" office:value="1.41817188262939" calcext:value-type="float">
            <text:p>1,41817188262939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" calcext:value-type="float">
            <text:p>69</text:p>
          </table:table-cell>
          <table:table-cell table:formula="of:=SUM([.C33];[.G33];[.K33];[.O33];[.S33];[.W33];[.AA33];[.AE33];[.AI33];[.AM33];[.AQ33]) / [.AW2]" office:value-type="float" office:value="1.15425634384155" calcext:value-type="float">
            <text:p>1,15425634384155</text:p>
          </table:table-cell>
          <table:table-cell table:number-columns-repeated="3"/>
          <table:table-cell table:formula="of:=MAX([.C33];[.G33];[.K33];[.O33];[.S33];[.W33];[.AA33];[.AE33];[.AI33];[.AM33];[.AQ33])" office:value-type="float" office:value="1.41817188262939" calcext:value-type="float">
            <text:p>1,41817188262939</text:p>
          </table:table-cell>
          <table:table-cell table:formula="of:=MIN([.C33];[.G33];[.K33];[.O33];[.S33];[.W33];[.AA33];[.AE33];[.AI33];[.AM33];[.AQ33])" office:value-type="float" office:value="1.08329296112061" calcext:value-type="float">
            <text:p>1,08329296112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2</text:p>
          </table:table-cell>
          <table:table-cell office:value-type="float" office:value="129" calcext:value-type="float">
            <text:p>129</text:p>
          </table:table-cell>
          <table:table-cell office:value-type="float" office:value="0.864234209060669" calcext:value-type="float">
            <text:p>0,864234209060669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9" calcext:value-type="float">
            <text:p>129</text:p>
          </table:table-cell>
          <table:table-cell office:value-type="float" office:value="0.901865243911743" calcext:value-type="float">
            <text:p>0,901865243911743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9" calcext:value-type="float">
            <text:p>129</text:p>
          </table:table-cell>
          <table:table-cell office:value-type="float" office:value="0.981191635131836" calcext:value-type="float">
            <text:p>0,981191635131836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9" calcext:value-type="float">
            <text:p>129</text:p>
          </table:table-cell>
          <table:table-cell office:value-type="float" office:value="1.15621042251587" calcext:value-type="float">
            <text:p>1,15621042251587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9" calcext:value-type="float">
            <text:p>129</text:p>
          </table:table-cell>
          <table:table-cell office:value-type="float" office:value="0.958180665969849" calcext:value-type="float">
            <text:p>0,958180665969849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9" calcext:value-type="float">
            <text:p>129</text:p>
          </table:table-cell>
          <table:table-cell office:value-type="float" office:value="0.862823009490967" calcext:value-type="float">
            <text:p>0,862823009490967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9" calcext:value-type="float">
            <text:p>129</text:p>
          </table:table-cell>
          <table:table-cell office:value-type="float" office:value="0.883692502975464" calcext:value-type="float">
            <text:p>0,883692502975464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9" calcext:value-type="float">
            <text:p>129</text:p>
          </table:table-cell>
          <table:table-cell office:value-type="float" office:value="0.866060256958008" calcext:value-type="float">
            <text:p>0,86606025695800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9" calcext:value-type="float">
            <text:p>129</text:p>
          </table:table-cell>
          <table:table-cell office:value-type="float" office:value="0.927958726882935" calcext:value-type="float">
            <text:p>0,927958726882935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9" calcext:value-type="float">
            <text:p>129</text:p>
          </table:table-cell>
          <table:table-cell office:value-type="float" office:value="1.01410293579102" calcext:value-type="float">
            <text:p>1,01410293579102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9" calcext:value-type="float">
            <text:p>129</text:p>
          </table:table-cell>
          <table:table-cell office:value-type="float" office:value="1.16462874412537" calcext:value-type="float">
            <text:p>1,16462874412537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29" calcext:value-type="float">
            <text:p>129</text:p>
          </table:table-cell>
          <table:table-cell table:formula="of:=SUM([.C34];[.G34];[.K34];[.O34];[.S34];[.W34];[.AA34];[.AE34];[.AI34];[.AM34];[.AQ34]) / [.AW2]" office:value-type="float" office:value="0.961904395710339" calcext:value-type="float">
            <text:p>0,961904395710339</text:p>
          </table:table-cell>
          <table:table-cell table:number-columns-repeated="3"/>
          <table:table-cell table:formula="of:=MAX([.C34];[.G34];[.K34];[.O34];[.S34];[.W34];[.AA34];[.AE34];[.AI34];[.AM34];[.AQ34])" office:value-type="float" office:value="1.16462874412537" calcext:value-type="float">
            <text:p>1,16462874412537</text:p>
          </table:table-cell>
          <table:table-cell table:formula="of:=MIN([.C34];[.G34];[.K34];[.O34];[.S34];[.W34];[.AA34];[.AE34];[.AI34];[.AM34];[.AQ34])" office:value-type="float" office:value="0.862823009490967" calcext:value-type="float">
            <text:p>0,8628230094909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3</text:p>
          </table:table-cell>
          <table:table-cell office:value-type="float" office:value="114" calcext:value-type="float">
            <text:p>114</text:p>
          </table:table-cell>
          <table:table-cell office:value-type="float" office:value="1.40728139877319" calcext:value-type="float">
            <text:p>1,40728139877319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14" calcext:value-type="float">
            <text:p>114</text:p>
          </table:table-cell>
          <table:table-cell office:value-type="float" office:value="1.41876673698425" calcext:value-type="float">
            <text:p>1,4187667369842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14" calcext:value-type="float">
            <text:p>114</text:p>
          </table:table-cell>
          <table:table-cell office:value-type="float" office:value="1.33302927017212" calcext:value-type="float">
            <text:p>1,33302927017212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14" calcext:value-type="float">
            <text:p>114</text:p>
          </table:table-cell>
          <table:table-cell office:value-type="float" office:value="1.67117857933044" calcext:value-type="float">
            <text:p>1,67117857933044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14" calcext:value-type="float">
            <text:p>114</text:p>
          </table:table-cell>
          <table:table-cell office:value-type="float" office:value="1.34209775924683" calcext:value-type="float">
            <text:p>1,34209775924683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14" calcext:value-type="float">
            <text:p>114</text:p>
          </table:table-cell>
          <table:table-cell office:value-type="float" office:value="1.38168621063232" calcext:value-type="float">
            <text:p>1,38168621063232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14" calcext:value-type="float">
            <text:p>114</text:p>
          </table:table-cell>
          <table:table-cell office:value-type="float" office:value="1.33178758621216" calcext:value-type="float">
            <text:p>1,33178758621216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14" calcext:value-type="float">
            <text:p>114</text:p>
          </table:table-cell>
          <table:table-cell office:value-type="float" office:value="1.40531277656555" calcext:value-type="float">
            <text:p>1,4053127765655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14" calcext:value-type="float">
            <text:p>114</text:p>
          </table:table-cell>
          <table:table-cell office:value-type="float" office:value="1.31774544715881" calcext:value-type="float">
            <text:p>1,31774544715881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14" calcext:value-type="float">
            <text:p>114</text:p>
          </table:table-cell>
          <table:table-cell office:value-type="float" office:value="1.3954451084137" calcext:value-type="float">
            <text:p>1,3954451084137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14" calcext:value-type="float">
            <text:p>114</text:p>
          </table:table-cell>
          <table:table-cell office:value-type="float" office:value="1.38133525848389" calcext:value-type="float">
            <text:p>1,38133525848389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14" calcext:value-type="float">
            <text:p>114</text:p>
          </table:table-cell>
          <table:table-cell table:formula="of:=SUM([.C35];[.G35];[.K35];[.O35];[.S35];[.W35];[.AA35];[.AE35];[.AI35];[.AM35];[.AQ35]) / [.AW2]" office:value-type="float" office:value="1.39869692108848" calcext:value-type="float">
            <text:p>1,39869692108848</text:p>
          </table:table-cell>
          <table:table-cell table:number-columns-repeated="3"/>
          <table:table-cell table:formula="of:=MAX([.C35];[.G35];[.K35];[.O35];[.S35];[.W35];[.AA35];[.AE35];[.AI35];[.AM35];[.AQ35])" office:value-type="float" office:value="1.67117857933044" calcext:value-type="float">
            <text:p>1,67117857933044</text:p>
          </table:table-cell>
          <table:table-cell table:formula="of:=MIN([.C35];[.G35];[.K35];[.O35];[.S35];[.W35];[.AA35];[.AE35];[.AI35];[.AM35];[.AQ35])" office:value-type="float" office:value="1.31774544715881" calcext:value-type="float">
            <text:p>1,31774544715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4</text:p>
          </table:table-cell>
          <table:table-cell office:value-type="float" office:value="4" calcext:value-type="float">
            <text:p>4</text:p>
          </table:table-cell>
          <table:table-cell office:value-type="float" office:value="0.984562397003174" calcext:value-type="float">
            <text:p>0,984562397003174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4" calcext:value-type="float">
            <text:p>4</text:p>
          </table:table-cell>
          <table:table-cell office:value-type="float" office:value="0.845645666122437" calcext:value-type="float">
            <text:p>0,845645666122437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4" calcext:value-type="float">
            <text:p>4</text:p>
          </table:table-cell>
          <table:table-cell office:value-type="float" office:value="0.90885066986084" calcext:value-type="float">
            <text:p>0,90885066986084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4" calcext:value-type="float">
            <text:p>4</text:p>
          </table:table-cell>
          <table:table-cell office:value-type="float" office:value="0.881254196166992" calcext:value-type="float">
            <text:p>0,881254196166992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4" calcext:value-type="float">
            <text:p>4</text:p>
          </table:table-cell>
          <table:table-cell office:value-type="float" office:value="0.906469345092773" calcext:value-type="float">
            <text:p>0,906469345092773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4" calcext:value-type="float">
            <text:p>4</text:p>
          </table:table-cell>
          <table:table-cell office:value-type="float" office:value="0.827216386795044" calcext:value-type="float">
            <text:p>0,827216386795044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4" calcext:value-type="float">
            <text:p>4</text:p>
          </table:table-cell>
          <table:table-cell office:value-type="float" office:value="0.837742328643799" calcext:value-type="float">
            <text:p>0,837742328643799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4" calcext:value-type="float">
            <text:p>4</text:p>
          </table:table-cell>
          <table:table-cell office:value-type="float" office:value="0.816227197647095" calcext:value-type="float">
            <text:p>0,816227197647095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4" calcext:value-type="float">
            <text:p>4</text:p>
          </table:table-cell>
          <table:table-cell office:value-type="float" office:value="0.871611833572388" calcext:value-type="float">
            <text:p>0,871611833572388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4" calcext:value-type="float">
            <text:p>4</text:p>
          </table:table-cell>
          <table:table-cell office:value-type="float" office:value="0.977717876434326" calcext:value-type="float">
            <text:p>0,977717876434326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4" calcext:value-type="float">
            <text:p>4</text:p>
          </table:table-cell>
          <table:table-cell office:value-type="float" office:value="0.98369550704956" calcext:value-type="float">
            <text:p>0,98369550704956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4" calcext:value-type="float">
            <text:p>4</text:p>
          </table:table-cell>
          <table:table-cell table:formula="of:=SUM([.C36];[.G36];[.K36];[.O36];[.S36];[.W36];[.AA36];[.AE36];[.AI36];[.AM36];[.AQ36]) / [.AW2]" office:value-type="float" office:value="0.894635764035312" calcext:value-type="float">
            <text:p>0,894635764035312</text:p>
          </table:table-cell>
          <table:table-cell table:number-columns-repeated="3"/>
          <table:table-cell table:formula="of:=MAX([.C36];[.G36];[.K36];[.O36];[.S36];[.W36];[.AA36];[.AE36];[.AI36];[.AM36];[.AQ36])" office:value-type="float" office:value="0.984562397003174" calcext:value-type="float">
            <text:p>0,984562397003174</text:p>
          </table:table-cell>
          <table:table-cell table:formula="of:=MIN([.C36];[.G36];[.K36];[.O36];[.S36];[.W36];[.AA36];[.AE36];[.AI36];[.AM36];[.AQ36])" office:value-type="float" office:value="0.816227197647095" calcext:value-type="float">
            <text:p>0,816227197647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5</text:p>
          </table:table-cell>
          <table:table-cell office:value-type="float" office:value="1444" calcext:value-type="float">
            <text:p>1444</text:p>
          </table:table-cell>
          <table:table-cell office:value-type="float" office:value="1.07786703109741" calcext:value-type="float">
            <text:p>1,0778670310974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44" calcext:value-type="float">
            <text:p>1444</text:p>
          </table:table-cell>
          <table:table-cell office:value-type="float" office:value="1.21962761878967" calcext:value-type="float">
            <text:p>1,21962761878967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44" calcext:value-type="float">
            <text:p>1444</text:p>
          </table:table-cell>
          <table:table-cell office:value-type="float" office:value="1.10993552207947" calcext:value-type="float">
            <text:p>1,10993552207947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44" calcext:value-type="float">
            <text:p>1444</text:p>
          </table:table-cell>
          <table:table-cell office:value-type="float" office:value="1.11963534355164" calcext:value-type="float">
            <text:p>1,11963534355164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44" calcext:value-type="float">
            <text:p>1444</text:p>
          </table:table-cell>
          <table:table-cell office:value-type="float" office:value="1.08966827392578" calcext:value-type="float">
            <text:p>1,08966827392578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44" calcext:value-type="float">
            <text:p>1444</text:p>
          </table:table-cell>
          <table:table-cell office:value-type="float" office:value="1.07299065589905" calcext:value-type="float">
            <text:p>1,07299065589905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44" calcext:value-type="float">
            <text:p>1444</text:p>
          </table:table-cell>
          <table:table-cell office:value-type="float" office:value="1.06229686737061" calcext:value-type="float">
            <text:p>1,0622968673706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44" calcext:value-type="float">
            <text:p>1444</text:p>
          </table:table-cell>
          <table:table-cell office:value-type="float" office:value="1.05553913116455" calcext:value-type="float">
            <text:p>1,05553913116455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44" calcext:value-type="float">
            <text:p>1444</text:p>
          </table:table-cell>
          <table:table-cell office:value-type="float" office:value="1.01012229919434" calcext:value-type="float">
            <text:p>1,01012229919434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44" calcext:value-type="float">
            <text:p>1444</text:p>
          </table:table-cell>
          <table:table-cell office:value-type="float" office:value="1.29164958000183" calcext:value-type="float">
            <text:p>1,29164958000183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44" calcext:value-type="float">
            <text:p>1444</text:p>
          </table:table-cell>
          <table:table-cell office:value-type="float" office:value="1.15640020370483" calcext:value-type="float">
            <text:p>1,15640020370483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444" calcext:value-type="float">
            <text:p>1444</text:p>
          </table:table-cell>
          <table:table-cell table:formula="of:=SUM([.C37];[.G37];[.K37];[.O37];[.S37];[.W37];[.AA37];[.AE37];[.AI37];[.AM37];[.AQ37]) / [.AW2]" office:value-type="float" office:value="1.11506659334356" calcext:value-type="float">
            <text:p>1,11506659334356</text:p>
          </table:table-cell>
          <table:table-cell table:number-columns-repeated="3"/>
          <table:table-cell table:formula="of:=MAX([.C37];[.G37];[.K37];[.O37];[.S37];[.W37];[.AA37];[.AE37];[.AI37];[.AM37];[.AQ37])" office:value-type="float" office:value="1.29164958000183" calcext:value-type="float">
            <text:p>1,29164958000183</text:p>
          </table:table-cell>
          <table:table-cell table:formula="of:=MIN([.C37];[.G37];[.K37];[.O37];[.S37];[.W37];[.AA37];[.AE37];[.AI37];[.AM37];[.AQ37])" office:value-type="float" office:value="1.01012229919434" calcext:value-type="float">
            <text:p>1,010122299194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6</text:p>
          </table:table-cell>
          <table:table-cell office:value-type="float" office:value="1456" calcext:value-type="float">
            <text:p>1456</text:p>
          </table:table-cell>
          <table:table-cell office:value-type="float" office:value="1.07665872573853" calcext:value-type="float">
            <text:p>1,07665872573853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456" calcext:value-type="float">
            <text:p>1456</text:p>
          </table:table-cell>
          <table:table-cell office:value-type="float" office:value="1.04505014419556" calcext:value-type="float">
            <text:p>1,04505014419556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456" calcext:value-type="float">
            <text:p>1456</text:p>
          </table:table-cell>
          <table:table-cell office:value-type="float" office:value="1.15552473068237" calcext:value-type="float">
            <text:p>1,15552473068237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456" calcext:value-type="float">
            <text:p>1456</text:p>
          </table:table-cell>
          <table:table-cell office:value-type="float" office:value="1.18998527526855" calcext:value-type="float">
            <text:p>1,18998527526855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456" calcext:value-type="float">
            <text:p>1456</text:p>
          </table:table-cell>
          <table:table-cell office:value-type="float" office:value="1.082759141922" calcext:value-type="float">
            <text:p>1,082759141922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456" calcext:value-type="float">
            <text:p>1456</text:p>
          </table:table-cell>
          <table:table-cell office:value-type="float" office:value="1.08897566795349" calcext:value-type="float">
            <text:p>1,08897566795349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456" calcext:value-type="float">
            <text:p>1456</text:p>
          </table:table-cell>
          <table:table-cell office:value-type="float" office:value="1.07606935501099" calcext:value-type="float">
            <text:p>1,07606935501099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456" calcext:value-type="float">
            <text:p>1456</text:p>
          </table:table-cell>
          <table:table-cell office:value-type="float" office:value="1.14275693893433" calcext:value-type="float">
            <text:p>1,14275693893433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456" calcext:value-type="float">
            <text:p>1456</text:p>
          </table:table-cell>
          <table:table-cell office:value-type="float" office:value="1.1118049621582" calcext:value-type="float">
            <text:p>1,1118049621582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456" calcext:value-type="float">
            <text:p>1456</text:p>
          </table:table-cell>
          <table:table-cell office:value-type="float" office:value="1.01619291305542" calcext:value-type="float">
            <text:p>1,01619291305542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456" calcext:value-type="float">
            <text:p>1456</text:p>
          </table:table-cell>
          <table:table-cell office:value-type="float" office:value="1.11592507362366" calcext:value-type="float">
            <text:p>1,11592507362366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456" calcext:value-type="float">
            <text:p>1456</text:p>
          </table:table-cell>
          <table:table-cell table:formula="of:=SUM([.C38];[.G38];[.K38];[.O38];[.S38];[.W38];[.AA38];[.AE38];[.AI38];[.AM38];[.AQ38]) / [.AW2]" office:value-type="float" office:value="1.10015481168574" calcext:value-type="float">
            <text:p>1,10015481168574</text:p>
          </table:table-cell>
          <table:table-cell table:number-columns-repeated="3"/>
          <table:table-cell table:formula="of:=MAX([.C38];[.G38];[.K38];[.O38];[.S38];[.W38];[.AA38];[.AE38];[.AI38];[.AM38];[.AQ38])" office:value-type="float" office:value="1.18998527526855" calcext:value-type="float">
            <text:p>1,18998527526855</text:p>
          </table:table-cell>
          <table:table-cell table:formula="of:=MIN([.C38];[.G38];[.K38];[.O38];[.S38];[.W38];[.AA38];[.AE38];[.AI38];[.AM38];[.AQ38])" office:value-type="float" office:value="1.01619291305542" calcext:value-type="float">
            <text:p>1,01619291305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7</text:p>
          </table:table-cell>
          <table:table-cell office:value-type="float" office:value="28" calcext:value-type="float">
            <text:p>28</text:p>
          </table:table-cell>
          <table:table-cell office:value-type="float" office:value="1.37775659561157" calcext:value-type="float">
            <text:p>1,37775659561157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8" calcext:value-type="float">
            <text:p>28</text:p>
          </table:table-cell>
          <table:table-cell office:value-type="float" office:value="1.42350673675537" calcext:value-type="float">
            <text:p>1,42350673675537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8" calcext:value-type="float">
            <text:p>28</text:p>
          </table:table-cell>
          <table:table-cell office:value-type="float" office:value="1.32805418968201" calcext:value-type="float">
            <text:p>1,32805418968201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8" calcext:value-type="float">
            <text:p>28</text:p>
          </table:table-cell>
          <table:table-cell office:value-type="float" office:value="1.3003466129303" calcext:value-type="float">
            <text:p>1,3003466129303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8" calcext:value-type="float">
            <text:p>28</text:p>
          </table:table-cell>
          <table:table-cell office:value-type="float" office:value="1.27607297897339" calcext:value-type="float">
            <text:p>1,27607297897339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8" calcext:value-type="float">
            <text:p>28</text:p>
          </table:table-cell>
          <table:table-cell office:value-type="float" office:value="1.33955717086792" calcext:value-type="float">
            <text:p>1,33955717086792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8" calcext:value-type="float">
            <text:p>28</text:p>
          </table:table-cell>
          <table:table-cell office:value-type="float" office:value="1.45502233505249" calcext:value-type="float">
            <text:p>1,45502233505249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8" calcext:value-type="float">
            <text:p>28</text:p>
          </table:table-cell>
          <table:table-cell office:value-type="float" office:value="1.28373670578003" calcext:value-type="float">
            <text:p>1,28373670578003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8" calcext:value-type="float">
            <text:p>28</text:p>
          </table:table-cell>
          <table:table-cell office:value-type="float" office:value="1.43648314476013" calcext:value-type="float">
            <text:p>1,43648314476013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8" calcext:value-type="float">
            <text:p>28</text:p>
          </table:table-cell>
          <table:table-cell office:value-type="float" office:value="1.39401459693909" calcext:value-type="float">
            <text:p>1,39401459693909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8" calcext:value-type="float">
            <text:p>28</text:p>
          </table:table-cell>
          <table:table-cell office:value-type="float" office:value="1.29128050804138" calcext:value-type="float">
            <text:p>1,2912805080413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28" calcext:value-type="float">
            <text:p>28</text:p>
          </table:table-cell>
          <table:table-cell table:formula="of:=SUM([.C39];[.G39];[.K39];[.O39];[.S39];[.W39];[.AA39];[.AE39];[.AI39];[.AM39];[.AQ39]) / [.AW2]" office:value-type="float" office:value="1.35507559776306" calcext:value-type="float">
            <text:p>1,35507559776306</text:p>
          </table:table-cell>
          <table:table-cell table:number-columns-repeated="3"/>
          <table:table-cell table:formula="of:=MAX([.C39];[.G39];[.K39];[.O39];[.S39];[.W39];[.AA39];[.AE39];[.AI39];[.AM39];[.AQ39])" office:value-type="float" office:value="1.45502233505249" calcext:value-type="float">
            <text:p>1,45502233505249</text:p>
          </table:table-cell>
          <table:table-cell table:formula="of:=MIN([.C39];[.G39];[.K39];[.O39];[.S39];[.W39];[.AA39];[.AE39];[.AI39];[.AM39];[.AQ39])" office:value-type="float" office:value="1.27607297897339" calcext:value-type="float">
            <text:p>1,276072978973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8</text:p>
          </table:table-cell>
          <table:table-cell office:value-type="float" office:value="25" calcext:value-type="float">
            <text:p>25</text:p>
          </table:table-cell>
          <table:table-cell office:value-type="float" office:value="0.789458751678467" calcext:value-type="float">
            <text:p>0,789458751678467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25" calcext:value-type="float">
            <text:p>25</text:p>
          </table:table-cell>
          <table:table-cell office:value-type="float" office:value="0.71666431427002" calcext:value-type="float">
            <text:p>0,71666431427002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25" calcext:value-type="float">
            <text:p>25</text:p>
          </table:table-cell>
          <table:table-cell office:value-type="float" office:value="0.738376379013062" calcext:value-type="float">
            <text:p>0,738376379013062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25" calcext:value-type="float">
            <text:p>25</text:p>
          </table:table-cell>
          <table:table-cell office:value-type="float" office:value="0.783758878707886" calcext:value-type="float">
            <text:p>0,783758878707886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25" calcext:value-type="float">
            <text:p>25</text:p>
          </table:table-cell>
          <table:table-cell office:value-type="float" office:value="0.825665473937988" calcext:value-type="float">
            <text:p>0,825665473937988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25" calcext:value-type="float">
            <text:p>25</text:p>
          </table:table-cell>
          <table:table-cell office:value-type="float" office:value="0.737054109573364" calcext:value-type="float">
            <text:p>0,737054109573364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25" calcext:value-type="float">
            <text:p>25</text:p>
          </table:table-cell>
          <table:table-cell office:value-type="float" office:value="0.769175052642822" calcext:value-type="float">
            <text:p>0,769175052642822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25" calcext:value-type="float">
            <text:p>25</text:p>
          </table:table-cell>
          <table:table-cell office:value-type="float" office:value="0.794885396957397" calcext:value-type="float">
            <text:p>0,794885396957397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25" calcext:value-type="float">
            <text:p>25</text:p>
          </table:table-cell>
          <table:table-cell office:value-type="float" office:value="0.73984956741333" calcext:value-type="float">
            <text:p>0,73984956741333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25" calcext:value-type="float">
            <text:p>25</text:p>
          </table:table-cell>
          <table:table-cell office:value-type="float" office:value="0.826788425445556" calcext:value-type="float">
            <text:p>0,826788425445556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25" calcext:value-type="float">
            <text:p>25</text:p>
          </table:table-cell>
          <table:table-cell office:value-type="float" office:value="0.72235369682312" calcext:value-type="float">
            <text:p>0,72235369682312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25" calcext:value-type="float">
            <text:p>25</text:p>
          </table:table-cell>
          <table:table-cell table:formula="of:=SUM([.C40];[.G40];[.K40];[.O40];[.S40];[.W40];[.AA40];[.AE40];[.AI40];[.AM40];[.AQ40]) / [.AW2]" office:value-type="float" office:value="0.767639095133001" calcext:value-type="float">
            <text:p>0,767639095133001</text:p>
          </table:table-cell>
          <table:table-cell table:number-columns-repeated="3"/>
          <table:table-cell table:formula="of:=MAX([.C40];[.G40];[.K40];[.O40];[.S40];[.W40];[.AA40];[.AE40];[.AI40];[.AM40];[.AQ40])" office:value-type="float" office:value="0.826788425445556" calcext:value-type="float">
            <text:p>0,826788425445556</text:p>
          </table:table-cell>
          <table:table-cell table:formula="of:=MIN([.C40];[.G40];[.K40];[.O40];[.S40];[.W40];[.AA40];[.AE40];[.AI40];[.AM40];[.AQ40])" office:value-type="float" office:value="0.71666431427002" calcext:value-type="float">
            <text:p>0,71666431427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9</text:p>
          </table:table-cell>
          <table:table-cell office:value-type="float" office:value="41" calcext:value-type="float">
            <text:p>41</text:p>
          </table:table-cell>
          <table:table-cell office:value-type="float" office:value="1.17201828956604" calcext:value-type="float">
            <text:p>1,17201828956604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41" calcext:value-type="float">
            <text:p>41</text:p>
          </table:table-cell>
          <table:table-cell office:value-type="float" office:value="1.15748023986816" calcext:value-type="float">
            <text:p>1,15748023986816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41" calcext:value-type="float">
            <text:p>41</text:p>
          </table:table-cell>
          <table:table-cell office:value-type="float" office:value="1.08838105201721" calcext:value-type="float">
            <text:p>1,08838105201721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41" calcext:value-type="float">
            <text:p>41</text:p>
          </table:table-cell>
          <table:table-cell office:value-type="float" office:value="1.07804846763611" calcext:value-type="float">
            <text:p>1,07804846763611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41" calcext:value-type="float">
            <text:p>41</text:p>
          </table:table-cell>
          <table:table-cell office:value-type="float" office:value="1.11523532867432" calcext:value-type="float">
            <text:p>1,11523532867432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41" calcext:value-type="float">
            <text:p>41</text:p>
          </table:table-cell>
          <table:table-cell office:value-type="float" office:value="1.10304021835327" calcext:value-type="float">
            <text:p>1,10304021835327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41" calcext:value-type="float">
            <text:p>41</text:p>
          </table:table-cell>
          <table:table-cell office:value-type="float" office:value="1.00005435943604" calcext:value-type="float">
            <text:p>1,00005435943604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41" calcext:value-type="float">
            <text:p>41</text:p>
          </table:table-cell>
          <table:table-cell office:value-type="float" office:value="1.15925598144531" calcext:value-type="float">
            <text:p>1,15925598144531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41" calcext:value-type="float">
            <text:p>41</text:p>
          </table:table-cell>
          <table:table-cell office:value-type="float" office:value="1.0671067237854" calcext:value-type="float">
            <text:p>1,0671067237854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41" calcext:value-type="float">
            <text:p>41</text:p>
          </table:table-cell>
          <table:table-cell office:value-type="float" office:value="1.14381790161133" calcext:value-type="float">
            <text:p>1,14381790161133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41" calcext:value-type="float">
            <text:p>41</text:p>
          </table:table-cell>
          <table:table-cell office:value-type="float" office:value="1.12306380271912" calcext:value-type="float">
            <text:p>1,12306380271912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41" calcext:value-type="float">
            <text:p>41</text:p>
          </table:table-cell>
          <table:table-cell table:formula="of:=SUM([.C41];[.G41];[.K41];[.O41];[.S41];[.W41];[.AA41];[.AE41];[.AI41];[.AM41];[.AQ41]) / [.AW2]" office:value-type="float" office:value="1.10977294228294" calcext:value-type="float">
            <text:p>1,10977294228294</text:p>
          </table:table-cell>
          <table:table-cell table:number-columns-repeated="3"/>
          <table:table-cell table:formula="of:=MAX([.C41];[.G41];[.K41];[.O41];[.S41];[.W41];[.AA41];[.AE41];[.AI41];[.AM41];[.AQ41])" office:value-type="float" office:value="1.17201828956604" calcext:value-type="float">
            <text:p>1,17201828956604</text:p>
          </table:table-cell>
          <table:table-cell table:formula="of:=MIN([.C41];[.G41];[.K41];[.O41];[.S41];[.W41];[.AA41];[.AE41];[.AI41];[.AM41];[.AQ41])" office:value-type="float" office:value="1.00005435943604" calcext:value-type="float">
            <text:p>1,00005435943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0</text:p>
          </table:table-cell>
          <table:table-cell office:value-type="float" office:value="25" calcext:value-type="float">
            <text:p>25</text:p>
          </table:table-cell>
          <table:table-cell office:value-type="float" office:value="0.977953433990478" calcext:value-type="float">
            <text:p>0,977953433990478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25" calcext:value-type="float">
            <text:p>25</text:p>
          </table:table-cell>
          <table:table-cell office:value-type="float" office:value="0.971303939819336" calcext:value-type="float">
            <text:p>0,971303939819336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25" calcext:value-type="float">
            <text:p>25</text:p>
          </table:table-cell>
          <table:table-cell office:value-type="float" office:value="0.968396902084351" calcext:value-type="float">
            <text:p>0,968396902084351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25" calcext:value-type="float">
            <text:p>25</text:p>
          </table:table-cell>
          <table:table-cell office:value-type="float" office:value="0.924389600753784" calcext:value-type="float">
            <text:p>0,924389600753784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25" calcext:value-type="float">
            <text:p>25</text:p>
          </table:table-cell>
          <table:table-cell office:value-type="float" office:value="0.963463068008423" calcext:value-type="float">
            <text:p>0,963463068008423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25" calcext:value-type="float">
            <text:p>25</text:p>
          </table:table-cell>
          <table:table-cell office:value-type="float" office:value="1.02987599372864" calcext:value-type="float">
            <text:p>1,02987599372864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25" calcext:value-type="float">
            <text:p>25</text:p>
          </table:table-cell>
          <table:table-cell office:value-type="float" office:value="0.937761545181274" calcext:value-type="float">
            <text:p>0,937761545181274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25" calcext:value-type="float">
            <text:p>25</text:p>
          </table:table-cell>
          <table:table-cell office:value-type="float" office:value="0.957157611846924" calcext:value-type="float">
            <text:p>0,957157611846924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25" calcext:value-type="float">
            <text:p>25</text:p>
          </table:table-cell>
          <table:table-cell office:value-type="float" office:value="0.959518671035767" calcext:value-type="float">
            <text:p>0,959518671035767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25" calcext:value-type="float">
            <text:p>25</text:p>
          </table:table-cell>
          <table:table-cell office:value-type="float" office:value="0.982704401016235" calcext:value-type="float">
            <text:p>0,982704401016235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25" calcext:value-type="float">
            <text:p>25</text:p>
          </table:table-cell>
          <table:table-cell office:value-type="float" office:value="1.07631802558899" calcext:value-type="float">
            <text:p>1,07631802558899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25" calcext:value-type="float">
            <text:p>25</text:p>
          </table:table-cell>
          <table:table-cell table:formula="of:=SUM([.C42];[.G42];[.K42];[.O42];[.S42];[.W42];[.AA42];[.AE42];[.AI42];[.AM42];[.AQ42]) / [.AW2]" office:value-type="float" office:value="0.977167563004927" calcext:value-type="float">
            <text:p>0,977167563004927</text:p>
          </table:table-cell>
          <table:table-cell table:number-columns-repeated="3"/>
          <table:table-cell table:formula="of:=MAX([.C42];[.G42];[.K42];[.O42];[.S42];[.W42];[.AA42];[.AE42];[.AI42];[.AM42];[.AQ42])" office:value-type="float" office:value="1.07631802558899" calcext:value-type="float">
            <text:p>1,07631802558899</text:p>
          </table:table-cell>
          <table:table-cell table:formula="of:=MIN([.C42];[.G42];[.K42];[.O42];[.S42];[.W42];[.AA42];[.AE42];[.AI42];[.AM42];[.AQ42])" office:value-type="float" office:value="0.924389600753784" calcext:value-type="float">
            <text:p>0,924389600753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1</text:p>
          </table:table-cell>
          <table:table-cell office:value-type="float" office:value="50" calcext:value-type="float">
            <text:p>50</text:p>
          </table:table-cell>
          <table:table-cell office:value-type="float" office:value="1.83580207824707" calcext:value-type="float">
            <text:p>1,8358020782470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50" calcext:value-type="float">
            <text:p>50</text:p>
          </table:table-cell>
          <table:table-cell office:value-type="float" office:value="2.43503069877625" calcext:value-type="float">
            <text:p>2,43503069877625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50" calcext:value-type="float">
            <text:p>50</text:p>
          </table:table-cell>
          <table:table-cell office:value-type="float" office:value="1.85752987861633" calcext:value-type="float">
            <text:p>1,85752987861633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50" calcext:value-type="float">
            <text:p>50</text:p>
          </table:table-cell>
          <table:table-cell office:value-type="float" office:value="1.82984352111816" calcext:value-type="float">
            <text:p>1,82984352111816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50" calcext:value-type="float">
            <text:p>50</text:p>
          </table:table-cell>
          <table:table-cell office:value-type="float" office:value="1.92795705795288" calcext:value-type="float">
            <text:p>1,92795705795288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50" calcext:value-type="float">
            <text:p>50</text:p>
          </table:table-cell>
          <table:table-cell office:value-type="float" office:value="1.99414300918579" calcext:value-type="float">
            <text:p>1,99414300918579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50" calcext:value-type="float">
            <text:p>50</text:p>
          </table:table-cell>
          <table:table-cell office:value-type="float" office:value="1.86246752738953" calcext:value-type="float">
            <text:p>1,86246752738953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50" calcext:value-type="float">
            <text:p>50</text:p>
          </table:table-cell>
          <table:table-cell office:value-type="float" office:value="1.8485095500946" calcext:value-type="float">
            <text:p>1,8485095500946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50" calcext:value-type="float">
            <text:p>50</text:p>
          </table:table-cell>
          <table:table-cell office:value-type="float" office:value="2.3939938545227" calcext:value-type="float">
            <text:p>2,393993854522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50" calcext:value-type="float">
            <text:p>50</text:p>
          </table:table-cell>
          <table:table-cell office:value-type="float" office:value="1.84241962432861" calcext:value-type="float">
            <text:p>1,84241962432861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50" calcext:value-type="float">
            <text:p>50</text:p>
          </table:table-cell>
          <table:table-cell office:value-type="float" office:value="1.93432712554932" calcext:value-type="float">
            <text:p>1,93432712554932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50" calcext:value-type="float">
            <text:p>50</text:p>
          </table:table-cell>
          <table:table-cell table:formula="of:=SUM([.C43];[.G43];[.K43];[.O43];[.S43];[.W43];[.AA43];[.AE43];[.AI43];[.AM43];[.AQ43]) / [.AW2]" office:value-type="float" office:value="1.97836581143466" calcext:value-type="float">
            <text:p>1,97836581143466</text:p>
          </table:table-cell>
          <table:table-cell table:number-columns-repeated="3"/>
          <table:table-cell table:formula="of:=MAX([.C43];[.G43];[.K43];[.O43];[.S43];[.W43];[.AA43];[.AE43];[.AI43];[.AM43];[.AQ43])" office:value-type="float" office:value="2.43503069877625" calcext:value-type="float">
            <text:p>2,43503069877625</text:p>
          </table:table-cell>
          <table:table-cell table:formula="of:=MIN([.C43];[.G43];[.K43];[.O43];[.S43];[.W43];[.AA43];[.AE43];[.AI43];[.AM43];[.AQ43])" office:value-type="float" office:value="1.82984352111816" calcext:value-type="float">
            <text:p>1,82984352111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2</text:p>
          </table:table-cell>
          <table:table-cell office:value-type="float" office:value="74" calcext:value-type="float">
            <text:p>74</text:p>
          </table:table-cell>
          <table:table-cell office:value-type="float" office:value="1.65330505371094" calcext:value-type="float">
            <text:p>1,65330505371094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74" calcext:value-type="float">
            <text:p>74</text:p>
          </table:table-cell>
          <table:table-cell office:value-type="float" office:value="1.66504502296448" calcext:value-type="float">
            <text:p>1,66504502296448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74" calcext:value-type="float">
            <text:p>74</text:p>
          </table:table-cell>
          <table:table-cell office:value-type="float" office:value="1.47272086143494" calcext:value-type="float">
            <text:p>1,47272086143494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74" calcext:value-type="float">
            <text:p>74</text:p>
          </table:table-cell>
          <table:table-cell office:value-type="float" office:value="1.48752999305725" calcext:value-type="float">
            <text:p>1,48752999305725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74" calcext:value-type="float">
            <text:p>74</text:p>
          </table:table-cell>
          <table:table-cell office:value-type="float" office:value="1.47068095207214" calcext:value-type="float">
            <text:p>1,47068095207214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74" calcext:value-type="float">
            <text:p>74</text:p>
          </table:table-cell>
          <table:table-cell office:value-type="float" office:value="1.58855557441711" calcext:value-type="float">
            <text:p>1,58855557441711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74" calcext:value-type="float">
            <text:p>74</text:p>
          </table:table-cell>
          <table:table-cell office:value-type="float" office:value="1.51306676864624" calcext:value-type="float">
            <text:p>1,51306676864624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74" calcext:value-type="float">
            <text:p>74</text:p>
          </table:table-cell>
          <table:table-cell office:value-type="float" office:value="1.48638439178467" calcext:value-type="float">
            <text:p>1,4863843917846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74" calcext:value-type="float">
            <text:p>74</text:p>
          </table:table-cell>
          <table:table-cell office:value-type="float" office:value="1.56203174591064" calcext:value-type="float">
            <text:p>1,56203174591064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74" calcext:value-type="float">
            <text:p>74</text:p>
          </table:table-cell>
          <table:table-cell office:value-type="float" office:value="1.59546732902527" calcext:value-type="float">
            <text:p>1,5954673290252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74" calcext:value-type="float">
            <text:p>74</text:p>
          </table:table-cell>
          <table:table-cell office:value-type="float" office:value="1.4286527633667" calcext:value-type="float">
            <text:p>1,428652763366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74" calcext:value-type="float">
            <text:p>74</text:p>
          </table:table-cell>
          <table:table-cell table:formula="of:=SUM([.C44];[.G44];[.K44];[.O44];[.S44];[.W44];[.AA44];[.AE44];[.AI44];[.AM44];[.AQ44]) / [.AW2]" office:value-type="float" office:value="1.53849458694458" calcext:value-type="float">
            <text:p>1,53849458694458</text:p>
          </table:table-cell>
          <table:table-cell table:number-columns-repeated="3"/>
          <table:table-cell table:formula="of:=MAX([.C44];[.G44];[.K44];[.O44];[.S44];[.W44];[.AA44];[.AE44];[.AI44];[.AM44];[.AQ44])" office:value-type="float" office:value="1.66504502296448" calcext:value-type="float">
            <text:p>1,66504502296448</text:p>
          </table:table-cell>
          <table:table-cell table:formula="of:=MIN([.C44];[.G44];[.K44];[.O44];[.S44];[.W44];[.AA44];[.AE44];[.AI44];[.AM44];[.AQ44])" office:value-type="float" office:value="1.4286527633667" calcext:value-type="float">
            <text:p>1,4286527633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3</text:p>
          </table:table-cell>
          <table:table-cell office:value-type="float" office:value="44435" calcext:value-type="float">
            <text:p>44435</text:p>
          </table:table-cell>
          <table:table-cell office:value-type="float" office:value="2.38017821311951" calcext:value-type="float">
            <text:p>2,38017821311951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4435" calcext:value-type="float">
            <text:p>44435</text:p>
          </table:table-cell>
          <table:table-cell office:value-type="float" office:value="2.42851543426514" calcext:value-type="float">
            <text:p>2,42851543426514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4435" calcext:value-type="float">
            <text:p>44435</text:p>
          </table:table-cell>
          <table:table-cell office:value-type="float" office:value="2.24436473846436" calcext:value-type="float">
            <text:p>2,24436473846436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4435" calcext:value-type="float">
            <text:p>44435</text:p>
          </table:table-cell>
          <table:table-cell office:value-type="float" office:value="2.25089693069458" calcext:value-type="float">
            <text:p>2,25089693069458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4435" calcext:value-type="float">
            <text:p>44435</text:p>
          </table:table-cell>
          <table:table-cell office:value-type="float" office:value="2.3036482334137" calcext:value-type="float">
            <text:p>2,3036482334137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4435" calcext:value-type="float">
            <text:p>44435</text:p>
          </table:table-cell>
          <table:table-cell office:value-type="float" office:value="2.28907704353333" calcext:value-type="float">
            <text:p>2,28907704353333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4435" calcext:value-type="float">
            <text:p>44435</text:p>
          </table:table-cell>
          <table:table-cell office:value-type="float" office:value="2.23754835128784" calcext:value-type="float">
            <text:p>2,23754835128784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4435" calcext:value-type="float">
            <text:p>44435</text:p>
          </table:table-cell>
          <table:table-cell office:value-type="float" office:value="2.21606731414795" calcext:value-type="float">
            <text:p>2,21606731414795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4435" calcext:value-type="float">
            <text:p>44435</text:p>
          </table:table-cell>
          <table:table-cell office:value-type="float" office:value="2.24369049072266" calcext:value-type="float">
            <text:p>2,24369049072266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4435" calcext:value-type="float">
            <text:p>44435</text:p>
          </table:table-cell>
          <table:table-cell office:value-type="float" office:value="2.2908444404602" calcext:value-type="float">
            <text:p>2,2908444404602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4435" calcext:value-type="float">
            <text:p>44435</text:p>
          </table:table-cell>
          <table:table-cell office:value-type="float" office:value="2.25848984718323" calcext:value-type="float">
            <text:p>2,25848984718323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44435" calcext:value-type="float">
            <text:p>44435</text:p>
          </table:table-cell>
          <table:table-cell table:formula="of:=SUM([.C45];[.G45];[.K45];[.O45];[.S45];[.W45];[.AA45];[.AE45];[.AI45];[.AM45];[.AQ45]) / [.AW2]" office:value-type="float" office:value="2.28575645793568" calcext:value-type="float">
            <text:p>2,28575645793568</text:p>
          </table:table-cell>
          <table:table-cell table:number-columns-repeated="3"/>
          <table:table-cell table:formula="of:=MAX([.C45];[.G45];[.K45];[.O45];[.S45];[.W45];[.AA45];[.AE45];[.AI45];[.AM45];[.AQ45])" office:value-type="float" office:value="2.42851543426514" calcext:value-type="float">
            <text:p>2,42851543426514</text:p>
          </table:table-cell>
          <table:table-cell table:formula="of:=MIN([.C45];[.G45];[.K45];[.O45];[.S45];[.W45];[.AA45];[.AE45];[.AI45];[.AM45];[.AQ45])" office:value-type="float" office:value="2.21606731414795" calcext:value-type="float">
            <text:p>2,21606731414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4</text:p>
          </table:table-cell>
          <table:table-cell office:value-type="float" office:value="18818" calcext:value-type="float">
            <text:p>18818</text:p>
          </table:table-cell>
          <table:table-cell office:value-type="float" office:value="1.60182356834412" calcext:value-type="float">
            <text:p>1,60182356834412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8818" calcext:value-type="float">
            <text:p>18818</text:p>
          </table:table-cell>
          <table:table-cell office:value-type="float" office:value="1.57985496520996" calcext:value-type="float">
            <text:p>1,57985496520996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8818" calcext:value-type="float">
            <text:p>18818</text:p>
          </table:table-cell>
          <table:table-cell office:value-type="float" office:value="1.58891034126282" calcext:value-type="float">
            <text:p>1,58891034126282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8818" calcext:value-type="float">
            <text:p>18818</text:p>
          </table:table-cell>
          <table:table-cell office:value-type="float" office:value="1.65741348266602" calcext:value-type="float">
            <text:p>1,65741348266602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8818" calcext:value-type="float">
            <text:p>18818</text:p>
          </table:table-cell>
          <table:table-cell office:value-type="float" office:value="1.55386447906494" calcext:value-type="float">
            <text:p>1,55386447906494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8818" calcext:value-type="float">
            <text:p>18818</text:p>
          </table:table-cell>
          <table:table-cell office:value-type="float" office:value="1.61792945861816" calcext:value-type="float">
            <text:p>1,61792945861816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8818" calcext:value-type="float">
            <text:p>18818</text:p>
          </table:table-cell>
          <table:table-cell office:value-type="float" office:value="1.49264740943909" calcext:value-type="float">
            <text:p>1,49264740943909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8818" calcext:value-type="float">
            <text:p>18818</text:p>
          </table:table-cell>
          <table:table-cell office:value-type="float" office:value="1.57929372787476" calcext:value-type="float">
            <text:p>1,57929372787476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8818" calcext:value-type="float">
            <text:p>18818</text:p>
          </table:table-cell>
          <table:table-cell office:value-type="float" office:value="1.56062150001526" calcext:value-type="float">
            <text:p>1,56062150001526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8818" calcext:value-type="float">
            <text:p>18818</text:p>
          </table:table-cell>
          <table:table-cell office:value-type="float" office:value="1.52149391174316" calcext:value-type="float">
            <text:p>1,52149391174316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8818" calcext:value-type="float">
            <text:p>18818</text:p>
          </table:table-cell>
          <table:table-cell office:value-type="float" office:value="1.54612183570862" calcext:value-type="float">
            <text:p>1,54612183570862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8818" calcext:value-type="float">
            <text:p>18818</text:p>
          </table:table-cell>
          <table:table-cell table:formula="of:=SUM([.C46];[.G46];[.K46];[.O46];[.S46];[.W46];[.AA46];[.AE46];[.AI46];[.AM46];[.AQ46]) / [.AW2]" office:value-type="float" office:value="1.57272497090426" calcext:value-type="float">
            <text:p>1,57272497090426</text:p>
          </table:table-cell>
          <table:table-cell table:number-columns-repeated="3"/>
          <table:table-cell table:formula="of:=MAX([.C46];[.G46];[.K46];[.O46];[.S46];[.W46];[.AA46];[.AE46];[.AI46];[.AM46];[.AQ46])" office:value-type="float" office:value="1.65741348266602" calcext:value-type="float">
            <text:p>1,65741348266602</text:p>
          </table:table-cell>
          <table:table-cell table:formula="of:=MIN([.C46];[.G46];[.K46];[.O46];[.S46];[.W46];[.AA46];[.AE46];[.AI46];[.AM46];[.AQ46])" office:value-type="float" office:value="1.49264740943909" calcext:value-type="float">
            <text:p>1,492647409439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5</text:p>
          </table:table-cell>
          <table:table-cell office:value-type="float" office:value="47" calcext:value-type="float">
            <text:p>47</text:p>
          </table:table-cell>
          <table:table-cell office:value-type="float" office:value="0.856335878372192" calcext:value-type="float">
            <text:p>0,856335878372192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47" calcext:value-type="float">
            <text:p>47</text:p>
          </table:table-cell>
          <table:table-cell office:value-type="float" office:value="0.905806303024292" calcext:value-type="float">
            <text:p>0,905806303024292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47" calcext:value-type="float">
            <text:p>47</text:p>
          </table:table-cell>
          <table:table-cell office:value-type="float" office:value="0.875546932220459" calcext:value-type="float">
            <text:p>0,875546932220459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47" calcext:value-type="float">
            <text:p>47</text:p>
          </table:table-cell>
          <table:table-cell office:value-type="float" office:value="0.917419910430908" calcext:value-type="float">
            <text:p>0,917419910430908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47" calcext:value-type="float">
            <text:p>47</text:p>
          </table:table-cell>
          <table:table-cell office:value-type="float" office:value="0.868904829025269" calcext:value-type="float">
            <text:p>0,868904829025269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47" calcext:value-type="float">
            <text:p>47</text:p>
          </table:table-cell>
          <table:table-cell office:value-type="float" office:value="0.870047330856323" calcext:value-type="float">
            <text:p>0,87004733085632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47" calcext:value-type="float">
            <text:p>47</text:p>
          </table:table-cell>
          <table:table-cell office:value-type="float" office:value="1.14993762969971" calcext:value-type="float">
            <text:p>1,14993762969971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47" calcext:value-type="float">
            <text:p>47</text:p>
          </table:table-cell>
          <table:table-cell office:value-type="float" office:value="0.890207052230835" calcext:value-type="float">
            <text:p>0,890207052230835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47" calcext:value-type="float">
            <text:p>47</text:p>
          </table:table-cell>
          <table:table-cell office:value-type="float" office:value="0.945620536804199" calcext:value-type="float">
            <text:p>0,945620536804199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47" calcext:value-type="float">
            <text:p>47</text:p>
          </table:table-cell>
          <table:table-cell office:value-type="float" office:value="0.889928102493286" calcext:value-type="float">
            <text:p>0,889928102493286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47" calcext:value-type="float">
            <text:p>47</text:p>
          </table:table-cell>
          <table:table-cell office:value-type="float" office:value="0.873584270477295" calcext:value-type="float">
            <text:p>0,873584270477295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47" calcext:value-type="float">
            <text:p>47</text:p>
          </table:table-cell>
          <table:table-cell table:formula="of:=SUM([.C47];[.G47];[.K47];[.O47];[.S47];[.W47];[.AA47];[.AE47];[.AI47];[.AM47];[.AQ47]) / [.AW2]" office:value-type="float" office:value="0.913030797784979" calcext:value-type="float">
            <text:p>0,913030797784979</text:p>
          </table:table-cell>
          <table:table-cell table:number-columns-repeated="3"/>
          <table:table-cell table:formula="of:=MAX([.C47];[.G47];[.K47];[.O47];[.S47];[.W47];[.AA47];[.AE47];[.AI47];[.AM47];[.AQ47])" office:value-type="float" office:value="1.14993762969971" calcext:value-type="float">
            <text:p>1,14993762969971</text:p>
          </table:table-cell>
          <table:table-cell table:formula="of:=MIN([.C47];[.G47];[.K47];[.O47];[.S47];[.W47];[.AA47];[.AE47];[.AI47];[.AM47];[.AQ47])" office:value-type="float" office:value="0.856335878372192" calcext:value-type="float">
            <text:p>0,856335878372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6</text:p>
          </table:table-cell>
          <table:table-cell office:value-type="float" office:value="78" calcext:value-type="float">
            <text:p>78</text:p>
          </table:table-cell>
          <table:table-cell office:value-type="float" office:value="1.21917653083801" calcext:value-type="float">
            <text:p>1,21917653083801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78" calcext:value-type="float">
            <text:p>78</text:p>
          </table:table-cell>
          <table:table-cell office:value-type="float" office:value="1.15310335159302" calcext:value-type="float">
            <text:p>1,15310335159302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78" calcext:value-type="float">
            <text:p>78</text:p>
          </table:table-cell>
          <table:table-cell office:value-type="float" office:value="1.03177714347839" calcext:value-type="float">
            <text:p>1,03177714347839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78" calcext:value-type="float">
            <text:p>78</text:p>
          </table:table-cell>
          <table:table-cell office:value-type="float" office:value="1.13019847869873" calcext:value-type="float">
            <text:p>1,13019847869873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78" calcext:value-type="float">
            <text:p>78</text:p>
          </table:table-cell>
          <table:table-cell office:value-type="float" office:value="1.11681842803955" calcext:value-type="float">
            <text:p>1,11681842803955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78" calcext:value-type="float">
            <text:p>78</text:p>
          </table:table-cell>
          <table:table-cell office:value-type="float" office:value="1.07700967788696" calcext:value-type="float">
            <text:p>1,07700967788696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78" calcext:value-type="float">
            <text:p>78</text:p>
          </table:table-cell>
          <table:table-cell office:value-type="float" office:value="1.26172471046448" calcext:value-type="float">
            <text:p>1,26172471046448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78" calcext:value-type="float">
            <text:p>78</text:p>
          </table:table-cell>
          <table:table-cell office:value-type="float" office:value="0.999513149261475" calcext:value-type="float">
            <text:p>0,999513149261475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78" calcext:value-type="float">
            <text:p>78</text:p>
          </table:table-cell>
          <table:table-cell office:value-type="float" office:value="1.02640604972839" calcext:value-type="float">
            <text:p>1,02640604972839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78" calcext:value-type="float">
            <text:p>78</text:p>
          </table:table-cell>
          <table:table-cell office:value-type="float" office:value="1.13273310661316" calcext:value-type="float">
            <text:p>1,13273310661316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78" calcext:value-type="float">
            <text:p>78</text:p>
          </table:table-cell>
          <table:table-cell office:value-type="float" office:value="1.20664024353027" calcext:value-type="float">
            <text:p>1,20664024353027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78" calcext:value-type="float">
            <text:p>78</text:p>
          </table:table-cell>
          <table:table-cell table:formula="of:=SUM([.C48];[.G48];[.K48];[.O48];[.S48];[.W48];[.AA48];[.AE48];[.AI48];[.AM48];[.AQ48]) / [.AW2]" office:value-type="float" office:value="1.12319098819386" calcext:value-type="float">
            <text:p>1,12319098819386</text:p>
          </table:table-cell>
          <table:table-cell table:number-columns-repeated="3"/>
          <table:table-cell table:formula="of:=MAX([.C48];[.G48];[.K48];[.O48];[.S48];[.W48];[.AA48];[.AE48];[.AI48];[.AM48];[.AQ48])" office:value-type="float" office:value="1.26172471046448" calcext:value-type="float">
            <text:p>1,26172471046448</text:p>
          </table:table-cell>
          <table:table-cell table:formula="of:=MIN([.C48];[.G48];[.K48];[.O48];[.S48];[.W48];[.AA48];[.AE48];[.AI48];[.AM48];[.AQ48])" office:value-type="float" office:value="0.999513149261475" calcext:value-type="float">
            <text:p>0,99951314926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7</text:p>
          </table:table-cell>
          <table:table-cell office:value-type="float" office:value="23" calcext:value-type="float">
            <text:p>23</text:p>
          </table:table-cell>
          <table:table-cell office:value-type="float" office:value="1.19660472869873" calcext:value-type="float">
            <text:p>1,19660472869873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23" calcext:value-type="float">
            <text:p>23</text:p>
          </table:table-cell>
          <table:table-cell office:value-type="float" office:value="1.19057512283325" calcext:value-type="float">
            <text:p>1,19057512283325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23" calcext:value-type="float">
            <text:p>23</text:p>
          </table:table-cell>
          <table:table-cell office:value-type="float" office:value="1.21411037445068" calcext:value-type="float">
            <text:p>1,21411037445068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23" calcext:value-type="float">
            <text:p>23</text:p>
          </table:table-cell>
          <table:table-cell office:value-type="float" office:value="1.2775194644928" calcext:value-type="float">
            <text:p>1,2775194644928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23" calcext:value-type="float">
            <text:p>23</text:p>
          </table:table-cell>
          <table:table-cell office:value-type="float" office:value="1.22048425674438" calcext:value-type="float">
            <text:p>1,22048425674438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23" calcext:value-type="float">
            <text:p>23</text:p>
          </table:table-cell>
          <table:table-cell office:value-type="float" office:value="1.29486584663391" calcext:value-type="float">
            <text:p>1,29486584663391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23" calcext:value-type="float">
            <text:p>23</text:p>
          </table:table-cell>
          <table:table-cell office:value-type="float" office:value="1.32725501060486" calcext:value-type="float">
            <text:p>1,32725501060486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23" calcext:value-type="float">
            <text:p>23</text:p>
          </table:table-cell>
          <table:table-cell office:value-type="float" office:value="1.19921731948853" calcext:value-type="float">
            <text:p>1,19921731948853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23" calcext:value-type="float">
            <text:p>23</text:p>
          </table:table-cell>
          <table:table-cell office:value-type="float" office:value="1.19199252128601" calcext:value-type="float">
            <text:p>1,19199252128601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23" calcext:value-type="float">
            <text:p>23</text:p>
          </table:table-cell>
          <table:table-cell office:value-type="float" office:value="1.20118427276611" calcext:value-type="float">
            <text:p>1,20118427276611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23" calcext:value-type="float">
            <text:p>23</text:p>
          </table:table-cell>
          <table:table-cell office:value-type="float" office:value="1.15853261947632" calcext:value-type="float">
            <text:p>1,15853261947632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23" calcext:value-type="float">
            <text:p>23</text:p>
          </table:table-cell>
          <table:table-cell table:formula="of:=SUM([.C49];[.G49];[.K49];[.O49];[.S49];[.W49];[.AA49];[.AE49];[.AI49];[.AM49];[.AQ49]) / [.AW2]" office:value-type="float" office:value="1.22475832158869" calcext:value-type="float">
            <text:p>1,22475832158869</text:p>
          </table:table-cell>
          <table:table-cell table:number-columns-repeated="3"/>
          <table:table-cell table:formula="of:=MAX([.C49];[.G49];[.K49];[.O49];[.S49];[.W49];[.AA49];[.AE49];[.AI49];[.AM49];[.AQ49])" office:value-type="float" office:value="1.32725501060486" calcext:value-type="float">
            <text:p>1,32725501060486</text:p>
          </table:table-cell>
          <table:table-cell table:formula="of:=MIN([.C49];[.G49];[.K49];[.O49];[.S49];[.W49];[.AA49];[.AE49];[.AI49];[.AM49];[.AQ49])" office:value-type="float" office:value="1.15853261947632" calcext:value-type="float">
            <text:p>1,15853261947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8</text:p>
          </table:table-cell>
          <table:table-cell office:value-type="float" office:value="35" calcext:value-type="float">
            <text:p>35</text:p>
          </table:table-cell>
          <table:table-cell office:value-type="float" office:value="0.920766830444336" calcext:value-type="float">
            <text:p>0,920766830444336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35" calcext:value-type="float">
            <text:p>35</text:p>
          </table:table-cell>
          <table:table-cell office:value-type="float" office:value="0.94749641418457" calcext:value-type="float">
            <text:p>0,94749641418457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35" calcext:value-type="float">
            <text:p>35</text:p>
          </table:table-cell>
          <table:table-cell office:value-type="float" office:value="1.00040674209595" calcext:value-type="float">
            <text:p>1,00040674209595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35" calcext:value-type="float">
            <text:p>35</text:p>
          </table:table-cell>
          <table:table-cell office:value-type="float" office:value="1.04374647140503" calcext:value-type="float">
            <text:p>1,0437464714050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35" calcext:value-type="float">
            <text:p>35</text:p>
          </table:table-cell>
          <table:table-cell office:value-type="float" office:value="0.946931838989258" calcext:value-type="float">
            <text:p>0,946931838989258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35" calcext:value-type="float">
            <text:p>35</text:p>
          </table:table-cell>
          <table:table-cell office:value-type="float" office:value="1.04277801513672" calcext:value-type="float">
            <text:p>1,04277801513672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35" calcext:value-type="float">
            <text:p>35</text:p>
          </table:table-cell>
          <table:table-cell office:value-type="float" office:value="1.12597107887268" calcext:value-type="float">
            <text:p>1,12597107887268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35" calcext:value-type="float">
            <text:p>35</text:p>
          </table:table-cell>
          <table:table-cell office:value-type="float" office:value="0.993402481079102" calcext:value-type="float">
            <text:p>0,993402481079102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35" calcext:value-type="float">
            <text:p>35</text:p>
          </table:table-cell>
          <table:table-cell office:value-type="float" office:value="1.05338573455811" calcext:value-type="float">
            <text:p>1,05338573455811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35" calcext:value-type="float">
            <text:p>35</text:p>
          </table:table-cell>
          <table:table-cell office:value-type="float" office:value="0.96626353263855" calcext:value-type="float">
            <text:p>0,96626353263855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35" calcext:value-type="float">
            <text:p>35</text:p>
          </table:table-cell>
          <table:table-cell office:value-type="float" office:value="0.950205087661743" calcext:value-type="float">
            <text:p>0,95020508766174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35" calcext:value-type="float">
            <text:p>35</text:p>
          </table:table-cell>
          <table:table-cell table:formula="of:=SUM([.C50];[.G50];[.K50];[.O50];[.S50];[.W50];[.AA50];[.AE50];[.AI50];[.AM50];[.AQ50]) / [.AW2]" office:value-type="float" office:value="0.999214020642368" calcext:value-type="float">
            <text:p>0,999214020642368</text:p>
          </table:table-cell>
          <table:table-cell table:number-columns-repeated="3"/>
          <table:table-cell table:formula="of:=MAX([.C50];[.G50];[.K50];[.O50];[.S50];[.W50];[.AA50];[.AE50];[.AI50];[.AM50];[.AQ50])" office:value-type="float" office:value="1.12597107887268" calcext:value-type="float">
            <text:p>1,12597107887268</text:p>
          </table:table-cell>
          <table:table-cell table:formula="of:=MIN([.C50];[.G50];[.K50];[.O50];[.S50];[.W50];[.AA50];[.AE50];[.AI50];[.AM50];[.AQ50])" office:value-type="float" office:value="0.920766830444336" calcext:value-type="float">
            <text:p>0,920766830444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9</text:p>
          </table:table-cell>
          <table:table-cell office:value-type="float" office:value="66" calcext:value-type="float">
            <text:p>66</text:p>
          </table:table-cell>
          <table:table-cell office:value-type="float" office:value="1.20741176605225" calcext:value-type="float">
            <text:p>1,20741176605225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6" calcext:value-type="float">
            <text:p>66</text:p>
          </table:table-cell>
          <table:table-cell office:value-type="float" office:value="1.12063431739807" calcext:value-type="float">
            <text:p>1,12063431739807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6" calcext:value-type="float">
            <text:p>66</text:p>
          </table:table-cell>
          <table:table-cell office:value-type="float" office:value="1.17385673522949" calcext:value-type="float">
            <text:p>1,17385673522949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6" calcext:value-type="float">
            <text:p>66</text:p>
          </table:table-cell>
          <table:table-cell office:value-type="float" office:value="1.14161992073059" calcext:value-type="float">
            <text:p>1,14161992073059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6" calcext:value-type="float">
            <text:p>66</text:p>
          </table:table-cell>
          <table:table-cell office:value-type="float" office:value="1.24925255775452" calcext:value-type="float">
            <text:p>1,24925255775452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6" calcext:value-type="float">
            <text:p>66</text:p>
          </table:table-cell>
          <table:table-cell office:value-type="float" office:value="1.14346623420715" calcext:value-type="float">
            <text:p>1,14346623420715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6" calcext:value-type="float">
            <text:p>66</text:p>
          </table:table-cell>
          <table:table-cell office:value-type="float" office:value="1.18505716323853" calcext:value-type="float">
            <text:p>1,18505716323853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6" calcext:value-type="float">
            <text:p>66</text:p>
          </table:table-cell>
          <table:table-cell office:value-type="float" office:value="1.15742444992065" calcext:value-type="float">
            <text:p>1,15742444992065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6" calcext:value-type="float">
            <text:p>66</text:p>
          </table:table-cell>
          <table:table-cell office:value-type="float" office:value="1.11700749397278" calcext:value-type="float">
            <text:p>1,11700749397278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6" calcext:value-type="float">
            <text:p>66</text:p>
          </table:table-cell>
          <table:table-cell office:value-type="float" office:value="1.21183180809021" calcext:value-type="float">
            <text:p>1,21183180809021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6" calcext:value-type="float">
            <text:p>66</text:p>
          </table:table-cell>
          <table:table-cell office:value-type="float" office:value="1.18792963027954" calcext:value-type="float">
            <text:p>1,18792963027954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6" calcext:value-type="float">
            <text:p>66</text:p>
          </table:table-cell>
          <table:table-cell table:formula="of:=SUM([.C51];[.G51];[.K51];[.O51];[.S51];[.W51];[.AA51];[.AE51];[.AI51];[.AM51];[.AQ51]) / [.AW2]" office:value-type="float" office:value="1.17231746153398" calcext:value-type="float">
            <text:p>1,17231746153398</text:p>
          </table:table-cell>
          <table:table-cell table:number-columns-repeated="3"/>
          <table:table-cell table:formula="of:=MAX([.C51];[.G51];[.K51];[.O51];[.S51];[.W51];[.AA51];[.AE51];[.AI51];[.AM51];[.AQ51])" office:value-type="float" office:value="1.24925255775452" calcext:value-type="float">
            <text:p>1,24925255775452</text:p>
          </table:table-cell>
          <table:table-cell table:formula="of:=MIN([.C51];[.G51];[.K51];[.O51];[.S51];[.W51];[.AA51];[.AE51];[.AI51];[.AM51];[.AQ51])" office:value-type="float" office:value="1.11700749397278" calcext:value-type="float">
            <text:p>1,11700749397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0</text:p>
          </table:table-cell>
          <table:table-cell office:value-type="float" office:value="174" calcext:value-type="float">
            <text:p>174</text:p>
          </table:table-cell>
          <table:table-cell office:value-type="float" office:value="1.76321363449097" calcext:value-type="float">
            <text:p>1,76321363449097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74" calcext:value-type="float">
            <text:p>174</text:p>
          </table:table-cell>
          <table:table-cell office:value-type="float" office:value="1.70728731155396" calcext:value-type="float">
            <text:p>1,70728731155396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74" calcext:value-type="float">
            <text:p>174</text:p>
          </table:table-cell>
          <table:table-cell office:value-type="float" office:value="1.73416090011597" calcext:value-type="float">
            <text:p>1,73416090011597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74" calcext:value-type="float">
            <text:p>174</text:p>
          </table:table-cell>
          <table:table-cell office:value-type="float" office:value="1.63392663002014" calcext:value-type="float">
            <text:p>1,63392663002014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74" calcext:value-type="float">
            <text:p>174</text:p>
          </table:table-cell>
          <table:table-cell office:value-type="float" office:value="1.65022706985474" calcext:value-type="float">
            <text:p>1,65022706985474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74" calcext:value-type="float">
            <text:p>174</text:p>
          </table:table-cell>
          <table:table-cell office:value-type="float" office:value="1.63428092002869" calcext:value-type="float">
            <text:p>1,63428092002869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74" calcext:value-type="float">
            <text:p>174</text:p>
          </table:table-cell>
          <table:table-cell office:value-type="float" office:value="1.66431760787964" calcext:value-type="float">
            <text:p>1,66431760787964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74" calcext:value-type="float">
            <text:p>174</text:p>
          </table:table-cell>
          <table:table-cell office:value-type="float" office:value="1.55127644538879" calcext:value-type="float">
            <text:p>1,55127644538879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74" calcext:value-type="float">
            <text:p>174</text:p>
          </table:table-cell>
          <table:table-cell office:value-type="float" office:value="1.58826875686646" calcext:value-type="float">
            <text:p>1,58826875686646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74" calcext:value-type="float">
            <text:p>174</text:p>
          </table:table-cell>
          <table:table-cell office:value-type="float" office:value="1.68036460876465" calcext:value-type="float">
            <text:p>1,68036460876465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74" calcext:value-type="float">
            <text:p>174</text:p>
          </table:table-cell>
          <table:table-cell office:value-type="float" office:value="1.64405488967896" calcext:value-type="float">
            <text:p>1,64405488967896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74" calcext:value-type="float">
            <text:p>174</text:p>
          </table:table-cell>
          <table:table-cell table:formula="of:=SUM([.C52];[.G52];[.K52];[.O52];[.S52];[.W52];[.AA52];[.AE52];[.AI52];[.AM52];[.AQ52]) / [.AW2]" office:value-type="float" office:value="1.65921625224027" calcext:value-type="float">
            <text:p>1,65921625224027</text:p>
          </table:table-cell>
          <table:table-cell table:number-columns-repeated="3"/>
          <table:table-cell table:formula="of:=MAX([.C52];[.G52];[.K52];[.O52];[.S52];[.W52];[.AA52];[.AE52];[.AI52];[.AM52];[.AQ52])" office:value-type="float" office:value="1.76321363449097" calcext:value-type="float">
            <text:p>1,76321363449097</text:p>
          </table:table-cell>
          <table:table-cell table:formula="of:=MIN([.C52];[.G52];[.K52];[.O52];[.S52];[.W52];[.AA52];[.AE52];[.AI52];[.AM52];[.AQ52])" office:value-type="float" office:value="1.55127644538879" calcext:value-type="float">
            <text:p>1,55127644538879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52])" office:value-type="float" office:value="50.3578097820282" calcext:value-type="float">
            <text:p>50,357809782028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52])" office:value-type="float" office:value="50.4596524238587" calcext:value-type="float">
            <text:p>50,459652423858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52])" office:value-type="float" office:value="49.8415381908417" calcext:value-type="float">
            <text:p>49,841538190841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52])" office:value-type="float" office:value="49.7220649719238" calcext:value-type="float">
            <text:p>49,722064971923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52])" office:value-type="float" office:value="49.0216102600098" calcext:value-type="float">
            <text:p>49,021610260009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52])" office:value-type="float" office:value="49.7455677986145" calcext:value-type="float">
            <text:p>49,745567798614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52])" office:value-type="float" office:value="49.1446766853333" calcext:value-type="float">
            <text:p>49,144676685333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52])" office:value-type="float" office:value="48.9155569076538" calcext:value-type="float">
            <text:p>48,915556907653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52])" office:value-type="float" office:value="49.2599747180939" calcext:value-type="float">
            <text:p>49,259974718093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52])" office:value-type="float" office:value="50.4680149555206" calcext:value-type="float">
            <text:p>50,468014955520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52])" office:value-type="float" office:value="49.706702709198" calcext:value-type="float">
            <text:p>49,70670270919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52])" office:value-type="float" office:value="49.6948335820978" calcext:value-type="float">
            <text:p>49,6948335820978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52])" office:value-type="float" office:value="55.9512429237366" calcext:value-type="float">
            <text:p>55,9512429237366</text:p>
          </table:table-cell>
          <table:table-cell table:formula="of:=SUM([.AZ3:.AZ52])" office:value-type="float" office:value="45.9575729370117" calcext:value-type="float">
            <text:p>45,957572937011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8:48:41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10-31T19:02:39.741000000</dc:date>
    <meta:editing-duration>PT35M57S</meta:editing-duration>
    <meta:editing-cycles>10</meta:editing-cycles>
    <meta:document-statistic meta:table-count="4" meta:cell-count="4254" meta:object-count="0"/>
  </office:meta>
</office:document-meta>
</file>